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4.56mm" svg:y="147.36mm">
            <draw:object draw:notify-on-update-of-ranges="Sheet1.A1:Sheet1.A1021 Sheet1.B1:Sheet1.B1021 Sheet1.D1:Sheet1.D52 Sheet1.E1:Sheet1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4.875" calcext:value-type="float">
            <text:p>4.88E+00</text:p>
          </table:table-cell>
          <table:table-cell/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4.96484375" calcext:value-type="float">
            <text:p>4.96E+00</text:p>
          </table:table-cell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4.9296875" calcext:value-type="float">
            <text:p>4.93E+00</text:p>
          </table:table-cell>
          <table:table-cell/>
          <table:table-cell table:style-name="ce1" office:value-type="float" office:value="20" calcext:value-type="float">
            <text:p>2.00E+01</text:p>
          </table:table-cell>
          <table:table-cell table:style-name="ce1" office:value-type="float" office:value="2.15625" calcext:value-type="float">
            <text:p>2.16E+00</text:p>
          </table:table-cell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3.716796875" calcext:value-type="float">
            <text:p>3.72E+00</text:p>
          </table:table-cell>
          <table:table-cell/>
          <table:table-cell table:style-name="ce1" office:value-type="float" office:value="40" calcext:value-type="float">
            <text:p>4.00E+01</text:p>
          </table:table-cell>
          <table:table-cell table:style-name="ce1" office:value-type="float" office:value="1.98828125" calcext:value-type="float">
            <text:p>1.99E+00</text:p>
          </table:table-cell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3.33203125" calcext:value-type="float">
            <text:p>3.33E+00</text:p>
          </table:table-cell>
          <table:table-cell/>
          <table:table-cell table:style-name="ce1" office:value-type="float" office:value="60" calcext:value-type="float">
            <text:p>6.00E+01</text:p>
          </table:table-cell>
          <table:table-cell table:style-name="ce1" office:value-type="float" office:value="1.9453125" calcext:value-type="float">
            <text:p>1.95E+00</text:p>
          </table:table-cell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2.900390625" calcext:value-type="float">
            <text:p>2.90E+00</text:p>
          </table:table-cell>
          <table:table-cell/>
          <table:table-cell table:style-name="ce1" office:value-type="float" office:value="80" calcext:value-type="float">
            <text:p>8.00E+01</text:p>
          </table:table-cell>
          <table:table-cell table:style-name="ce1" office:value-type="float" office:value="1.9326171875" calcext:value-type="float">
            <text:p>1.93E+00</text:p>
          </table:table-cell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2.712890625" calcext:value-type="float">
            <text:p>2.71E+00</text:p>
          </table:table-cell>
          <table:table-cell/>
          <table:table-cell table:style-name="ce1" office:value-type="float" office:value="100" calcext:value-type="float">
            <text:p>1.00E+02</text:p>
          </table:table-cell>
          <table:table-cell table:style-name="ce1" office:value-type="float" office:value="1.9033203125" calcext:value-type="float">
            <text:p>1.90E+00</text:p>
          </table:table-cell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2.556640625" calcext:value-type="float">
            <text:p>2.56E+00</text:p>
          </table:table-cell>
          <table:table-cell/>
          <table:table-cell table:style-name="ce1" office:value-type="float" office:value="120" calcext:value-type="float">
            <text:p>1.20E+02</text:p>
          </table:table-cell>
          <table:table-cell table:style-name="ce1" office:value-type="float" office:value="1.8994140625" calcext:value-type="float">
            <text:p>1.90E+00</text:p>
          </table:table-cell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2.5234375" calcext:value-type="float">
            <text:p>2.52E+00</text:p>
          </table:table-cell>
          <table:table-cell/>
          <table:table-cell table:style-name="ce1" office:value-type="float" office:value="140" calcext:value-type="float">
            <text:p>1.40E+02</text:p>
          </table:table-cell>
          <table:table-cell table:style-name="ce1" office:value-type="float" office:value="1.9365234375" calcext:value-type="float">
            <text:p>1.94E+00</text:p>
          </table:table-cell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2.36328125" calcext:value-type="float">
            <text:p>2.36E+00</text:p>
          </table:table-cell>
          <table:table-cell/>
          <table:table-cell table:style-name="ce1" office:value-type="float" office:value="160" calcext:value-type="float">
            <text:p>1.60E+02</text:p>
          </table:table-cell>
          <table:table-cell table:style-name="ce1" office:value-type="float" office:value="1.94140625" calcext:value-type="float">
            <text:p>1.94E+00</text:p>
          </table:table-cell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2.318359375" calcext:value-type="float">
            <text:p>2.32E+00</text:p>
          </table:table-cell>
          <table:table-cell/>
          <table:table-cell table:style-name="ce1" office:value-type="float" office:value="180" calcext:value-type="float">
            <text:p>1.80E+02</text:p>
          </table:table-cell>
          <table:table-cell table:style-name="ce1" office:value-type="float" office:value="1.994140625" calcext:value-type="float">
            <text:p>1.99E+00</text:p>
          </table:table-cell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2.279296875" calcext:value-type="float">
            <text:p>2.28E+00</text:p>
          </table:table-cell>
          <table:table-cell/>
          <table:table-cell table:style-name="ce1" office:value-type="float" office:value="200" calcext:value-type="float">
            <text:p>2.00E+02</text:p>
          </table:table-cell>
          <table:table-cell table:style-name="ce1" office:value-type="float" office:value="1.9560546875" calcext:value-type="float">
            <text:p>1.96E+00</text:p>
          </table:table-cell>
        </table:table-row>
        <table:table-row table:style-name="ro1">
          <table:table-cell office:value-type="float" office:value="11" calcext:value-type="float">
            <text:p>1.10E+01</text:p>
          </table:table-cell>
          <table:table-cell office:value-type="float" office:value="2.044921875" calcext:value-type="float">
            <text:p>2.04E+00</text:p>
          </table:table-cell>
          <table:table-cell/>
          <table:table-cell table:style-name="ce1" office:value-type="float" office:value="220" calcext:value-type="float">
            <text:p>2.20E+02</text:p>
          </table:table-cell>
          <table:table-cell table:style-name="ce1" office:value-type="float" office:value="2.04296875" calcext:value-type="float">
            <text:p>2.04E+00</text:p>
          </table:table-cell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2.341796875" calcext:value-type="float">
            <text:p>2.34E+00</text:p>
          </table:table-cell>
          <table:table-cell/>
          <table:table-cell table:style-name="ce1" office:value-type="float" office:value="240" calcext:value-type="float">
            <text:p>2.40E+02</text:p>
          </table:table-cell>
          <table:table-cell table:style-name="ce1" office:value-type="float" office:value="2.080078125" calcext:value-type="float">
            <text:p>2.08E+00</text:p>
          </table:table-cell>
        </table:table-row>
        <table:table-row table:style-name="ro1">
          <table:table-cell office:value-type="float" office:value="13" calcext:value-type="float">
            <text:p>1.30E+01</text:p>
          </table:table-cell>
          <table:table-cell office:value-type="float" office:value="2.279296875" calcext:value-type="float">
            <text:p>2.28E+00</text:p>
          </table:table-cell>
          <table:table-cell/>
          <table:table-cell table:style-name="ce1" office:value-type="float" office:value="260" calcext:value-type="float">
            <text:p>2.60E+02</text:p>
          </table:table-cell>
          <table:table-cell table:style-name="ce1" office:value-type="float" office:value="2.173828125" calcext:value-type="float">
            <text:p>2.17E+00</text:p>
          </table:table-cell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2.16015625" calcext:value-type="float">
            <text:p>2.16E+00</text:p>
          </table:table-cell>
          <table:table-cell/>
          <table:table-cell table:style-name="ce1" office:value-type="float" office:value="280" calcext:value-type="float">
            <text:p>2.80E+02</text:p>
          </table:table-cell>
          <table:table-cell table:style-name="ce1" office:value-type="float" office:value="2.234375" calcext:value-type="float">
            <text:p>2.23E+00</text:p>
          </table:table-cell>
        </table:table-row>
        <table:table-row table:style-name="ro1">
          <table:table-cell office:value-type="float" office:value="15" calcext:value-type="float">
            <text:p>1.50E+01</text:p>
          </table:table-cell>
          <table:table-cell office:value-type="float" office:value="2.095703125" calcext:value-type="float">
            <text:p>2.10E+00</text:p>
          </table:table-cell>
          <table:table-cell/>
          <table:table-cell table:style-name="ce1" office:value-type="float" office:value="300" calcext:value-type="float">
            <text:p>3.00E+02</text:p>
          </table:table-cell>
          <table:table-cell table:style-name="ce1" office:value-type="float" office:value="2.470703125" calcext:value-type="float">
            <text:p>2.47E+00</text:p>
          </table:table-cell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2.07421875" calcext:value-type="float">
            <text:p>2.07E+00</text:p>
          </table:table-cell>
          <table:table-cell/>
          <table:table-cell table:style-name="ce1" office:value-type="float" office:value="320" calcext:value-type="float">
            <text:p>3.20E+02</text:p>
          </table:table-cell>
          <table:table-cell table:style-name="ce1" office:value-type="float" office:value="2.59375" calcext:value-type="float">
            <text:p>2.59E+00</text:p>
          </table:table-cell>
        </table:table-row>
        <table:table-row table:style-name="ro1">
          <table:table-cell office:value-type="float" office:value="17" calcext:value-type="float">
            <text:p>1.70E+01</text:p>
          </table:table-cell>
          <table:table-cell office:value-type="float" office:value="2.08984375" calcext:value-type="float">
            <text:p>2.09E+00</text:p>
          </table:table-cell>
          <table:table-cell/>
          <table:table-cell table:style-name="ce1" office:value-type="float" office:value="340" calcext:value-type="float">
            <text:p>3.40E+02</text:p>
          </table:table-cell>
          <table:table-cell table:style-name="ce1" office:value-type="float" office:value="2.67578125" calcext:value-type="float">
            <text:p>2.68E+00</text:p>
          </table:table-cell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2.25390625" calcext:value-type="float">
            <text:p>2.25E+00</text:p>
          </table:table-cell>
          <table:table-cell/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2.884765625" calcext:value-type="float">
            <text:p>2.88E+00</text:p>
          </table:table-cell>
        </table:table-row>
        <table:table-row table:style-name="ro1">
          <table:table-cell office:value-type="float" office:value="19" calcext:value-type="float">
            <text:p>1.90E+01</text:p>
          </table:table-cell>
          <table:table-cell office:value-type="float" office:value="2.01953125" calcext:value-type="float">
            <text:p>2.02E+00</text:p>
          </table:table-cell>
          <table:table-cell/>
          <table:table-cell table:style-name="ce1" office:value-type="float" office:value="380" calcext:value-type="float">
            <text:p>3.80E+02</text:p>
          </table:table-cell>
          <table:table-cell table:style-name="ce1" office:value-type="float" office:value="2.9375" calcext:value-type="float">
            <text:p>2.94E+00</text:p>
          </table:table-cell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2.0234375" calcext:value-type="float">
            <text:p>2.02E+00</text:p>
          </table:table-cell>
          <table:table-cell/>
          <table:table-cell table:style-name="ce1" office:value-type="float" office:value="400" calcext:value-type="float">
            <text:p>4.00E+02</text:p>
          </table:table-cell>
          <table:table-cell table:style-name="ce1" office:value-type="float" office:value="3.1171875" calcext:value-type="float">
            <text:p>3.12E+00</text:p>
          </table:table-cell>
        </table:table-row>
        <table:table-row table:style-name="ro1">
          <table:table-cell office:value-type="float" office:value="21" calcext:value-type="float">
            <text:p>2.10E+01</text:p>
          </table:table-cell>
          <table:table-cell office:value-type="float" office:value="2.01171875" calcext:value-type="float">
            <text:p>2.01E+00</text:p>
          </table:table-cell>
          <table:table-cell/>
          <table:table-cell table:style-name="ce1" office:value-type="float" office:value="420" calcext:value-type="float">
            <text:p>4.20E+02</text:p>
          </table:table-cell>
          <table:table-cell table:style-name="ce1" office:value-type="float" office:value="3.330078125" calcext:value-type="float">
            <text:p>3.33E+00</text:p>
          </table:table-cell>
        </table:table-row>
        <table:table-row table:style-name="ro1">
          <table:table-cell office:value-type="float" office:value="22" calcext:value-type="float">
            <text:p>2.20E+01</text:p>
          </table:table-cell>
          <table:table-cell office:value-type="float" office:value="2.0078125" calcext:value-type="float">
            <text:p>2.01E+00</text:p>
          </table:table-cell>
          <table:table-cell/>
          <table:table-cell table:style-name="ce1" office:value-type="float" office:value="440" calcext:value-type="float">
            <text:p>4.40E+02</text:p>
          </table:table-cell>
          <table:table-cell table:style-name="ce1" office:value-type="float" office:value="3.51953125" calcext:value-type="float">
            <text:p>3.52E+00</text:p>
          </table:table-cell>
        </table:table-row>
        <table:table-row table:style-name="ro1">
          <table:table-cell office:value-type="float" office:value="23" calcext:value-type="float">
            <text:p>2.30E+01</text:p>
          </table:table-cell>
          <table:table-cell office:value-type="float" office:value="2.10546875" calcext:value-type="float">
            <text:p>2.11E+00</text:p>
          </table:table-cell>
          <table:table-cell/>
          <table:table-cell table:style-name="ce1" office:value-type="float" office:value="460" calcext:value-type="float">
            <text:p>4.60E+02</text:p>
          </table:table-cell>
          <table:table-cell table:style-name="ce1" office:value-type="float" office:value="3.7421875" calcext:value-type="float">
            <text:p>3.74E+00</text:p>
          </table:table-cell>
        </table:table-row>
        <table:table-row table:style-name="ro1">
          <table:table-cell office:value-type="float" office:value="24" calcext:value-type="float">
            <text:p>2.40E+01</text:p>
          </table:table-cell>
          <table:table-cell office:value-type="float" office:value="2.05859375" calcext:value-type="float">
            <text:p>2.06E+00</text:p>
          </table:table-cell>
          <table:table-cell/>
          <table:table-cell table:style-name="ce1" office:value-type="float" office:value="480" calcext:value-type="float">
            <text:p>4.80E+02</text:p>
          </table:table-cell>
          <table:table-cell table:style-name="ce1" office:value-type="float" office:value="3.787109375" calcext:value-type="float">
            <text:p>3.79E+00</text:p>
          </table:table-cell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2.068359375" calcext:value-type="float">
            <text:p>2.07E+00</text:p>
          </table:table-cell>
          <table:table-cell/>
          <table:table-cell table:style-name="ce1" office:value-type="float" office:value="500" calcext:value-type="float">
            <text:p>5.00E+02</text:p>
          </table:table-cell>
          <table:table-cell table:style-name="ce1" office:value-type="float" office:value="4.00390625" calcext:value-type="float">
            <text:p>4.00E+00</text:p>
          </table:table-cell>
        </table:table-row>
        <table:table-row table:style-name="ro1">
          <table:table-cell office:value-type="float" office:value="26" calcext:value-type="float">
            <text:p>2.60E+01</text:p>
          </table:table-cell>
          <table:table-cell office:value-type="float" office:value="2.111328125" calcext:value-type="float">
            <text:p>2.11E+00</text:p>
          </table:table-cell>
          <table:table-cell/>
          <table:table-cell table:style-name="ce1" office:value-type="float" office:value="520" calcext:value-type="float">
            <text:p>5.20E+02</text:p>
          </table:table-cell>
          <table:table-cell table:style-name="ce1" office:value-type="float" office:value="4.16015625" calcext:value-type="float">
            <text:p>4.16E+00</text:p>
          </table:table-cell>
        </table:table-row>
        <table:table-row table:style-name="ro1">
          <table:table-cell office:value-type="float" office:value="27" calcext:value-type="float">
            <text:p>2.70E+01</text:p>
          </table:table-cell>
          <table:table-cell office:value-type="float" office:value="1.869140625" calcext:value-type="float">
            <text:p>1.87E+00</text:p>
          </table:table-cell>
          <table:table-cell/>
          <table:table-cell table:style-name="ce1" office:value-type="float" office:value="540" calcext:value-type="float">
            <text:p>5.40E+02</text:p>
          </table:table-cell>
          <table:table-cell table:style-name="ce1" office:value-type="float" office:value="4.25390625" calcext:value-type="float">
            <text:p>4.25E+00</text:p>
          </table:table-cell>
        </table:table-row>
        <table:table-row table:style-name="ro1">
          <table:table-cell office:value-type="float" office:value="28" calcext:value-type="float">
            <text:p>2.80E+01</text:p>
          </table:table-cell>
          <table:table-cell office:value-type="float" office:value="1.8994140625" calcext:value-type="float">
            <text:p>1.90E+00</text:p>
          </table:table-cell>
          <table:table-cell/>
          <table:table-cell table:style-name="ce1" office:value-type="float" office:value="560" calcext:value-type="float">
            <text:p>5.60E+02</text:p>
          </table:table-cell>
          <table:table-cell table:style-name="ce1" office:value-type="float" office:value="4.37109375" calcext:value-type="float">
            <text:p>4.37E+00</text:p>
          </table:table-cell>
        </table:table-row>
        <table:table-row table:style-name="ro1">
          <table:table-cell office:value-type="float" office:value="29" calcext:value-type="float">
            <text:p>2.90E+01</text:p>
          </table:table-cell>
          <table:table-cell office:value-type="float" office:value="1.90234375" calcext:value-type="float">
            <text:p>1.90E+00</text:p>
          </table:table-cell>
          <table:table-cell/>
          <table:table-cell table:style-name="ce1" office:value-type="float" office:value="580" calcext:value-type="float">
            <text:p>5.80E+02</text:p>
          </table:table-cell>
          <table:table-cell table:style-name="ce1" office:value-type="float" office:value="4.4140625" calcext:value-type="float">
            <text:p>4.41E+00</text:p>
          </table:table-cell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1.7861328125" calcext:value-type="float">
            <text:p>1.79E+00</text:p>
          </table:table-cell>
          <table:table-cell/>
          <table:table-cell table:style-name="ce1" office:value-type="float" office:value="600" calcext:value-type="float">
            <text:p>6.00E+02</text:p>
          </table:table-cell>
          <table:table-cell table:style-name="ce1" office:value-type="float" office:value="4.55859375" calcext:value-type="float">
            <text:p>4.56E+00</text:p>
          </table:table-cell>
        </table:table-row>
        <table:table-row table:style-name="ro1">
          <table:table-cell office:value-type="float" office:value="31" calcext:value-type="float">
            <text:p>3.10E+01</text:p>
          </table:table-cell>
          <table:table-cell office:value-type="float" office:value="1.849609375" calcext:value-type="float">
            <text:p>1.85E+00</text:p>
          </table:table-cell>
          <table:table-cell/>
          <table:table-cell table:style-name="ce1" office:value-type="float" office:value="620" calcext:value-type="float">
            <text:p>6.20E+02</text:p>
          </table:table-cell>
          <table:table-cell table:style-name="ce1" office:value-type="float" office:value="4.63671875" calcext:value-type="float">
            <text:p>4.64E+00</text:p>
          </table:table-cell>
        </table:table-row>
        <table:table-row table:style-name="ro1">
          <table:table-cell office:value-type="float" office:value="32" calcext:value-type="float">
            <text:p>3.20E+01</text:p>
          </table:table-cell>
          <table:table-cell office:value-type="float" office:value="1.8779296875" calcext:value-type="float">
            <text:p>1.88E+00</text:p>
          </table:table-cell>
          <table:table-cell/>
          <table:table-cell table:style-name="ce1" office:value-type="float" office:value="640" calcext:value-type="float">
            <text:p>6.40E+02</text:p>
          </table:table-cell>
          <table:table-cell table:style-name="ce1" office:value-type="float" office:value="4.8125" calcext:value-type="float">
            <text:p>4.81E+00</text:p>
          </table:table-cell>
        </table:table-row>
        <table:table-row table:style-name="ro1">
          <table:table-cell office:value-type="float" office:value="33" calcext:value-type="float">
            <text:p>3.30E+01</text:p>
          </table:table-cell>
          <table:table-cell office:value-type="float" office:value="1.935546875" calcext:value-type="float">
            <text:p>1.94E+00</text:p>
          </table:table-cell>
          <table:table-cell/>
          <table:table-cell table:style-name="ce1" office:value-type="float" office:value="660" calcext:value-type="float">
            <text:p>6.60E+02</text:p>
          </table:table-cell>
          <table:table-cell table:style-name="ce1" office:value-type="float" office:value="4.9375" calcext:value-type="float">
            <text:p>4.94E+00</text:p>
          </table:table-cell>
        </table:table-row>
        <table:table-row table:style-name="ro1">
          <table:table-cell office:value-type="float" office:value="34" calcext:value-type="float">
            <text:p>3.40E+01</text:p>
          </table:table-cell>
          <table:table-cell office:value-type="float" office:value="1.8427734375" calcext:value-type="float">
            <text:p>1.84E+00</text:p>
          </table:table-cell>
          <table:table-cell/>
          <table:table-cell table:style-name="ce1" office:value-type="float" office:value="680" calcext:value-type="float">
            <text:p>6.80E+02</text:p>
          </table:table-cell>
          <table:table-cell table:style-name="ce1" office:value-type="float" office:value="4.92578125" calcext:value-type="float">
            <text:p>4.93E+00</text:p>
          </table:table-cell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1.8779296875" calcext:value-type="float">
            <text:p>1.88E+00</text:p>
          </table:table-cell>
          <table:table-cell/>
          <table:table-cell table:style-name="ce1" office:value-type="float" office:value="700" calcext:value-type="float">
            <text:p>7.00E+02</text:p>
          </table:table-cell>
          <table:table-cell table:style-name="ce1" office:value-type="float" office:value="5.1484375" calcext:value-type="float">
            <text:p>5.15E+00</text:p>
          </table:table-cell>
        </table:table-row>
        <table:table-row table:style-name="ro1">
          <table:table-cell office:value-type="float" office:value="36" calcext:value-type="float">
            <text:p>3.60E+01</text:p>
          </table:table-cell>
          <table:table-cell office:value-type="float" office:value="1.9013671875" calcext:value-type="float">
            <text:p>1.90E+00</text:p>
          </table:table-cell>
          <table:table-cell/>
          <table:table-cell table:style-name="ce1" office:value-type="float" office:value="720" calcext:value-type="float">
            <text:p>7.20E+02</text:p>
          </table:table-cell>
          <table:table-cell table:style-name="ce1" office:value-type="float" office:value="5.078125" calcext:value-type="float">
            <text:p>5.08E+00</text:p>
          </table:table-cell>
        </table:table-row>
        <table:table-row table:style-name="ro1">
          <table:table-cell office:value-type="float" office:value="37" calcext:value-type="float">
            <text:p>3.70E+01</text:p>
          </table:table-cell>
          <table:table-cell office:value-type="float" office:value="1.76953125" calcext:value-type="float">
            <text:p>1.77E+00</text:p>
          </table:table-cell>
          <table:table-cell/>
          <table:table-cell table:style-name="ce1" office:value-type="float" office:value="740" calcext:value-type="float">
            <text:p>7.40E+02</text:p>
          </table:table-cell>
          <table:table-cell table:style-name="ce1" office:value-type="float" office:value="5.1875" calcext:value-type="float">
            <text:p>5.19E+00</text:p>
          </table:table-cell>
        </table:table-row>
        <table:table-row table:style-name="ro1">
          <table:table-cell office:value-type="float" office:value="38" calcext:value-type="float">
            <text:p>3.80E+01</text:p>
          </table:table-cell>
          <table:table-cell office:value-type="float" office:value="1.83203125" calcext:value-type="float">
            <text:p>1.83E+00</text:p>
          </table:table-cell>
          <table:table-cell/>
          <table:table-cell table:style-name="ce1" office:value-type="float" office:value="760" calcext:value-type="float">
            <text:p>7.60E+02</text:p>
          </table:table-cell>
          <table:table-cell table:style-name="ce1" office:value-type="float" office:value="5.43359375" calcext:value-type="float">
            <text:p>5.43E+00</text:p>
          </table:table-cell>
        </table:table-row>
        <table:table-row table:style-name="ro1">
          <table:table-cell office:value-type="float" office:value="39" calcext:value-type="float">
            <text:p>3.90E+01</text:p>
          </table:table-cell>
          <table:table-cell office:value-type="float" office:value="1.7919921875" calcext:value-type="float">
            <text:p>1.79E+00</text:p>
          </table:table-cell>
          <table:table-cell/>
          <table:table-cell table:style-name="ce1" office:value-type="float" office:value="780" calcext:value-type="float">
            <text:p>7.80E+02</text:p>
          </table:table-cell>
          <table:table-cell table:style-name="ce1" office:value-type="float" office:value="5.40234375" calcext:value-type="float">
            <text:p>5.40E+00</text:p>
          </table:table-cell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1.677734375" calcext:value-type="float">
            <text:p>1.68E+00</text:p>
          </table:table-cell>
          <table:table-cell/>
          <table:table-cell table:style-name="ce1" office:value-type="float" office:value="800" calcext:value-type="float">
            <text:p>8.00E+02</text:p>
          </table:table-cell>
          <table:table-cell table:style-name="ce1" office:value-type="float" office:value="5.51953125" calcext:value-type="float">
            <text:p>5.52E+00</text:p>
          </table:table-cell>
        </table:table-row>
        <table:table-row table:style-name="ro1">
          <table:table-cell office:value-type="float" office:value="41" calcext:value-type="float">
            <text:p>4.10E+01</text:p>
          </table:table-cell>
          <table:table-cell office:value-type="float" office:value="1.8173828125" calcext:value-type="float">
            <text:p>1.82E+00</text:p>
          </table:table-cell>
          <table:table-cell/>
          <table:table-cell table:style-name="ce1" office:value-type="float" office:value="820" calcext:value-type="float">
            <text:p>8.20E+02</text:p>
          </table:table-cell>
          <table:table-cell table:style-name="ce1" office:value-type="float" office:value="5.4296875" calcext:value-type="float">
            <text:p>5.43E+00</text:p>
          </table:table-cell>
        </table:table-row>
        <table:table-row table:style-name="ro1">
          <table:table-cell office:value-type="float" office:value="42" calcext:value-type="float">
            <text:p>4.20E+01</text:p>
          </table:table-cell>
          <table:table-cell office:value-type="float" office:value="1.8779296875" calcext:value-type="float">
            <text:p>1.88E+00</text:p>
          </table:table-cell>
          <table:table-cell/>
          <table:table-cell table:style-name="ce1" office:value-type="float" office:value="840" calcext:value-type="float">
            <text:p>8.40E+02</text:p>
          </table:table-cell>
          <table:table-cell table:style-name="ce1" office:value-type="float" office:value="5.546875" calcext:value-type="float">
            <text:p>5.55E+00</text:p>
          </table:table-cell>
        </table:table-row>
        <table:table-row table:style-name="ro1">
          <table:table-cell office:value-type="float" office:value="43" calcext:value-type="float">
            <text:p>4.30E+01</text:p>
          </table:table-cell>
          <table:table-cell office:value-type="float" office:value="1.8564453125" calcext:value-type="float">
            <text:p>1.86E+00</text:p>
          </table:table-cell>
          <table:table-cell/>
          <table:table-cell table:style-name="ce1" office:value-type="float" office:value="860" calcext:value-type="float">
            <text:p>8.60E+02</text:p>
          </table:table-cell>
          <table:table-cell table:style-name="ce1" office:value-type="float" office:value="5.57421875" calcext:value-type="float">
            <text:p>5.57E+00</text:p>
          </table:table-cell>
        </table:table-row>
        <table:table-row table:style-name="ro1">
          <table:table-cell office:value-type="float" office:value="44" calcext:value-type="float">
            <text:p>4.40E+01</text:p>
          </table:table-cell>
          <table:table-cell office:value-type="float" office:value="1.8701171875" calcext:value-type="float">
            <text:p>1.87E+00</text:p>
          </table:table-cell>
          <table:table-cell/>
          <table:table-cell table:style-name="ce1" office:value-type="float" office:value="880" calcext:value-type="float">
            <text:p>8.80E+02</text:p>
          </table:table-cell>
          <table:table-cell table:style-name="ce1" office:value-type="float" office:value="5.6875" calcext:value-type="float">
            <text:p>5.69E+00</text:p>
          </table:table-cell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1.8349609375" calcext:value-type="float">
            <text:p>1.83E+00</text:p>
          </table:table-cell>
          <table:table-cell/>
          <table:table-cell table:style-name="ce1" office:value-type="float" office:value="900" calcext:value-type="float">
            <text:p>9.00E+02</text:p>
          </table:table-cell>
          <table:table-cell table:style-name="ce1" office:value-type="float" office:value="5.76953125" calcext:value-type="float">
            <text:p>5.77E+00</text:p>
          </table:table-cell>
        </table:table-row>
        <table:table-row table:style-name="ro1">
          <table:table-cell office:value-type="float" office:value="46" calcext:value-type="float">
            <text:p>4.60E+01</text:p>
          </table:table-cell>
          <table:table-cell office:value-type="float" office:value="1.9072265625" calcext:value-type="float">
            <text:p>1.91E+00</text:p>
          </table:table-cell>
          <table:table-cell/>
          <table:table-cell table:style-name="ce1" office:value-type="float" office:value="920" calcext:value-type="float">
            <text:p>9.20E+02</text:p>
          </table:table-cell>
          <table:table-cell table:style-name="ce1" office:value-type="float" office:value="5.85546875" calcext:value-type="float">
            <text:p>5.86E+00</text:p>
          </table:table-cell>
        </table:table-row>
        <table:table-row table:style-name="ro1">
          <table:table-cell office:value-type="float" office:value="47" calcext:value-type="float">
            <text:p>4.70E+01</text:p>
          </table:table-cell>
          <table:table-cell office:value-type="float" office:value="1.7373046875" calcext:value-type="float">
            <text:p>1.74E+00</text:p>
          </table:table-cell>
          <table:table-cell/>
          <table:table-cell table:style-name="ce1" office:value-type="float" office:value="940" calcext:value-type="float">
            <text:p>9.40E+02</text:p>
          </table:table-cell>
          <table:table-cell table:style-name="ce1" office:value-type="float" office:value="5.921875" calcext:value-type="float">
            <text:p>5.92E+00</text:p>
          </table:table-cell>
        </table:table-row>
        <table:table-row table:style-name="ro1">
          <table:table-cell office:value-type="float" office:value="48" calcext:value-type="float">
            <text:p>4.80E+01</text:p>
          </table:table-cell>
          <table:table-cell office:value-type="float" office:value="1.7734375" calcext:value-type="float">
            <text:p>1.77E+00</text:p>
          </table:table-cell>
          <table:table-cell/>
          <table:table-cell table:style-name="ce1" office:value-type="float" office:value="960" calcext:value-type="float">
            <text:p>9.60E+02</text:p>
          </table:table-cell>
          <table:table-cell table:style-name="ce1" office:value-type="float" office:value="5.90234375" calcext:value-type="float">
            <text:p>5.90E+00</text:p>
          </table:table-cell>
        </table:table-row>
        <table:table-row table:style-name="ro1">
          <table:table-cell office:value-type="float" office:value="49" calcext:value-type="float">
            <text:p>4.90E+01</text:p>
          </table:table-cell>
          <table:table-cell office:value-type="float" office:value="1.8701171875" calcext:value-type="float">
            <text:p>1.87E+00</text:p>
          </table:table-cell>
          <table:table-cell/>
          <table:table-cell table:style-name="ce1" office:value-type="float" office:value="980" calcext:value-type="float">
            <text:p>9.80E+02</text:p>
          </table:table-cell>
          <table:table-cell table:style-name="ce1" office:value-type="float" office:value="5.98828125" calcext:value-type="float">
            <text:p>5.99E+00</text:p>
          </table:table-cell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1.810546875" calcext:value-type="float">
            <text:p>1.81E+00</text:p>
          </table:table-cell>
          <table:table-cell/>
          <table:table-cell table:style-name="ce1" office:value-type="float" office:value="1000" calcext:value-type="float">
            <text:p>1.00E+03</text:p>
          </table:table-cell>
          <table:table-cell table:style-name="ce1" office:value-type="float" office:value="6.01953125" calcext:value-type="float">
            <text:p>6.02E+00</text:p>
          </table:table-cell>
        </table:table-row>
        <table:table-row table:style-name="ro1">
          <table:table-cell office:value-type="float" office:value="51" calcext:value-type="float">
            <text:p>5.10E+01</text:p>
          </table:table-cell>
          <table:table-cell office:value-type="float" office:value="1.8095703125" calcext:value-type="float">
            <text:p>1.81E+00</text:p>
          </table:table-cell>
          <table:table-cell/>
          <table:table-cell table:style-name="ce1" office:value-type="float" office:value="1020" calcext:value-type="float">
            <text:p>1.02E+03</text:p>
          </table:table-cell>
          <table:table-cell table:style-name="ce1" office:value-type="float" office:value="6.12109375" calcext:value-type="float">
            <text:p>6.12E+00</text:p>
          </table:table-cell>
        </table:table-row>
        <table:table-row table:style-name="ro1">
          <table:table-cell office:value-type="float" office:value="52" calcext:value-type="float">
            <text:p>5.20E+01</text:p>
          </table:table-cell>
          <table:table-cell office:value-type="float" office:value="1.7705078125" calcext:value-type="float">
            <text:p>1.77E+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.30E+01</text:p>
          </table:table-cell>
          <table:table-cell office:value-type="float" office:value="1.9296875" calcext:value-type="float">
            <text:p>1.93E+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.40E+01</text:p>
          </table:table-cell>
          <table:table-cell office:value-type="float" office:value="1.7060546875" calcext:value-type="float">
            <text:p>1.71E+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1.736328125" calcext:value-type="float">
            <text:p>1.74E+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.60E+01</text:p>
          </table:table-cell>
          <table:table-cell office:value-type="float" office:value="1.7919921875" calcext:value-type="float">
            <text:p>1.79E+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.70E+01</text:p>
          </table:table-cell>
          <table:table-cell office:value-type="float" office:value="1.7451171875" calcext:value-type="float">
            <text:p>1.75E+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.80E+01</text:p>
          </table:table-cell>
          <table:table-cell office:value-type="float" office:value="1.6474609375" calcext:value-type="float">
            <text:p>1.65E+0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.90E+01</text:p>
          </table:table-cell>
          <table:table-cell office:value-type="float" office:value="1.70703125" calcext:value-type="float">
            <text:p>1.71E+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1.8408203125" calcext:value-type="float">
            <text:p>1.84E+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.10E+01</text:p>
          </table:table-cell>
          <table:table-cell office:value-type="float" office:value="1.73046875" calcext:value-type="float">
            <text:p>1.73E+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.20E+01</text:p>
          </table:table-cell>
          <table:table-cell office:value-type="float" office:value="1.791015625" calcext:value-type="float">
            <text:p>1.79E+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.30E+01</text:p>
          </table:table-cell>
          <table:table-cell office:value-type="float" office:value="1.744140625" calcext:value-type="float">
            <text:p>1.74E+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.40E+01</text:p>
          </table:table-cell>
          <table:table-cell office:value-type="float" office:value="1.6923828125" calcext:value-type="float">
            <text:p>1.69E+0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1.7294921875" calcext:value-type="float">
            <text:p>1.73E+0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.60E+01</text:p>
          </table:table-cell>
          <table:table-cell office:value-type="float" office:value="1.7275390625" calcext:value-type="float">
            <text:p>1.73E+0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.70E+01</text:p>
          </table:table-cell>
          <table:table-cell office:value-type="float" office:value="1.5234375" calcext:value-type="float">
            <text:p>1.52E+0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.80E+01</text:p>
          </table:table-cell>
          <table:table-cell office:value-type="float" office:value="1.646484375" calcext:value-type="float">
            <text:p>1.65E+0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.90E+01</text:p>
          </table:table-cell>
          <table:table-cell office:value-type="float" office:value="1.701171875" calcext:value-type="float">
            <text:p>1.70E+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1.78125" calcext:value-type="float">
            <text:p>1.78E+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.10E+01</text:p>
          </table:table-cell>
          <table:table-cell office:value-type="float" office:value="1.7314453125" calcext:value-type="float">
            <text:p>1.73E+0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.20E+01</text:p>
          </table:table-cell>
          <table:table-cell office:value-type="float" office:value="1.6630859375" calcext:value-type="float">
            <text:p>1.66E+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.30E+01</text:p>
          </table:table-cell>
          <table:table-cell office:value-type="float" office:value="1.4443359375" calcext:value-type="float">
            <text:p>1.44E+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.40E+01</text:p>
          </table:table-cell>
          <table:table-cell office:value-type="float" office:value="1.650390625" calcext:value-type="float">
            <text:p>1.65E+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1.65625" calcext:value-type="float">
            <text:p>1.66E+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.60E+01</text:p>
          </table:table-cell>
          <table:table-cell office:value-type="float" office:value="1.7470703125" calcext:value-type="float">
            <text:p>1.75E+0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.70E+01</text:p>
          </table:table-cell>
          <table:table-cell office:value-type="float" office:value="1.6669921875" calcext:value-type="float">
            <text:p>1.67E+0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.80E+01</text:p>
          </table:table-cell>
          <table:table-cell office:value-type="float" office:value="1.6640625" calcext:value-type="float">
            <text:p>1.66E+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.90E+01</text:p>
          </table:table-cell>
          <table:table-cell office:value-type="float" office:value="1.681640625" calcext:value-type="float">
            <text:p>1.68E+0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1.6650390625" calcext:value-type="float">
            <text:p>1.67E+0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.10E+01</text:p>
          </table:table-cell>
          <table:table-cell office:value-type="float" office:value="1.478515625" calcext:value-type="float">
            <text:p>1.48E+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.20E+01</text:p>
          </table:table-cell>
          <table:table-cell office:value-type="float" office:value="1.640625" calcext:value-type="float">
            <text:p>1.64E+0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.30E+01</text:p>
          </table:table-cell>
          <table:table-cell office:value-type="float" office:value="1.5673828125" calcext:value-type="float">
            <text:p>1.57E+0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.40E+01</text:p>
          </table:table-cell>
          <table:table-cell office:value-type="float" office:value="1.7265625" calcext:value-type="float">
            <text:p>1.73E+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1.7275390625" calcext:value-type="float">
            <text:p>1.73E+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.60E+01</text:p>
          </table:table-cell>
          <table:table-cell office:value-type="float" office:value="1.5732421875" calcext:value-type="float">
            <text:p>1.57E+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.70E+01</text:p>
          </table:table-cell>
          <table:table-cell office:value-type="float" office:value="1.6630859375" calcext:value-type="float">
            <text:p>1.66E+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.80E+01</text:p>
          </table:table-cell>
          <table:table-cell office:value-type="float" office:value="1.650390625" calcext:value-type="float">
            <text:p>1.65E+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.90E+01</text:p>
          </table:table-cell>
          <table:table-cell office:value-type="float" office:value="1.634765625" calcext:value-type="float">
            <text:p>1.63E+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1.552734375" calcext:value-type="float">
            <text:p>1.55E+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.10E+01</text:p>
          </table:table-cell>
          <table:table-cell office:value-type="float" office:value="1.5244140625" calcext:value-type="float">
            <text:p>1.52E+0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.20E+01</text:p>
          </table:table-cell>
          <table:table-cell office:value-type="float" office:value="1.556640625" calcext:value-type="float">
            <text:p>1.56E+0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.30E+01</text:p>
          </table:table-cell>
          <table:table-cell office:value-type="float" office:value="1.6083984375" calcext:value-type="float">
            <text:p>1.61E+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.40E+01</text:p>
          </table:table-cell>
          <table:table-cell office:value-type="float" office:value="1.5517578125" calcext:value-type="float">
            <text:p>1.55E+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1.6787109375" calcext:value-type="float">
            <text:p>1.68E+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.60E+01</text:p>
          </table:table-cell>
          <table:table-cell office:value-type="float" office:value="1.392578125" calcext:value-type="float">
            <text:p>1.39E+0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.70E+01</text:p>
          </table:table-cell>
          <table:table-cell office:value-type="float" office:value="1.6201171875" calcext:value-type="float">
            <text:p>1.62E+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.80E+01</text:p>
          </table:table-cell>
          <table:table-cell office:value-type="float" office:value="1.619140625" calcext:value-type="float">
            <text:p>1.62E+0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.90E+01</text:p>
          </table:table-cell>
          <table:table-cell office:value-type="float" office:value="1.615234375" calcext:value-type="float">
            <text:p>1.62E+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1.57421875" calcext:value-type="float">
            <text:p>1.57E+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.01E+02</text:p>
          </table:table-cell>
          <table:table-cell office:value-type="float" office:value="1.5673828125" calcext:value-type="float">
            <text:p>1.57E+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.02E+02</text:p>
          </table:table-cell>
          <table:table-cell office:value-type="float" office:value="1.5556640625" calcext:value-type="float">
            <text:p>1.56E+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.03E+02</text:p>
          </table:table-cell>
          <table:table-cell office:value-type="float" office:value="1.5263671875" calcext:value-type="float">
            <text:p>1.53E+0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.04E+02</text:p>
          </table:table-cell>
          <table:table-cell office:value-type="float" office:value="1.46484375" calcext:value-type="float">
            <text:p>1.46E+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.05E+02</text:p>
          </table:table-cell>
          <table:table-cell office:value-type="float" office:value="1.587890625" calcext:value-type="float">
            <text:p>1.59E+0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.06E+02</text:p>
          </table:table-cell>
          <table:table-cell office:value-type="float" office:value="1.6318359375" calcext:value-type="float">
            <text:p>1.63E+0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.07E+02</text:p>
          </table:table-cell>
          <table:table-cell office:value-type="float" office:value="1.41796875" calcext:value-type="float">
            <text:p>1.42E+0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.08E+02</text:p>
          </table:table-cell>
          <table:table-cell office:value-type="float" office:value="1.6083984375" calcext:value-type="float">
            <text:p>1.61E+0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.09E+02</text:p>
          </table:table-cell>
          <table:table-cell office:value-type="float" office:value="1.5654296875" calcext:value-type="float">
            <text:p>1.57E+0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1.5107421875" calcext:value-type="float">
            <text:p>1.51E+0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.11E+02</text:p>
          </table:table-cell>
          <table:table-cell office:value-type="float" office:value="1.5615234375" calcext:value-type="float">
            <text:p>1.56E+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.12E+02</text:p>
          </table:table-cell>
          <table:table-cell office:value-type="float" office:value="1.37890625" calcext:value-type="float">
            <text:p>1.38E+0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.13E+02</text:p>
          </table:table-cell>
          <table:table-cell office:value-type="float" office:value="1.4990234375" calcext:value-type="float">
            <text:p>1.50E+0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.14E+02</text:p>
          </table:table-cell>
          <table:table-cell office:value-type="float" office:value="1.5546875" calcext:value-type="float">
            <text:p>1.55E+0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.15E+02</text:p>
          </table:table-cell>
          <table:table-cell office:value-type="float" office:value="1.5146484375" calcext:value-type="float">
            <text:p>1.51E+0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.16E+02</text:p>
          </table:table-cell>
          <table:table-cell office:value-type="float" office:value="1.5126953125" calcext:value-type="float">
            <text:p>1.51E+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.17E+02</text:p>
          </table:table-cell>
          <table:table-cell office:value-type="float" office:value="1.60546875" calcext:value-type="float">
            <text:p>1.61E+0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.18E+02</text:p>
          </table:table-cell>
          <table:table-cell office:value-type="float" office:value="1.4912109375" calcext:value-type="float">
            <text:p>1.49E+0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.19E+02</text:p>
          </table:table-cell>
          <table:table-cell office:value-type="float" office:value="1.5341796875" calcext:value-type="float">
            <text:p>1.53E+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1.5244140625" calcext:value-type="float">
            <text:p>1.52E+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.21E+02</text:p>
          </table:table-cell>
          <table:table-cell office:value-type="float" office:value="1.515625" calcext:value-type="float">
            <text:p>1.52E+0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.22E+02</text:p>
          </table:table-cell>
          <table:table-cell office:value-type="float" office:value="1.404296875" calcext:value-type="float">
            <text:p>1.40E+0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.23E+02</text:p>
          </table:table-cell>
          <table:table-cell office:value-type="float" office:value="1.4951171875" calcext:value-type="float">
            <text:p>1.50E+0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.24E+02</text:p>
          </table:table-cell>
          <table:table-cell office:value-type="float" office:value="1.46484375" calcext:value-type="float">
            <text:p>1.46E+0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.25E+02</text:p>
          </table:table-cell>
          <table:table-cell office:value-type="float" office:value="1.4248046875" calcext:value-type="float">
            <text:p>1.42E+0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.26E+02</text:p>
          </table:table-cell>
          <table:table-cell office:value-type="float" office:value="1.4931640625" calcext:value-type="float">
            <text:p>1.49E+0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.27E+02</text:p>
          </table:table-cell>
          <table:table-cell office:value-type="float" office:value="1.4169921875" calcext:value-type="float">
            <text:p>1.42E+0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.28E+02</text:p>
          </table:table-cell>
          <table:table-cell office:value-type="float" office:value="1.4326171875" calcext:value-type="float">
            <text:p>1.43E+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.29E+02</text:p>
          </table:table-cell>
          <table:table-cell office:value-type="float" office:value="1.478515625" calcext:value-type="float">
            <text:p>1.48E+0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1.28125" calcext:value-type="float">
            <text:p>1.28E+0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.31E+02</text:p>
          </table:table-cell>
          <table:table-cell office:value-type="float" office:value="1.5185546875" calcext:value-type="float">
            <text:p>1.52E+0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.32E+02</text:p>
          </table:table-cell>
          <table:table-cell office:value-type="float" office:value="1.4248046875" calcext:value-type="float">
            <text:p>1.42E+0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.33E+02</text:p>
          </table:table-cell>
          <table:table-cell office:value-type="float" office:value="1.3818359375" calcext:value-type="float">
            <text:p>1.38E+0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.34E+02</text:p>
          </table:table-cell>
          <table:table-cell office:value-type="float" office:value="1.48828125" calcext:value-type="float">
            <text:p>1.49E+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.35E+02</text:p>
          </table:table-cell>
          <table:table-cell office:value-type="float" office:value="1.466796875" calcext:value-type="float">
            <text:p>1.47E+0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.36E+02</text:p>
          </table:table-cell>
          <table:table-cell office:value-type="float" office:value="1.4521484375" calcext:value-type="float">
            <text:p>1.45E+0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.37E+02</text:p>
          </table:table-cell>
          <table:table-cell office:value-type="float" office:value="1.4150390625" calcext:value-type="float">
            <text:p>1.42E+0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.38E+02</text:p>
          </table:table-cell>
          <table:table-cell office:value-type="float" office:value="1.251953125" calcext:value-type="float">
            <text:p>1.25E+0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.39E+02</text:p>
          </table:table-cell>
          <table:table-cell office:value-type="float" office:value="1.244140625" calcext:value-type="float">
            <text:p>1.24E+0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1.478515625" calcext:value-type="float">
            <text:p>1.48E+0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.41E+02</text:p>
          </table:table-cell>
          <table:table-cell office:value-type="float" office:value="1.5361328125" calcext:value-type="float">
            <text:p>1.54E+0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.42E+02</text:p>
          </table:table-cell>
          <table:table-cell office:value-type="float" office:value="1.4775390625" calcext:value-type="float">
            <text:p>1.48E+0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.43E+02</text:p>
          </table:table-cell>
          <table:table-cell office:value-type="float" office:value="1.4326171875" calcext:value-type="float">
            <text:p>1.43E+0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.44E+02</text:p>
          </table:table-cell>
          <table:table-cell office:value-type="float" office:value="1.2998046875" calcext:value-type="float">
            <text:p>1.30E+0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.45E+02</text:p>
          </table:table-cell>
          <table:table-cell office:value-type="float" office:value="1.349609375" calcext:value-type="float">
            <text:p>1.35E+0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.46E+02</text:p>
          </table:table-cell>
          <table:table-cell office:value-type="float" office:value="1.3740234375" calcext:value-type="float">
            <text:p>1.37E+0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.47E+02</text:p>
          </table:table-cell>
          <table:table-cell office:value-type="float" office:value="1.287109375" calcext:value-type="float">
            <text:p>1.29E+0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.48E+02</text:p>
          </table:table-cell>
          <table:table-cell office:value-type="float" office:value="1.4287109375" calcext:value-type="float">
            <text:p>1.43E+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.49E+02</text:p>
          </table:table-cell>
          <table:table-cell office:value-type="float" office:value="1.5439453125" calcext:value-type="float">
            <text:p>1.54E+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1.404296875" calcext:value-type="float">
            <text:p>1.40E+0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.51E+02</text:p>
          </table:table-cell>
          <table:table-cell office:value-type="float" office:value="1.4521484375" calcext:value-type="float">
            <text:p>1.45E+0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.52E+02</text:p>
          </table:table-cell>
          <table:table-cell office:value-type="float" office:value="1.306640625" calcext:value-type="float">
            <text:p>1.31E+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.53E+02</text:p>
          </table:table-cell>
          <table:table-cell office:value-type="float" office:value="1.341796875" calcext:value-type="float">
            <text:p>1.34E+0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.54E+02</text:p>
          </table:table-cell>
          <table:table-cell office:value-type="float" office:value="1.4521484375" calcext:value-type="float">
            <text:p>1.45E+0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.55E+02</text:p>
          </table:table-cell>
          <table:table-cell office:value-type="float" office:value="1.359375" calcext:value-type="float">
            <text:p>1.36E+0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.56E+02</text:p>
          </table:table-cell>
          <table:table-cell office:value-type="float" office:value="1.3203125" calcext:value-type="float">
            <text:p>1.32E+0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.57E+02</text:p>
          </table:table-cell>
          <table:table-cell office:value-type="float" office:value="1.3115234375" calcext:value-type="float">
            <text:p>1.31E+0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.58E+02</text:p>
          </table:table-cell>
          <table:table-cell office:value-type="float" office:value="1.3505859375" calcext:value-type="float">
            <text:p>1.35E+0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.59E+02</text:p>
          </table:table-cell>
          <table:table-cell office:value-type="float" office:value="1.4482421875" calcext:value-type="float">
            <text:p>1.45E+0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1.3125" calcext:value-type="float">
            <text:p>1.31E+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.61E+02</text:p>
          </table:table-cell>
          <table:table-cell office:value-type="float" office:value="1.3740234375" calcext:value-type="float">
            <text:p>1.37E+0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.62E+02</text:p>
          </table:table-cell>
          <table:table-cell office:value-type="float" office:value="1.328125" calcext:value-type="float">
            <text:p>1.33E+0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.63E+02</text:p>
          </table:table-cell>
          <table:table-cell office:value-type="float" office:value="1.291015625" calcext:value-type="float">
            <text:p>1.29E+0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.64E+02</text:p>
          </table:table-cell>
          <table:table-cell office:value-type="float" office:value="1.3671875" calcext:value-type="float">
            <text:p>1.37E+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.65E+02</text:p>
          </table:table-cell>
          <table:table-cell office:value-type="float" office:value="1.2412109375" calcext:value-type="float">
            <text:p>1.24E+0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.66E+02</text:p>
          </table:table-cell>
          <table:table-cell office:value-type="float" office:value="1.3544921875" calcext:value-type="float">
            <text:p>1.35E+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.67E+02</text:p>
          </table:table-cell>
          <table:table-cell office:value-type="float" office:value="1.3427734375" calcext:value-type="float">
            <text:p>1.34E+0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.68E+02</text:p>
          </table:table-cell>
          <table:table-cell office:value-type="float" office:value="1.2529296875" calcext:value-type="float">
            <text:p>1.25E+0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.69E+02</text:p>
          </table:table-cell>
          <table:table-cell office:value-type="float" office:value="1.2431640625" calcext:value-type="float">
            <text:p>1.24E+0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1.28125" calcext:value-type="float">
            <text:p>1.28E+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.71E+02</text:p>
          </table:table-cell>
          <table:table-cell office:value-type="float" office:value="1.2626953125" calcext:value-type="float">
            <text:p>1.26E+0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.72E+02</text:p>
          </table:table-cell>
          <table:table-cell office:value-type="float" office:value="1.3837890625" calcext:value-type="float">
            <text:p>1.38E+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.73E+02</text:p>
          </table:table-cell>
          <table:table-cell office:value-type="float" office:value="1.3671875" calcext:value-type="float">
            <text:p>1.37E+0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.74E+02</text:p>
          </table:table-cell>
          <table:table-cell office:value-type="float" office:value="1.3525390625" calcext:value-type="float">
            <text:p>1.35E+0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.75E+02</text:p>
          </table:table-cell>
          <table:table-cell office:value-type="float" office:value="1.337890625" calcext:value-type="float">
            <text:p>1.34E+0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.76E+02</text:p>
          </table:table-cell>
          <table:table-cell office:value-type="float" office:value="1.365234375" calcext:value-type="float">
            <text:p>1.37E+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.77E+02</text:p>
          </table:table-cell>
          <table:table-cell office:value-type="float" office:value="1.3505859375" calcext:value-type="float">
            <text:p>1.35E+0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.78E+02</text:p>
          </table:table-cell>
          <table:table-cell office:value-type="float" office:value="1.1015625" calcext:value-type="float">
            <text:p>1.10E+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.79E+02</text:p>
          </table:table-cell>
          <table:table-cell office:value-type="float" office:value="1.263671875" calcext:value-type="float">
            <text:p>1.26E+0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1.279296875" calcext:value-type="float">
            <text:p>1.28E+0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.81E+02</text:p>
          </table:table-cell>
          <table:table-cell office:value-type="float" office:value="1.3837890625" calcext:value-type="float">
            <text:p>1.38E+0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.82E+02</text:p>
          </table:table-cell>
          <table:table-cell office:value-type="float" office:value="1.3603515625" calcext:value-type="float">
            <text:p>1.36E+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.83E+02</text:p>
          </table:table-cell>
          <table:table-cell office:value-type="float" office:value="1.322265625" calcext:value-type="float">
            <text:p>1.32E+0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.84E+02</text:p>
          </table:table-cell>
          <table:table-cell office:value-type="float" office:value="1.234375" calcext:value-type="float">
            <text:p>1.23E+0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.85E+02</text:p>
          </table:table-cell>
          <table:table-cell office:value-type="float" office:value="1.2451171875" calcext:value-type="float">
            <text:p>1.25E+0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.86E+02</text:p>
          </table:table-cell>
          <table:table-cell office:value-type="float" office:value="1.314453125" calcext:value-type="float">
            <text:p>1.31E+0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.87E+02</text:p>
          </table:table-cell>
          <table:table-cell office:value-type="float" office:value="1.2041015625" calcext:value-type="float">
            <text:p>1.20E+0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.88E+02</text:p>
          </table:table-cell>
          <table:table-cell office:value-type="float" office:value="1.189453125" calcext:value-type="float">
            <text:p>1.19E+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.89E+02</text:p>
          </table:table-cell>
          <table:table-cell office:value-type="float" office:value="1.2412109375" calcext:value-type="float">
            <text:p>1.24E+0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1.162109375" calcext:value-type="float">
            <text:p>1.16E+0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.91E+02</text:p>
          </table:table-cell>
          <table:table-cell office:value-type="float" office:value="1.283203125" calcext:value-type="float">
            <text:p>1.28E+0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.92E+02</text:p>
          </table:table-cell>
          <table:table-cell office:value-type="float" office:value="1.1611328125" calcext:value-type="float">
            <text:p>1.16E+0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.93E+02</text:p>
          </table:table-cell>
          <table:table-cell office:value-type="float" office:value="1.173828125" calcext:value-type="float">
            <text:p>1.17E+0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.94E+02</text:p>
          </table:table-cell>
          <table:table-cell office:value-type="float" office:value="1.154296875" calcext:value-type="float">
            <text:p>1.15E+0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.95E+02</text:p>
          </table:table-cell>
          <table:table-cell office:value-type="float" office:value="1.2109375" calcext:value-type="float">
            <text:p>1.21E+0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.96E+02</text:p>
          </table:table-cell>
          <table:table-cell office:value-type="float" office:value="1.2197265625" calcext:value-type="float">
            <text:p>1.22E+0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.97E+02</text:p>
          </table:table-cell>
          <table:table-cell office:value-type="float" office:value="1.1962890625" calcext:value-type="float">
            <text:p>1.20E+0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.98E+02</text:p>
          </table:table-cell>
          <table:table-cell office:value-type="float" office:value="1.1923828125" calcext:value-type="float">
            <text:p>1.19E+0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.99E+02</text:p>
          </table:table-cell>
          <table:table-cell office:value-type="float" office:value="1.2939453125" calcext:value-type="float">
            <text:p>1.29E+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1.1728515625" calcext:value-type="float">
            <text:p>1.17E+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.01E+02</text:p>
          </table:table-cell>
          <table:table-cell office:value-type="float" office:value="1.119140625" calcext:value-type="float">
            <text:p>1.12E+0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.02E+02</text:p>
          </table:table-cell>
          <table:table-cell office:value-type="float" office:value="1.169921875" calcext:value-type="float">
            <text:p>1.17E+0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.03E+02</text:p>
          </table:table-cell>
          <table:table-cell office:value-type="float" office:value="1.2197265625" calcext:value-type="float">
            <text:p>1.22E+0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.04E+02</text:p>
          </table:table-cell>
          <table:table-cell office:value-type="float" office:value="1.17578125" calcext:value-type="float">
            <text:p>1.18E+0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.05E+02</text:p>
          </table:table-cell>
          <table:table-cell office:value-type="float" office:value="1.095703125" calcext:value-type="float">
            <text:p>1.10E+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.06E+02</text:p>
          </table:table-cell>
          <table:table-cell office:value-type="float" office:value="1.1708984375" calcext:value-type="float">
            <text:p>1.17E+0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.07E+02</text:p>
          </table:table-cell>
          <table:table-cell office:value-type="float" office:value="1.1328125" calcext:value-type="float">
            <text:p>1.13E+0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.08E+02</text:p>
          </table:table-cell>
          <table:table-cell office:value-type="float" office:value="1.19921875" calcext:value-type="float">
            <text:p>1.20E+0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.09E+02</text:p>
          </table:table-cell>
          <table:table-cell office:value-type="float" office:value="1.16015625" calcext:value-type="float">
            <text:p>1.16E+0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1.1064453125" calcext:value-type="float">
            <text:p>1.11E+0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.11E+02</text:p>
          </table:table-cell>
          <table:table-cell office:value-type="float" office:value="1.1611328125" calcext:value-type="float">
            <text:p>1.16E+0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.12E+02</text:p>
          </table:table-cell>
          <table:table-cell office:value-type="float" office:value="1.2373046875" calcext:value-type="float">
            <text:p>1.24E+0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.13E+02</text:p>
          </table:table-cell>
          <table:table-cell office:value-type="float" office:value="1.0869140625" calcext:value-type="float">
            <text:p>1.09E+0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.14E+02</text:p>
          </table:table-cell>
          <table:table-cell office:value-type="float" office:value="1.1005859375" calcext:value-type="float">
            <text:p>1.10E+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.15E+02</text:p>
          </table:table-cell>
          <table:table-cell office:value-type="float" office:value="1.1298828125" calcext:value-type="float">
            <text:p>1.13E+0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.16E+02</text:p>
          </table:table-cell>
          <table:table-cell office:value-type="float" office:value="1.091796875" calcext:value-type="float">
            <text:p>1.09E+0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.17E+02</text:p>
          </table:table-cell>
          <table:table-cell office:value-type="float" office:value="1.1162109375" calcext:value-type="float">
            <text:p>1.12E+0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.18E+02</text:p>
          </table:table-cell>
          <table:table-cell office:value-type="float" office:value="0.98681640625" calcext:value-type="float">
            <text:p>9.87E-0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.19E+02</text:p>
          </table:table-cell>
          <table:table-cell office:value-type="float" office:value="1.0263671875" calcext:value-type="float">
            <text:p>1.03E+0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1.2607421875" calcext:value-type="float">
            <text:p>1.26E+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.21E+02</text:p>
          </table:table-cell>
          <table:table-cell office:value-type="float" office:value="1.1171875" calcext:value-type="float">
            <text:p>1.12E+0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.22E+02</text:p>
          </table:table-cell>
          <table:table-cell office:value-type="float" office:value="1.025390625" calcext:value-type="float">
            <text:p>1.03E+0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.23E+02</text:p>
          </table:table-cell>
          <table:table-cell office:value-type="float" office:value="1.14453125" calcext:value-type="float">
            <text:p>1.14E+0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.24E+02</text:p>
          </table:table-cell>
          <table:table-cell office:value-type="float" office:value="0.92724609375" calcext:value-type="float">
            <text:p>9.27E-0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.25E+02</text:p>
          </table:table-cell>
          <table:table-cell office:value-type="float" office:value="0.998046875" calcext:value-type="float">
            <text:p>9.98E-0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.26E+02</text:p>
          </table:table-cell>
          <table:table-cell office:value-type="float" office:value="1.2451171875" calcext:value-type="float">
            <text:p>1.25E+0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.27E+02</text:p>
          </table:table-cell>
          <table:table-cell office:value-type="float" office:value="1.0361328125" calcext:value-type="float">
            <text:p>1.04E+0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.28E+02</text:p>
          </table:table-cell>
          <table:table-cell office:value-type="float" office:value="1.0986328125" calcext:value-type="float">
            <text:p>1.10E+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.29E+02</text:p>
          </table:table-cell>
          <table:table-cell office:value-type="float" office:value="1.1396484375" calcext:value-type="float">
            <text:p>1.14E+0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9677734375" calcext:value-type="float">
            <text:p>9.68E-0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.31E+02</text:p>
          </table:table-cell>
          <table:table-cell office:value-type="float" office:value="1.0380859375" calcext:value-type="float">
            <text:p>1.04E+0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.32E+02</text:p>
          </table:table-cell>
          <table:table-cell office:value-type="float" office:value="1.05078125" calcext:value-type="float">
            <text:p>1.05E+0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.33E+02</text:p>
          </table:table-cell>
          <table:table-cell office:value-type="float" office:value="1.138671875" calcext:value-type="float">
            <text:p>1.14E+0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.34E+02</text:p>
          </table:table-cell>
          <table:table-cell office:value-type="float" office:value="0.9921875" calcext:value-type="float">
            <text:p>9.92E-0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.35E+02</text:p>
          </table:table-cell>
          <table:table-cell office:value-type="float" office:value="1.0693359375" calcext:value-type="float">
            <text:p>1.07E+0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.36E+02</text:p>
          </table:table-cell>
          <table:table-cell office:value-type="float" office:value="0.91259765625" calcext:value-type="float">
            <text:p>9.13E-0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.37E+02</text:p>
          </table:table-cell>
          <table:table-cell office:value-type="float" office:value="1.078125" calcext:value-type="float">
            <text:p>1.08E+0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.38E+02</text:p>
          </table:table-cell>
          <table:table-cell office:value-type="float" office:value="1.0400390625" calcext:value-type="float">
            <text:p>1.04E+0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.39E+02</text:p>
          </table:table-cell>
          <table:table-cell office:value-type="float" office:value="0.97509765625" calcext:value-type="float">
            <text:p>9.75E-0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99072265625" calcext:value-type="float">
            <text:p>9.91E-0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.41E+02</text:p>
          </table:table-cell>
          <table:table-cell office:value-type="float" office:value="0.9892578125" calcext:value-type="float">
            <text:p>9.89E-0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.42E+02</text:p>
          </table:table-cell>
          <table:table-cell office:value-type="float" office:value="1.0166015625" calcext:value-type="float">
            <text:p>1.02E+0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.43E+02</text:p>
          </table:table-cell>
          <table:table-cell office:value-type="float" office:value="0.94140625" calcext:value-type="float">
            <text:p>9.41E-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.44E+02</text:p>
          </table:table-cell>
          <table:table-cell office:value-type="float" office:value="1.0234375" calcext:value-type="float">
            <text:p>1.02E+0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.45E+02</text:p>
          </table:table-cell>
          <table:table-cell office:value-type="float" office:value="0.9736328125" calcext:value-type="float">
            <text:p>9.74E-0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.46E+02</text:p>
          </table:table-cell>
          <table:table-cell office:value-type="float" office:value="0.96484375" calcext:value-type="float">
            <text:p>9.65E-0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.47E+02</text:p>
          </table:table-cell>
          <table:table-cell office:value-type="float" office:value="0.96728515625" calcext:value-type="float">
            <text:p>9.67E-0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.48E+02</text:p>
          </table:table-cell>
          <table:table-cell office:value-type="float" office:value="0.82470703125" calcext:value-type="float">
            <text:p>8.25E-0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.49E+02</text:p>
          </table:table-cell>
          <table:table-cell office:value-type="float" office:value="0.92333984375" calcext:value-type="float">
            <text:p>9.23E-0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94580078125" calcext:value-type="float">
            <text:p>9.46E-0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.51E+02</text:p>
          </table:table-cell>
          <table:table-cell office:value-type="float" office:value="0.9140625" calcext:value-type="float">
            <text:p>9.14E-0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.52E+02</text:p>
          </table:table-cell>
          <table:table-cell office:value-type="float" office:value="1.0546875" calcext:value-type="float">
            <text:p>1.05E+0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.53E+02</text:p>
          </table:table-cell>
          <table:table-cell office:value-type="float" office:value="1.044921875" calcext:value-type="float">
            <text:p>1.04E+0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.54E+02</text:p>
          </table:table-cell>
          <table:table-cell office:value-type="float" office:value="0.9150390625" calcext:value-type="float">
            <text:p>9.15E-0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.55E+02</text:p>
          </table:table-cell>
          <table:table-cell office:value-type="float" office:value="0.986328125" calcext:value-type="float">
            <text:p>9.86E-0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.56E+02</text:p>
          </table:table-cell>
          <table:table-cell office:value-type="float" office:value="0.89453125" calcext:value-type="float">
            <text:p>8.95E-0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.57E+02</text:p>
          </table:table-cell>
          <table:table-cell office:value-type="float" office:value="0.9775390625" calcext:value-type="float">
            <text:p>9.78E-0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.58E+02</text:p>
          </table:table-cell>
          <table:table-cell office:value-type="float" office:value="0.91943359375" calcext:value-type="float">
            <text:p>9.19E-0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.59E+02</text:p>
          </table:table-cell>
          <table:table-cell office:value-type="float" office:value="0.83837890625" calcext:value-type="float">
            <text:p>8.38E-0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8251953125" calcext:value-type="float">
            <text:p>8.25E-0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.61E+02</text:p>
          </table:table-cell>
          <table:table-cell office:value-type="float" office:value="0.880859375" calcext:value-type="float">
            <text:p>8.81E-0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.62E+02</text:p>
          </table:table-cell>
          <table:table-cell office:value-type="float" office:value="1.0498046875" calcext:value-type="float">
            <text:p>1.05E+0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.63E+02</text:p>
          </table:table-cell>
          <table:table-cell office:value-type="float" office:value="0.92919921875" calcext:value-type="float">
            <text:p>9.29E-0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.64E+02</text:p>
          </table:table-cell>
          <table:table-cell office:value-type="float" office:value="0.81689453125" calcext:value-type="float">
            <text:p>8.17E-0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.65E+02</text:p>
          </table:table-cell>
          <table:table-cell office:value-type="float" office:value="0.923828125" calcext:value-type="float">
            <text:p>9.24E-0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.66E+02</text:p>
          </table:table-cell>
          <table:table-cell office:value-type="float" office:value="0.7861328125" calcext:value-type="float">
            <text:p>7.86E-0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.67E+02</text:p>
          </table:table-cell>
          <table:table-cell office:value-type="float" office:value="0.7705078125" calcext:value-type="float">
            <text:p>7.71E-0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.68E+02</text:p>
          </table:table-cell>
          <table:table-cell office:value-type="float" office:value="0.8701171875" calcext:value-type="float">
            <text:p>8.70E-0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.69E+02</text:p>
          </table:table-cell>
          <table:table-cell office:value-type="float" office:value="0.94189453125" calcext:value-type="float">
            <text:p>9.42E-0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966796875" calcext:value-type="float">
            <text:p>9.67E-0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.71E+02</text:p>
          </table:table-cell>
          <table:table-cell office:value-type="float" office:value="0.89794921875" calcext:value-type="float">
            <text:p>8.98E-0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.72E+02</text:p>
          </table:table-cell>
          <table:table-cell office:value-type="float" office:value="0.7998046875" calcext:value-type="float">
            <text:p>8.00E-0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.73E+02</text:p>
          </table:table-cell>
          <table:table-cell office:value-type="float" office:value="0.83154296875" calcext:value-type="float">
            <text:p>8.32E-0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.74E+02</text:p>
          </table:table-cell>
          <table:table-cell office:value-type="float" office:value="0.74267578125" calcext:value-type="float">
            <text:p>7.43E-0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.75E+02</text:p>
          </table:table-cell>
          <table:table-cell office:value-type="float" office:value="0.9072265625" calcext:value-type="float">
            <text:p>9.07E-0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.76E+02</text:p>
          </table:table-cell>
          <table:table-cell office:value-type="float" office:value="0.82666015625" calcext:value-type="float">
            <text:p>8.27E-0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.77E+02</text:p>
          </table:table-cell>
          <table:table-cell office:value-type="float" office:value="0.8681640625" calcext:value-type="float">
            <text:p>8.68E-0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.78E+02</text:p>
          </table:table-cell>
          <table:table-cell office:value-type="float" office:value="0.830078125" calcext:value-type="float">
            <text:p>8.30E-0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.79E+02</text:p>
          </table:table-cell>
          <table:table-cell office:value-type="float" office:value="0.81201171875" calcext:value-type="float">
            <text:p>8.12E-0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7265625" calcext:value-type="float">
            <text:p>7.27E-0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.81E+02</text:p>
          </table:table-cell>
          <table:table-cell office:value-type="float" office:value="0.84423828125" calcext:value-type="float">
            <text:p>8.44E-0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.82E+02</text:p>
          </table:table-cell>
          <table:table-cell office:value-type="float" office:value="0.8408203125" calcext:value-type="float">
            <text:p>8.41E-0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.83E+02</text:p>
          </table:table-cell>
          <table:table-cell office:value-type="float" office:value="0.59912109375" calcext:value-type="float">
            <text:p>5.99E-0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.84E+02</text:p>
          </table:table-cell>
          <table:table-cell office:value-type="float" office:value="0.8505859375" calcext:value-type="float">
            <text:p>8.51E-0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.85E+02</text:p>
          </table:table-cell>
          <table:table-cell office:value-type="float" office:value="0.7958984375" calcext:value-type="float">
            <text:p>7.96E-0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.86E+02</text:p>
          </table:table-cell>
          <table:table-cell office:value-type="float" office:value="0.865234375" calcext:value-type="float">
            <text:p>8.65E-0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.87E+02</text:p>
          </table:table-cell>
          <table:table-cell office:value-type="float" office:value="0.75927734375" calcext:value-type="float">
            <text:p>7.59E-0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.88E+02</text:p>
          </table:table-cell>
          <table:table-cell office:value-type="float" office:value="0.81201171875" calcext:value-type="float">
            <text:p>8.12E-0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.89E+02</text:p>
          </table:table-cell>
          <table:table-cell office:value-type="float" office:value="0.716796875" calcext:value-type="float">
            <text:p>7.17E-0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89697265625" calcext:value-type="float">
            <text:p>8.97E-0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.91E+02</text:p>
          </table:table-cell>
          <table:table-cell office:value-type="float" office:value="0.748046875" calcext:value-type="float">
            <text:p>7.48E-0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.92E+02</text:p>
          </table:table-cell>
          <table:table-cell office:value-type="float" office:value="0.69140625" calcext:value-type="float">
            <text:p>6.91E-0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.93E+02</text:p>
          </table:table-cell>
          <table:table-cell office:value-type="float" office:value="0.72509765625" calcext:value-type="float">
            <text:p>7.25E-0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.94E+02</text:p>
          </table:table-cell>
          <table:table-cell office:value-type="float" office:value="0.705078125" calcext:value-type="float">
            <text:p>7.05E-0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.95E+02</text:p>
          </table:table-cell>
          <table:table-cell office:value-type="float" office:value="0.83349609375" calcext:value-type="float">
            <text:p>8.33E-0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.96E+02</text:p>
          </table:table-cell>
          <table:table-cell office:value-type="float" office:value="0.7666015625" calcext:value-type="float">
            <text:p>7.67E-0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.97E+02</text:p>
          </table:table-cell>
          <table:table-cell office:value-type="float" office:value="0.6474609375" calcext:value-type="float">
            <text:p>6.47E-0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.98E+02</text:p>
          </table:table-cell>
          <table:table-cell office:value-type="float" office:value="0.8076171875" calcext:value-type="float">
            <text:p>8.08E-0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.99E+02</text:p>
          </table:table-cell>
          <table:table-cell office:value-type="float" office:value="0.69970703125" calcext:value-type="float">
            <text:p>7.00E-0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73583984375" calcext:value-type="float">
            <text:p>7.36E-0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.01E+02</text:p>
          </table:table-cell>
          <table:table-cell office:value-type="float" office:value="0.91015625" calcext:value-type="float">
            <text:p>9.10E-0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.02E+02</text:p>
          </table:table-cell>
          <table:table-cell office:value-type="float" office:value="0.75048828125" calcext:value-type="float">
            <text:p>7.50E-0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.03E+02</text:p>
          </table:table-cell>
          <table:table-cell office:value-type="float" office:value="0.67333984375" calcext:value-type="float">
            <text:p>6.73E-0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.04E+02</text:p>
          </table:table-cell>
          <table:table-cell office:value-type="float" office:value="0.6044921875" calcext:value-type="float">
            <text:p>6.04E-0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.05E+02</text:p>
          </table:table-cell>
          <table:table-cell office:value-type="float" office:value="0.72509765625" calcext:value-type="float">
            <text:p>7.25E-0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.06E+02</text:p>
          </table:table-cell>
          <table:table-cell office:value-type="float" office:value="0.6826171875" calcext:value-type="float">
            <text:p>6.83E-0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.07E+02</text:p>
          </table:table-cell>
          <table:table-cell office:value-type="float" office:value="0.78125" calcext:value-type="float">
            <text:p>7.81E-0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.08E+02</text:p>
          </table:table-cell>
          <table:table-cell office:value-type="float" office:value="0.75634765625" calcext:value-type="float">
            <text:p>7.56E-0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.09E+02</text:p>
          </table:table-cell>
          <table:table-cell office:value-type="float" office:value="0.6337890625" calcext:value-type="float">
            <text:p>6.34E-0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84912109375" calcext:value-type="float">
            <text:p>8.49E-0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.11E+02</text:p>
          </table:table-cell>
          <table:table-cell office:value-type="float" office:value="0.7392578125" calcext:value-type="float">
            <text:p>7.39E-0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.12E+02</text:p>
          </table:table-cell>
          <table:table-cell office:value-type="float" office:value="0.5830078125" calcext:value-type="float">
            <text:p>5.83E-0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.13E+02</text:p>
          </table:table-cell>
          <table:table-cell office:value-type="float" office:value="0.6962890625" calcext:value-type="float">
            <text:p>6.96E-0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.14E+02</text:p>
          </table:table-cell>
          <table:table-cell office:value-type="float" office:value="0.63720703125" calcext:value-type="float">
            <text:p>6.37E-0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.15E+02</text:p>
          </table:table-cell>
          <table:table-cell office:value-type="float" office:value="0.67724609375" calcext:value-type="float">
            <text:p>6.77E-0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.16E+02</text:p>
          </table:table-cell>
          <table:table-cell office:value-type="float" office:value="0.73828125" calcext:value-type="float">
            <text:p>7.38E-0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.17E+02</text:p>
          </table:table-cell>
          <table:table-cell office:value-type="float" office:value="0.62841796875" calcext:value-type="float">
            <text:p>6.28E-0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.18E+02</text:p>
          </table:table-cell>
          <table:table-cell office:value-type="float" office:value="0.6748046875" calcext:value-type="float">
            <text:p>6.75E-0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.19E+02</text:p>
          </table:table-cell>
          <table:table-cell office:value-type="float" office:value="0.68505859375" calcext:value-type="float">
            <text:p>6.85E-0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53369140625" calcext:value-type="float">
            <text:p>5.34E-0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.21E+02</text:p>
          </table:table-cell>
          <table:table-cell office:value-type="float" office:value="0.6767578125" calcext:value-type="float">
            <text:p>6.77E-0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.22E+02</text:p>
          </table:table-cell>
          <table:table-cell office:value-type="float" office:value="0.66357421875" calcext:value-type="float">
            <text:p>6.64E-0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.23E+02</text:p>
          </table:table-cell>
          <table:table-cell office:value-type="float" office:value="0.5751953125" calcext:value-type="float">
            <text:p>5.75E-0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.24E+02</text:p>
          </table:table-cell>
          <table:table-cell office:value-type="float" office:value="0.60693359375" calcext:value-type="float">
            <text:p>6.07E-0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.25E+02</text:p>
          </table:table-cell>
          <table:table-cell office:value-type="float" office:value="0.67919921875" calcext:value-type="float">
            <text:p>6.79E-0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.26E+02</text:p>
          </table:table-cell>
          <table:table-cell office:value-type="float" office:value="0.63818359375" calcext:value-type="float">
            <text:p>6.38E-0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.27E+02</text:p>
          </table:table-cell>
          <table:table-cell office:value-type="float" office:value="0.68017578125" calcext:value-type="float">
            <text:p>6.80E-0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.28E+02</text:p>
          </table:table-cell>
          <table:table-cell office:value-type="float" office:value="0.6259765625" calcext:value-type="float">
            <text:p>6.26E-0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.29E+02</text:p>
          </table:table-cell>
          <table:table-cell office:value-type="float" office:value="0.62255859375" calcext:value-type="float">
            <text:p>6.23E-0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5185546875" calcext:value-type="float">
            <text:p>5.19E-0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.31E+02</text:p>
          </table:table-cell>
          <table:table-cell office:value-type="float" office:value="0.59716796875" calcext:value-type="float">
            <text:p>5.97E-0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.32E+02</text:p>
          </table:table-cell>
          <table:table-cell office:value-type="float" office:value="0.5166015625" calcext:value-type="float">
            <text:p>5.17E-0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.33E+02</text:p>
          </table:table-cell>
          <table:table-cell office:value-type="float" office:value="0.6767578125" calcext:value-type="float">
            <text:p>6.77E-0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.34E+02</text:p>
          </table:table-cell>
          <table:table-cell office:value-type="float" office:value="0.63330078125" calcext:value-type="float">
            <text:p>6.33E-0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.35E+02</text:p>
          </table:table-cell>
          <table:table-cell office:value-type="float" office:value="0.5888671875" calcext:value-type="float">
            <text:p>5.89E-0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.36E+02</text:p>
          </table:table-cell>
          <table:table-cell office:value-type="float" office:value="0.6005859375" calcext:value-type="float">
            <text:p>6.01E-0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.37E+02</text:p>
          </table:table-cell>
          <table:table-cell office:value-type="float" office:value="0.51220703125" calcext:value-type="float">
            <text:p>5.12E-0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.38E+02</text:p>
          </table:table-cell>
          <table:table-cell office:value-type="float" office:value="0.515625" calcext:value-type="float">
            <text:p>5.16E-0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.39E+02</text:p>
          </table:table-cell>
          <table:table-cell office:value-type="float" office:value="0.52294921875" calcext:value-type="float">
            <text:p>5.23E-0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5546875" calcext:value-type="float">
            <text:p>5.55E-0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.41E+02</text:p>
          </table:table-cell>
          <table:table-cell office:value-type="float" office:value="0.548828125" calcext:value-type="float">
            <text:p>5.49E-0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.42E+02</text:p>
          </table:table-cell>
          <table:table-cell office:value-type="float" office:value="0.59130859375" calcext:value-type="float">
            <text:p>5.91E-0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.43E+02</text:p>
          </table:table-cell>
          <table:table-cell office:value-type="float" office:value="0.53173828125" calcext:value-type="float">
            <text:p>5.32E-0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.44E+02</text:p>
          </table:table-cell>
          <table:table-cell office:value-type="float" office:value="0.442626953125" calcext:value-type="float">
            <text:p>4.43E-0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.45E+02</text:p>
          </table:table-cell>
          <table:table-cell office:value-type="float" office:value="0.430908203125" calcext:value-type="float">
            <text:p>4.31E-0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.46E+02</text:p>
          </table:table-cell>
          <table:table-cell office:value-type="float" office:value="0.517578125" calcext:value-type="float">
            <text:p>5.18E-0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.47E+02</text:p>
          </table:table-cell>
          <table:table-cell office:value-type="float" office:value="0.50634765625" calcext:value-type="float">
            <text:p>5.06E-0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.48E+02</text:p>
          </table:table-cell>
          <table:table-cell office:value-type="float" office:value="0.442138671875" calcext:value-type="float">
            <text:p>4.42E-0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.49E+02</text:p>
          </table:table-cell>
          <table:table-cell office:value-type="float" office:value="0.48291015625" calcext:value-type="float">
            <text:p>4.83E-0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4736328125" calcext:value-type="float">
            <text:p>4.74E-0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.51E+02</text:p>
          </table:table-cell>
          <table:table-cell office:value-type="float" office:value="0.517578125" calcext:value-type="float">
            <text:p>5.18E-0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.52E+02</text:p>
          </table:table-cell>
          <table:table-cell office:value-type="float" office:value="0.37451171875" calcext:value-type="float">
            <text:p>3.75E-0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.53E+02</text:p>
          </table:table-cell>
          <table:table-cell office:value-type="float" office:value="0.474609375" calcext:value-type="float">
            <text:p>4.75E-0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.54E+02</text:p>
          </table:table-cell>
          <table:table-cell office:value-type="float" office:value="0.374267578125" calcext:value-type="float">
            <text:p>3.74E-0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.55E+02</text:p>
          </table:table-cell>
          <table:table-cell office:value-type="float" office:value="0.423828125" calcext:value-type="float">
            <text:p>4.24E-0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.56E+02</text:p>
          </table:table-cell>
          <table:table-cell office:value-type="float" office:value="0.40478515625" calcext:value-type="float">
            <text:p>4.05E-0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.57E+02</text:p>
          </table:table-cell>
          <table:table-cell office:value-type="float" office:value="0.49609375" calcext:value-type="float">
            <text:p>4.96E-0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.58E+02</text:p>
          </table:table-cell>
          <table:table-cell office:value-type="float" office:value="0.4482421875" calcext:value-type="float">
            <text:p>4.48E-0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.59E+02</text:p>
          </table:table-cell>
          <table:table-cell office:value-type="float" office:value="0.494140625" calcext:value-type="float">
            <text:p>4.94E-0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.60E+02</text:p>
          </table:table-cell>
          <table:table-cell office:value-type="float" office:value="0.39892578125" calcext:value-type="float">
            <text:p>3.99E-0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.61E+02</text:p>
          </table:table-cell>
          <table:table-cell office:value-type="float" office:value="0.401611328125" calcext:value-type="float">
            <text:p>4.02E-0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.62E+02</text:p>
          </table:table-cell>
          <table:table-cell office:value-type="float" office:value="0.427001953125" calcext:value-type="float">
            <text:p>4.27E-0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.63E+02</text:p>
          </table:table-cell>
          <table:table-cell office:value-type="float" office:value="0.40234375" calcext:value-type="float">
            <text:p>4.02E-0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.64E+02</text:p>
          </table:table-cell>
          <table:table-cell office:value-type="float" office:value="0.430419921875" calcext:value-type="float">
            <text:p>4.30E-0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.65E+02</text:p>
          </table:table-cell>
          <table:table-cell office:value-type="float" office:value="0.418701171875" calcext:value-type="float">
            <text:p>4.19E-0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.66E+02</text:p>
          </table:table-cell>
          <table:table-cell office:value-type="float" office:value="0.370361328125" calcext:value-type="float">
            <text:p>3.70E-0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.67E+02</text:p>
          </table:table-cell>
          <table:table-cell office:value-type="float" office:value="0.4931640625" calcext:value-type="float">
            <text:p>4.93E-0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.68E+02</text:p>
          </table:table-cell>
          <table:table-cell office:value-type="float" office:value="0.349609375" calcext:value-type="float">
            <text:p>3.50E-0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.69E+02</text:p>
          </table:table-cell>
          <table:table-cell office:value-type="float" office:value="0.44140625" calcext:value-type="float">
            <text:p>4.41E-0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.70E+02</text:p>
          </table:table-cell>
          <table:table-cell office:value-type="float" office:value="0.3955078125" calcext:value-type="float">
            <text:p>3.96E-0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.71E+02</text:p>
          </table:table-cell>
          <table:table-cell office:value-type="float" office:value="0.338134765625" calcext:value-type="float">
            <text:p>3.38E-0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.72E+02</text:p>
          </table:table-cell>
          <table:table-cell office:value-type="float" office:value="0.383056640625" calcext:value-type="float">
            <text:p>3.83E-0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.73E+02</text:p>
          </table:table-cell>
          <table:table-cell office:value-type="float" office:value="0.408447265625" calcext:value-type="float">
            <text:p>4.08E-0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.74E+02</text:p>
          </table:table-cell>
          <table:table-cell office:value-type="float" office:value="0.458251953125" calcext:value-type="float">
            <text:p>4.58E-0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.75E+02</text:p>
          </table:table-cell>
          <table:table-cell office:value-type="float" office:value="0.365966796875" calcext:value-type="float">
            <text:p>3.66E-0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.76E+02</text:p>
          </table:table-cell>
          <table:table-cell office:value-type="float" office:value="0.335205078125" calcext:value-type="float">
            <text:p>3.35E-0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.77E+02</text:p>
          </table:table-cell>
          <table:table-cell office:value-type="float" office:value="0.34912109375" calcext:value-type="float">
            <text:p>3.49E-0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.78E+02</text:p>
          </table:table-cell>
          <table:table-cell office:value-type="float" office:value="0.4931640625" calcext:value-type="float">
            <text:p>4.93E-0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.79E+02</text:p>
          </table:table-cell>
          <table:table-cell office:value-type="float" office:value="0.37744140625" calcext:value-type="float">
            <text:p>3.77E-0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.80E+02</text:p>
          </table:table-cell>
          <table:table-cell office:value-type="float" office:value="0.302490234375" calcext:value-type="float">
            <text:p>3.02E-0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.81E+02</text:p>
          </table:table-cell>
          <table:table-cell office:value-type="float" office:value="0.433349609375" calcext:value-type="float">
            <text:p>4.33E-0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.82E+02</text:p>
          </table:table-cell>
          <table:table-cell office:value-type="float" office:value="0.394287109375" calcext:value-type="float">
            <text:p>3.94E-0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.83E+02</text:p>
          </table:table-cell>
          <table:table-cell office:value-type="float" office:value="0.323486328125" calcext:value-type="float">
            <text:p>3.23E-0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.84E+02</text:p>
          </table:table-cell>
          <table:table-cell office:value-type="float" office:value="0.375732421875" calcext:value-type="float">
            <text:p>3.76E-0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.85E+02</text:p>
          </table:table-cell>
          <table:table-cell office:value-type="float" office:value="0.301513671875" calcext:value-type="float">
            <text:p>3.02E-0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.86E+02</text:p>
          </table:table-cell>
          <table:table-cell office:value-type="float" office:value="0.27294921875" calcext:value-type="float">
            <text:p>2.73E-0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.87E+02</text:p>
          </table:table-cell>
          <table:table-cell office:value-type="float" office:value="0.24560546875" calcext:value-type="float">
            <text:p>2.46E-0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.88E+02</text:p>
          </table:table-cell>
          <table:table-cell office:value-type="float" office:value="0.348876953125" calcext:value-type="float">
            <text:p>3.49E-0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.89E+02</text:p>
          </table:table-cell>
          <table:table-cell office:value-type="float" office:value="0.287841796875" calcext:value-type="float">
            <text:p>2.88E-0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.90E+02</text:p>
          </table:table-cell>
          <table:table-cell office:value-type="float" office:value="0.34228515625" calcext:value-type="float">
            <text:p>3.42E-0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.91E+02</text:p>
          </table:table-cell>
          <table:table-cell office:value-type="float" office:value="0.3525390625" calcext:value-type="float">
            <text:p>3.53E-0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.92E+02</text:p>
          </table:table-cell>
          <table:table-cell office:value-type="float" office:value="0.30029296875" calcext:value-type="float">
            <text:p>3.00E-0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.93E+02</text:p>
          </table:table-cell>
          <table:table-cell office:value-type="float" office:value="0.262939453125" calcext:value-type="float">
            <text:p>2.63E-0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.94E+02</text:p>
          </table:table-cell>
          <table:table-cell office:value-type="float" office:value="0.232421875" calcext:value-type="float">
            <text:p>2.32E-0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.95E+02</text:p>
          </table:table-cell>
          <table:table-cell office:value-type="float" office:value="0.238037109375" calcext:value-type="float">
            <text:p>2.38E-0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.96E+02</text:p>
          </table:table-cell>
          <table:table-cell office:value-type="float" office:value="0.329833984375" calcext:value-type="float">
            <text:p>3.30E-0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.97E+02</text:p>
          </table:table-cell>
          <table:table-cell office:value-type="float" office:value="0.25390625" calcext:value-type="float">
            <text:p>2.54E-0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.98E+02</text:p>
          </table:table-cell>
          <table:table-cell office:value-type="float" office:value="0.281005859375" calcext:value-type="float">
            <text:p>2.81E-0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.99E+02</text:p>
          </table:table-cell>
          <table:table-cell office:value-type="float" office:value="0.26123046875" calcext:value-type="float">
            <text:p>2.61E-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.00E+02</text:p>
          </table:table-cell>
          <table:table-cell office:value-type="float" office:value="0.2431640625" calcext:value-type="float">
            <text:p>2.43E-0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.01E+02</text:p>
          </table:table-cell>
          <table:table-cell office:value-type="float" office:value="0.227294921875" calcext:value-type="float">
            <text:p>2.27E-0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.02E+02</text:p>
          </table:table-cell>
          <table:table-cell office:value-type="float" office:value="0.211181640625" calcext:value-type="float">
            <text:p>2.11E-0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.03E+02</text:p>
          </table:table-cell>
          <table:table-cell office:value-type="float" office:value="0.266357421875" calcext:value-type="float">
            <text:p>2.66E-0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.04E+02</text:p>
          </table:table-cell>
          <table:table-cell office:value-type="float" office:value="0.282470703125" calcext:value-type="float">
            <text:p>2.82E-0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.05E+02</text:p>
          </table:table-cell>
          <table:table-cell office:value-type="float" office:value="0.256591796875" calcext:value-type="float">
            <text:p>2.57E-0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.06E+02</text:p>
          </table:table-cell>
          <table:table-cell office:value-type="float" office:value="0.28515625" calcext:value-type="float">
            <text:p>2.85E-0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.07E+02</text:p>
          </table:table-cell>
          <table:table-cell office:value-type="float" office:value="0.2332763671875" calcext:value-type="float">
            <text:p>2.33E-0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.08E+02</text:p>
          </table:table-cell>
          <table:table-cell office:value-type="float" office:value="0.1817626953125" calcext:value-type="float">
            <text:p>1.82E-0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.09E+02</text:p>
          </table:table-cell>
          <table:table-cell office:value-type="float" office:value="0.235595703125" calcext:value-type="float">
            <text:p>2.36E-0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.10E+02</text:p>
          </table:table-cell>
          <table:table-cell office:value-type="float" office:value="0.202880859375" calcext:value-type="float">
            <text:p>2.03E-0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.11E+02</text:p>
          </table:table-cell>
          <table:table-cell office:value-type="float" office:value="0.21875" calcext:value-type="float">
            <text:p>2.19E-0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.12E+02</text:p>
          </table:table-cell>
          <table:table-cell office:value-type="float" office:value="0.2232666015625" calcext:value-type="float">
            <text:p>2.23E-0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.13E+02</text:p>
          </table:table-cell>
          <table:table-cell office:value-type="float" office:value="0.2122802734375" calcext:value-type="float">
            <text:p>2.12E-0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.14E+02</text:p>
          </table:table-cell>
          <table:table-cell office:value-type="float" office:value="0.23681640625" calcext:value-type="float">
            <text:p>2.37E-0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.15E+02</text:p>
          </table:table-cell>
          <table:table-cell office:value-type="float" office:value="0.2265625" calcext:value-type="float">
            <text:p>2.27E-0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.16E+02</text:p>
          </table:table-cell>
          <table:table-cell office:value-type="float" office:value="0.2100830078125" calcext:value-type="float">
            <text:p>2.10E-0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.17E+02</text:p>
          </table:table-cell>
          <table:table-cell office:value-type="float" office:value="0.175537109375" calcext:value-type="float">
            <text:p>1.76E-0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.18E+02</text:p>
          </table:table-cell>
          <table:table-cell office:value-type="float" office:value="0.2149658203125" calcext:value-type="float">
            <text:p>2.15E-0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.19E+02</text:p>
          </table:table-cell>
          <table:table-cell office:value-type="float" office:value="0.2000732421875" calcext:value-type="float">
            <text:p>2.00E-0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.20E+02</text:p>
          </table:table-cell>
          <table:table-cell office:value-type="float" office:value="0.197021484375" calcext:value-type="float">
            <text:p>1.97E-0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.21E+02</text:p>
          </table:table-cell>
          <table:table-cell office:value-type="float" office:value="0.276611328125" calcext:value-type="float">
            <text:p>2.77E-0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.22E+02</text:p>
          </table:table-cell>
          <table:table-cell office:value-type="float" office:value="0.1871337890625" calcext:value-type="float">
            <text:p>1.87E-0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.23E+02</text:p>
          </table:table-cell>
          <table:table-cell office:value-type="float" office:value="0.176025390625" calcext:value-type="float">
            <text:p>1.76E-0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.24E+02</text:p>
          </table:table-cell>
          <table:table-cell office:value-type="float" office:value="0.193603515625" calcext:value-type="float">
            <text:p>1.94E-0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.25E+02</text:p>
          </table:table-cell>
          <table:table-cell office:value-type="float" office:value="0.185302734375" calcext:value-type="float">
            <text:p>1.85E-0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.26E+02</text:p>
          </table:table-cell>
          <table:table-cell office:value-type="float" office:value="0.2032470703125" calcext:value-type="float">
            <text:p>2.03E-0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.27E+02</text:p>
          </table:table-cell>
          <table:table-cell office:value-type="float" office:value="0.190673828125" calcext:value-type="float">
            <text:p>1.91E-0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.28E+02</text:p>
          </table:table-cell>
          <table:table-cell office:value-type="float" office:value="0.195068359375" calcext:value-type="float">
            <text:p>1.95E-0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.29E+02</text:p>
          </table:table-cell>
          <table:table-cell office:value-type="float" office:value="0.1640625" calcext:value-type="float">
            <text:p>1.64E-0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.30E+02</text:p>
          </table:table-cell>
          <table:table-cell office:value-type="float" office:value="0.21435546875" calcext:value-type="float">
            <text:p>2.14E-0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.31E+02</text:p>
          </table:table-cell>
          <table:table-cell office:value-type="float" office:value="0.1705322265625" calcext:value-type="float">
            <text:p>1.71E-0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.32E+02</text:p>
          </table:table-cell>
          <table:table-cell office:value-type="float" office:value="0.1507568359375" calcext:value-type="float">
            <text:p>1.51E-0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.33E+02</text:p>
          </table:table-cell>
          <table:table-cell office:value-type="float" office:value="0.183837890625" calcext:value-type="float">
            <text:p>1.84E-0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.34E+02</text:p>
          </table:table-cell>
          <table:table-cell office:value-type="float" office:value="0.2158203125" calcext:value-type="float">
            <text:p>2.16E-0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.35E+02</text:p>
          </table:table-cell>
          <table:table-cell office:value-type="float" office:value="0.20556640625" calcext:value-type="float">
            <text:p>2.06E-0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.36E+02</text:p>
          </table:table-cell>
          <table:table-cell office:value-type="float" office:value="0.130615234375" calcext:value-type="float">
            <text:p>1.31E-0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.37E+02</text:p>
          </table:table-cell>
          <table:table-cell office:value-type="float" office:value="0.149169921875" calcext:value-type="float">
            <text:p>1.49E-0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.38E+02</text:p>
          </table:table-cell>
          <table:table-cell office:value-type="float" office:value="0.1474609375" calcext:value-type="float">
            <text:p>1.47E-0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.39E+02</text:p>
          </table:table-cell>
          <table:table-cell office:value-type="float" office:value="0.1439208984375" calcext:value-type="float">
            <text:p>1.44E-0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.40E+02</text:p>
          </table:table-cell>
          <table:table-cell office:value-type="float" office:value="0.154052734375" calcext:value-type="float">
            <text:p>1.54E-0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.41E+02</text:p>
          </table:table-cell>
          <table:table-cell office:value-type="float" office:value="0.1484375" calcext:value-type="float">
            <text:p>1.48E-0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.42E+02</text:p>
          </table:table-cell>
          <table:table-cell office:value-type="float" office:value="0.165283203125" calcext:value-type="float">
            <text:p>1.65E-0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.43E+02</text:p>
          </table:table-cell>
          <table:table-cell office:value-type="float" office:value="0.1485595703125" calcext:value-type="float">
            <text:p>1.49E-0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.44E+02</text:p>
          </table:table-cell>
          <table:table-cell office:value-type="float" office:value="0.1553955078125" calcext:value-type="float">
            <text:p>1.55E-0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.45E+02</text:p>
          </table:table-cell>
          <table:table-cell office:value-type="float" office:value="0.1387939453125" calcext:value-type="float">
            <text:p>1.39E-0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.46E+02</text:p>
          </table:table-cell>
          <table:table-cell office:value-type="float" office:value="0.1435546875" calcext:value-type="float">
            <text:p>1.44E-0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.47E+02</text:p>
          </table:table-cell>
          <table:table-cell office:value-type="float" office:value="0.1505126953125" calcext:value-type="float">
            <text:p>1.51E-0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.48E+02</text:p>
          </table:table-cell>
          <table:table-cell office:value-type="float" office:value="0.10443115234375" calcext:value-type="float">
            <text:p>1.04E-0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.49E+02</text:p>
          </table:table-cell>
          <table:table-cell office:value-type="float" office:value="0.1513671875" calcext:value-type="float">
            <text:p>1.51E-0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.50E+02</text:p>
          </table:table-cell>
          <table:table-cell office:value-type="float" office:value="0.10833740234375" calcext:value-type="float">
            <text:p>1.08E-0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.51E+02</text:p>
          </table:table-cell>
          <table:table-cell office:value-type="float" office:value="0.13671875" calcext:value-type="float">
            <text:p>1.37E-0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.52E+02</text:p>
          </table:table-cell>
          <table:table-cell office:value-type="float" office:value="0.10089111328125" calcext:value-type="float">
            <text:p>1.01E-0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.53E+02</text:p>
          </table:table-cell>
          <table:table-cell office:value-type="float" office:value="0.1636962890625" calcext:value-type="float">
            <text:p>1.64E-0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.54E+02</text:p>
          </table:table-cell>
          <table:table-cell office:value-type="float" office:value="0.1318359375" calcext:value-type="float">
            <text:p>1.32E-0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.55E+02</text:p>
          </table:table-cell>
          <table:table-cell office:value-type="float" office:value="0.1488037109375" calcext:value-type="float">
            <text:p>1.49E-0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.56E+02</text:p>
          </table:table-cell>
          <table:table-cell office:value-type="float" office:value="0.10345458984375" calcext:value-type="float">
            <text:p>1.03E-0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.57E+02</text:p>
          </table:table-cell>
          <table:table-cell office:value-type="float" office:value="0.1046142578125" calcext:value-type="float">
            <text:p>1.05E-0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.58E+02</text:p>
          </table:table-cell>
          <table:table-cell office:value-type="float" office:value="0.10186767578125" calcext:value-type="float">
            <text:p>1.02E-0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.59E+02</text:p>
          </table:table-cell>
          <table:table-cell office:value-type="float" office:value="0.10894775390625" calcext:value-type="float">
            <text:p>1.09E-0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.60E+02</text:p>
          </table:table-cell>
          <table:table-cell office:value-type="float" office:value="0.09930419921875" calcext:value-type="float">
            <text:p>9.93E-0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.61E+02</text:p>
          </table:table-cell>
          <table:table-cell office:value-type="float" office:value="0.11285400390625" calcext:value-type="float">
            <text:p>1.13E-0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.62E+02</text:p>
          </table:table-cell>
          <table:table-cell office:value-type="float" office:value="0.1070556640625" calcext:value-type="float">
            <text:p>1.07E-0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.63E+02</text:p>
          </table:table-cell>
          <table:table-cell office:value-type="float" office:value="0.09954833984375" calcext:value-type="float">
            <text:p>9.95E-0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.64E+02</text:p>
          </table:table-cell>
          <table:table-cell office:value-type="float" office:value="0.09674072265625" calcext:value-type="float">
            <text:p>9.67E-0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.65E+02</text:p>
          </table:table-cell>
          <table:table-cell office:value-type="float" office:value="0.0933837890625" calcext:value-type="float">
            <text:p>9.34E-02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.66E+02</text:p>
          </table:table-cell>
          <table:table-cell office:value-type="float" office:value="0.09600830078125" calcext:value-type="float">
            <text:p>9.60E-02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.67E+02</text:p>
          </table:table-cell>
          <table:table-cell office:value-type="float" office:value="0.10028076171875" calcext:value-type="float">
            <text:p>1.00E-0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.68E+02</text:p>
          </table:table-cell>
          <table:table-cell office:value-type="float" office:value="0.0972900390625" calcext:value-type="float">
            <text:p>9.73E-02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.69E+02</text:p>
          </table:table-cell>
          <table:table-cell office:value-type="float" office:value="0.0972900390625" calcext:value-type="float">
            <text:p>9.73E-02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.70E+02</text:p>
          </table:table-cell>
          <table:table-cell office:value-type="float" office:value="0.11077880859375" calcext:value-type="float">
            <text:p>1.11E-0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.71E+02</text:p>
          </table:table-cell>
          <table:table-cell office:value-type="float" office:value="0.08154296875" calcext:value-type="float">
            <text:p>8.15E-0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.72E+02</text:p>
          </table:table-cell>
          <table:table-cell office:value-type="float" office:value="0.0887451171875" calcext:value-type="float">
            <text:p>8.87E-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.73E+02</text:p>
          </table:table-cell>
          <table:table-cell office:value-type="float" office:value="0.06329345703125" calcext:value-type="float">
            <text:p>6.33E-02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.74E+02</text:p>
          </table:table-cell>
          <table:table-cell office:value-type="float" office:value="0.0938720703125" calcext:value-type="float">
            <text:p>9.39E-0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.75E+02</text:p>
          </table:table-cell>
          <table:table-cell office:value-type="float" office:value="0.09051513671875" calcext:value-type="float">
            <text:p>9.05E-02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.76E+02</text:p>
          </table:table-cell>
          <table:table-cell office:value-type="float" office:value="0.077880859375" calcext:value-type="float">
            <text:p>7.79E-0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.77E+02</text:p>
          </table:table-cell>
          <table:table-cell office:value-type="float" office:value="0.1025390625" calcext:value-type="float">
            <text:p>1.03E-0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.78E+02</text:p>
          </table:table-cell>
          <table:table-cell office:value-type="float" office:value="0.089111328125" calcext:value-type="float">
            <text:p>8.91E-0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.79E+02</text:p>
          </table:table-cell>
          <table:table-cell office:value-type="float" office:value="0.1009521484375" calcext:value-type="float">
            <text:p>1.01E-0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.80E+02</text:p>
          </table:table-cell>
          <table:table-cell office:value-type="float" office:value="0.0635986328125" calcext:value-type="float">
            <text:p>6.36E-0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.81E+02</text:p>
          </table:table-cell>
          <table:table-cell office:value-type="float" office:value="0.06787109375" calcext:value-type="float">
            <text:p>6.79E-0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.82E+02</text:p>
          </table:table-cell>
          <table:table-cell office:value-type="float" office:value="0.0775146484375" calcext:value-type="float">
            <text:p>7.75E-0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.83E+02</text:p>
          </table:table-cell>
          <table:table-cell office:value-type="float" office:value="0.05975341796875" calcext:value-type="float">
            <text:p>5.98E-0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.84E+02</text:p>
          </table:table-cell>
          <table:table-cell office:value-type="float" office:value="0.06475830078125" calcext:value-type="float">
            <text:p>6.48E-0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.85E+02</text:p>
          </table:table-cell>
          <table:table-cell office:value-type="float" office:value="0.081787109375" calcext:value-type="float">
            <text:p>8.18E-02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.86E+02</text:p>
          </table:table-cell>
          <table:table-cell office:value-type="float" office:value="0.0667724609375" calcext:value-type="float">
            <text:p>6.68E-02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.87E+02</text:p>
          </table:table-cell>
          <table:table-cell office:value-type="float" office:value="0.06121826171875" calcext:value-type="float">
            <text:p>6.12E-0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.88E+02</text:p>
          </table:table-cell>
          <table:table-cell office:value-type="float" office:value="0.0567626953125" calcext:value-type="float">
            <text:p>5.68E-0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.89E+02</text:p>
          </table:table-cell>
          <table:table-cell office:value-type="float" office:value="0.059326171875" calcext:value-type="float">
            <text:p>5.93E-0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.90E+02</text:p>
          </table:table-cell>
          <table:table-cell office:value-type="float" office:value="0.05633544921875" calcext:value-type="float">
            <text:p>5.63E-0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.91E+02</text:p>
          </table:table-cell>
          <table:table-cell office:value-type="float" office:value="0.054107666015625" calcext:value-type="float">
            <text:p>5.41E-02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.92E+02</text:p>
          </table:table-cell>
          <table:table-cell office:value-type="float" office:value="0.06097412109375" calcext:value-type="float">
            <text:p>6.10E-0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.93E+02</text:p>
          </table:table-cell>
          <table:table-cell office:value-type="float" office:value="0.05438232421875" calcext:value-type="float">
            <text:p>5.44E-0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.94E+02</text:p>
          </table:table-cell>
          <table:table-cell office:value-type="float" office:value="0.0672607421875" calcext:value-type="float">
            <text:p>6.73E-0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.95E+02</text:p>
          </table:table-cell>
          <table:table-cell office:value-type="float" office:value="0.061767578125" calcext:value-type="float">
            <text:p>6.18E-0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.96E+02</text:p>
          </table:table-cell>
          <table:table-cell office:value-type="float" office:value="0.048858642578125" calcext:value-type="float">
            <text:p>4.89E-0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.97E+02</text:p>
          </table:table-cell>
          <table:table-cell office:value-type="float" office:value="0.054107666015625" calcext:value-type="float">
            <text:p>5.41E-02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.98E+02</text:p>
          </table:table-cell>
          <table:table-cell office:value-type="float" office:value="0.05035400390625" calcext:value-type="float">
            <text:p>5.04E-0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.99E+02</text:p>
          </table:table-cell>
          <table:table-cell office:value-type="float" office:value="0.054901123046875" calcext:value-type="float">
            <text:p>5.49E-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.00E+02</text:p>
          </table:table-cell>
          <table:table-cell office:value-type="float" office:value="0.05035400390625" calcext:value-type="float">
            <text:p>5.04E-0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.01E+02</text:p>
          </table:table-cell>
          <table:table-cell office:value-type="float" office:value="0.04791259765625" calcext:value-type="float">
            <text:p>4.79E-0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.02E+02</text:p>
          </table:table-cell>
          <table:table-cell office:value-type="float" office:value="0.057220458984375" calcext:value-type="float">
            <text:p>5.72E-0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.03E+02</text:p>
          </table:table-cell>
          <table:table-cell office:value-type="float" office:value="0.067138671875" calcext:value-type="float">
            <text:p>6.71E-0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.04E+02</text:p>
          </table:table-cell>
          <table:table-cell office:value-type="float" office:value="0.048065185546875" calcext:value-type="float">
            <text:p>4.81E-0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.05E+02</text:p>
          </table:table-cell>
          <table:table-cell office:value-type="float" office:value="0.0450439453125" calcext:value-type="float">
            <text:p>4.50E-0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.06E+02</text:p>
          </table:table-cell>
          <table:table-cell office:value-type="float" office:value="0.058380126953125" calcext:value-type="float">
            <text:p>5.84E-0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.07E+02</text:p>
          </table:table-cell>
          <table:table-cell office:value-type="float" office:value="0.06103515625" calcext:value-type="float">
            <text:p>6.10E-0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.08E+02</text:p>
          </table:table-cell>
          <table:table-cell office:value-type="float" office:value="0.0447998046875" calcext:value-type="float">
            <text:p>4.48E-0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.09E+02</text:p>
          </table:table-cell>
          <table:table-cell office:value-type="float" office:value="0.0538330078125" calcext:value-type="float">
            <text:p>5.38E-0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.10E+02</text:p>
          </table:table-cell>
          <table:table-cell office:value-type="float" office:value="0.053863525390625" calcext:value-type="float">
            <text:p>5.39E-0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.11E+02</text:p>
          </table:table-cell>
          <table:table-cell office:value-type="float" office:value="0.05548095703125" calcext:value-type="float">
            <text:p>5.55E-0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.12E+02</text:p>
          </table:table-cell>
          <table:table-cell office:value-type="float" office:value="0.034515380859375" calcext:value-type="float">
            <text:p>3.45E-0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.13E+02</text:p>
          </table:table-cell>
          <table:table-cell office:value-type="float" office:value="0.044281005859375" calcext:value-type="float">
            <text:p>4.43E-0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.14E+02</text:p>
          </table:table-cell>
          <table:table-cell office:value-type="float" office:value="0.05035400390625" calcext:value-type="float">
            <text:p>5.04E-0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.15E+02</text:p>
          </table:table-cell>
          <table:table-cell office:value-type="float" office:value="0.05633544921875" calcext:value-type="float">
            <text:p>5.63E-0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.16E+02</text:p>
          </table:table-cell>
          <table:table-cell office:value-type="float" office:value="0.042388916015625" calcext:value-type="float">
            <text:p>4.24E-0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.17E+02</text:p>
          </table:table-cell>
          <table:table-cell office:value-type="float" office:value="0.05352783203125" calcext:value-type="float">
            <text:p>5.35E-0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.18E+02</text:p>
          </table:table-cell>
          <table:table-cell office:value-type="float" office:value="0.04461669921875" calcext:value-type="float">
            <text:p>4.46E-02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.19E+02</text:p>
          </table:table-cell>
          <table:table-cell office:value-type="float" office:value="0.056060791015625" calcext:value-type="float">
            <text:p>5.61E-02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.20E+02</text:p>
          </table:table-cell>
          <table:table-cell office:value-type="float" office:value="0.042236328125" calcext:value-type="float">
            <text:p>4.22E-0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.21E+02</text:p>
          </table:table-cell>
          <table:table-cell office:value-type="float" office:value="0.044403076171875" calcext:value-type="float">
            <text:p>4.44E-0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.22E+02</text:p>
          </table:table-cell>
          <table:table-cell office:value-type="float" office:value="0.04046630859375" calcext:value-type="float">
            <text:p>4.05E-0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.23E+02</text:p>
          </table:table-cell>
          <table:table-cell office:value-type="float" office:value="0.045989990234375" calcext:value-type="float">
            <text:p>4.60E-0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.24E+02</text:p>
          </table:table-cell>
          <table:table-cell office:value-type="float" office:value="0.042144775390625" calcext:value-type="float">
            <text:p>4.21E-0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.25E+02</text:p>
          </table:table-cell>
          <table:table-cell office:value-type="float" office:value="0.04461669921875" calcext:value-type="float">
            <text:p>4.46E-02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.26E+02</text:p>
          </table:table-cell>
          <table:table-cell office:value-type="float" office:value="0.04296875" calcext:value-type="float">
            <text:p>4.30E-0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.27E+02</text:p>
          </table:table-cell>
          <table:table-cell office:value-type="float" office:value="0.037261962890625" calcext:value-type="float">
            <text:p>3.73E-0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.28E+02</text:p>
          </table:table-cell>
          <table:table-cell office:value-type="float" office:value="0.033477783203125" calcext:value-type="float">
            <text:p>3.35E-0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.29E+02</text:p>
          </table:table-cell>
          <table:table-cell office:value-type="float" office:value="0.038848876953125" calcext:value-type="float">
            <text:p>3.88E-0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.30E+02</text:p>
          </table:table-cell>
          <table:table-cell office:value-type="float" office:value="0.042633056640625" calcext:value-type="float">
            <text:p>4.26E-0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.31E+02</text:p>
          </table:table-cell>
          <table:table-cell office:value-type="float" office:value="0.03887939453125" calcext:value-type="float">
            <text:p>3.89E-0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.32E+02</text:p>
          </table:table-cell>
          <table:table-cell office:value-type="float" office:value="0.0270233154296875" calcext:value-type="float">
            <text:p>2.70E-0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.33E+02</text:p>
          </table:table-cell>
          <table:table-cell office:value-type="float" office:value="0.04461669921875" calcext:value-type="float">
            <text:p>4.46E-0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.34E+02</text:p>
          </table:table-cell>
          <table:table-cell office:value-type="float" office:value="0.044769287109375" calcext:value-type="float">
            <text:p>4.48E-02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.35E+02</text:p>
          </table:table-cell>
          <table:table-cell office:value-type="float" office:value="0.032440185546875" calcext:value-type="float">
            <text:p>3.24E-0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.36E+02</text:p>
          </table:table-cell>
          <table:table-cell office:value-type="float" office:value="0.0340576171875" calcext:value-type="float">
            <text:p>3.41E-02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.37E+02</text:p>
          </table:table-cell>
          <table:table-cell office:value-type="float" office:value="0.0265960693359375" calcext:value-type="float">
            <text:p>2.66E-0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.38E+02</text:p>
          </table:table-cell>
          <table:table-cell office:value-type="float" office:value="0.0330810546875" calcext:value-type="float">
            <text:p>3.31E-0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.39E+02</text:p>
          </table:table-cell>
          <table:table-cell office:value-type="float" office:value="0.02886962890625" calcext:value-type="float">
            <text:p>2.89E-02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.40E+02</text:p>
          </table:table-cell>
          <table:table-cell office:value-type="float" office:value="0.033538818359375" calcext:value-type="float">
            <text:p>3.35E-0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.41E+02</text:p>
          </table:table-cell>
          <table:table-cell office:value-type="float" office:value="0.05706787109375" calcext:value-type="float">
            <text:p>5.71E-02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.42E+02</text:p>
          </table:table-cell>
          <table:table-cell office:value-type="float" office:value="0.026947021484375" calcext:value-type="float">
            <text:p>2.69E-0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.43E+02</text:p>
          </table:table-cell>
          <table:table-cell office:value-type="float" office:value="0.02911376953125" calcext:value-type="float">
            <text:p>2.91E-0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.44E+02</text:p>
          </table:table-cell>
          <table:table-cell office:value-type="float" office:value="0.032135009765625" calcext:value-type="float">
            <text:p>3.21E-02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.45E+02</text:p>
          </table:table-cell>
          <table:table-cell office:value-type="float" office:value="0.034271240234375" calcext:value-type="float">
            <text:p>3.43E-02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.46E+02</text:p>
          </table:table-cell>
          <table:table-cell office:value-type="float" office:value="0.0292816162109375" calcext:value-type="float">
            <text:p>2.93E-02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.47E+02</text:p>
          </table:table-cell>
          <table:table-cell office:value-type="float" office:value="0.03485107421875" calcext:value-type="float">
            <text:p>3.49E-02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.48E+02</text:p>
          </table:table-cell>
          <table:table-cell office:value-type="float" office:value="0.0298614501953125" calcext:value-type="float">
            <text:p>2.99E-0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.49E+02</text:p>
          </table:table-cell>
          <table:table-cell office:value-type="float" office:value="0.037933349609375" calcext:value-type="float">
            <text:p>3.79E-0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.50E+02</text:p>
          </table:table-cell>
          <table:table-cell office:value-type="float" office:value="0.03076171875" calcext:value-type="float">
            <text:p>3.08E-0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.51E+02</text:p>
          </table:table-cell>
          <table:table-cell office:value-type="float" office:value="0.0220947265625" calcext:value-type="float">
            <text:p>2.21E-0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.52E+02</text:p>
          </table:table-cell>
          <table:table-cell office:value-type="float" office:value="0.0338134765625" calcext:value-type="float">
            <text:p>3.38E-0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.53E+02</text:p>
          </table:table-cell>
          <table:table-cell office:value-type="float" office:value="0.0292510986328125" calcext:value-type="float">
            <text:p>2.93E-0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.54E+02</text:p>
          </table:table-cell>
          <table:table-cell office:value-type="float" office:value="0.03265380859375" calcext:value-type="float">
            <text:p>3.27E-02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.55E+02</text:p>
          </table:table-cell>
          <table:table-cell office:value-type="float" office:value="0.0214385986328125" calcext:value-type="float">
            <text:p>2.14E-0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.56E+02</text:p>
          </table:table-cell>
          <table:table-cell office:value-type="float" office:value="0.026702880859375" calcext:value-type="float">
            <text:p>2.67E-0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.57E+02</text:p>
          </table:table-cell>
          <table:table-cell office:value-type="float" office:value="0.022491455078125" calcext:value-type="float">
            <text:p>2.25E-02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.58E+02</text:p>
          </table:table-cell>
          <table:table-cell office:value-type="float" office:value="0.0279541015625" calcext:value-type="float">
            <text:p>2.80E-02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.59E+02</text:p>
          </table:table-cell>
          <table:table-cell office:value-type="float" office:value="0.029632568359375" calcext:value-type="float">
            <text:p>2.96E-0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.60E+02</text:p>
          </table:table-cell>
          <table:table-cell office:value-type="float" office:value="0.0219573974609375" calcext:value-type="float">
            <text:p>2.20E-0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.61E+02</text:p>
          </table:table-cell>
          <table:table-cell office:value-type="float" office:value="0.0234832763671875" calcext:value-type="float">
            <text:p>2.35E-0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.62E+02</text:p>
          </table:table-cell>
          <table:table-cell office:value-type="float" office:value="0.0249176025390625" calcext:value-type="float">
            <text:p>2.49E-02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.63E+02</text:p>
          </table:table-cell>
          <table:table-cell office:value-type="float" office:value="0.0191802978515625" calcext:value-type="float">
            <text:p>1.92E-0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.64E+02</text:p>
          </table:table-cell>
          <table:table-cell office:value-type="float" office:value="0.0208892822265625" calcext:value-type="float">
            <text:p>2.09E-02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.65E+02</text:p>
          </table:table-cell>
          <table:table-cell office:value-type="float" office:value="0.0265960693359375" calcext:value-type="float">
            <text:p>2.66E-02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.66E+02</text:p>
          </table:table-cell>
          <table:table-cell office:value-type="float" office:value="0.0244598388671875" calcext:value-type="float">
            <text:p>2.45E-02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.67E+02</text:p>
          </table:table-cell>
          <table:table-cell office:value-type="float" office:value="0.0236968994140625" calcext:value-type="float">
            <text:p>2.37E-02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.68E+02</text:p>
          </table:table-cell>
          <table:table-cell office:value-type="float" office:value="0.01898193359375" calcext:value-type="float">
            <text:p>1.90E-0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.69E+02</text:p>
          </table:table-cell>
          <table:table-cell office:value-type="float" office:value="0.0260772705078125" calcext:value-type="float">
            <text:p>2.61E-0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.70E+02</text:p>
          </table:table-cell>
          <table:table-cell office:value-type="float" office:value="0.0188751220703125" calcext:value-type="float">
            <text:p>1.89E-0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.71E+02</text:p>
          </table:table-cell>
          <table:table-cell office:value-type="float" office:value="0.0176544189453125" calcext:value-type="float">
            <text:p>1.77E-0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.72E+02</text:p>
          </table:table-cell>
          <table:table-cell office:value-type="float" office:value="0.0218658447265625" calcext:value-type="float">
            <text:p>2.19E-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.73E+02</text:p>
          </table:table-cell>
          <table:table-cell office:value-type="float" office:value="0.0207672119140625" calcext:value-type="float">
            <text:p>2.08E-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.74E+02</text:p>
          </table:table-cell>
          <table:table-cell office:value-type="float" office:value="0.022705078125" calcext:value-type="float">
            <text:p>2.27E-0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.75E+02</text:p>
          </table:table-cell>
          <table:table-cell office:value-type="float" office:value="0.019287109375" calcext:value-type="float">
            <text:p>1.93E-0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.76E+02</text:p>
          </table:table-cell>
          <table:table-cell office:value-type="float" office:value="0.0186614990234375" calcext:value-type="float">
            <text:p>1.87E-02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.77E+02</text:p>
          </table:table-cell>
          <table:table-cell office:value-type="float" office:value="0.0145416259765625" calcext:value-type="float">
            <text:p>1.45E-0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.78E+02</text:p>
          </table:table-cell>
          <table:table-cell office:value-type="float" office:value="0.0174102783203125" calcext:value-type="float">
            <text:p>1.74E-0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.79E+02</text:p>
          </table:table-cell>
          <table:table-cell office:value-type="float" office:value="0.02154541015625" calcext:value-type="float">
            <text:p>2.15E-02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.80E+02</text:p>
          </table:table-cell>
          <table:table-cell office:value-type="float" office:value="0.0182647705078125" calcext:value-type="float">
            <text:p>1.83E-0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.81E+02</text:p>
          </table:table-cell>
          <table:table-cell office:value-type="float" office:value="0.020477294921875" calcext:value-type="float">
            <text:p>2.05E-0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.82E+02</text:p>
          </table:table-cell>
          <table:table-cell office:value-type="float" office:value="0.02398681640625" calcext:value-type="float">
            <text:p>2.40E-0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.83E+02</text:p>
          </table:table-cell>
          <table:table-cell office:value-type="float" office:value="0.016571044921875" calcext:value-type="float">
            <text:p>1.66E-0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.84E+02</text:p>
          </table:table-cell>
          <table:table-cell office:value-type="float" office:value="0.022125244140625" calcext:value-type="float">
            <text:p>2.21E-02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.85E+02</text:p>
          </table:table-cell>
          <table:table-cell office:value-type="float" office:value="0.0162506103515625" calcext:value-type="float">
            <text:p>1.63E-0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.86E+02</text:p>
          </table:table-cell>
          <table:table-cell office:value-type="float" office:value="0.02020263671875" calcext:value-type="float">
            <text:p>2.02E-02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.87E+02</text:p>
          </table:table-cell>
          <table:table-cell office:value-type="float" office:value="0.0157928466796875" calcext:value-type="float">
            <text:p>1.58E-02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.88E+02</text:p>
          </table:table-cell>
          <table:table-cell office:value-type="float" office:value="0.0156707763671875" calcext:value-type="float">
            <text:p>1.57E-02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.89E+02</text:p>
          </table:table-cell>
          <table:table-cell office:value-type="float" office:value="0.014556884765625" calcext:value-type="float">
            <text:p>1.46E-0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.90E+02</text:p>
          </table:table-cell>
          <table:table-cell office:value-type="float" office:value="0.0235443115234375" calcext:value-type="float">
            <text:p>2.35E-02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.91E+02</text:p>
          </table:table-cell>
          <table:table-cell office:value-type="float" office:value="0.0238800048828125" calcext:value-type="float">
            <text:p>2.39E-0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.92E+02</text:p>
          </table:table-cell>
          <table:table-cell office:value-type="float" office:value="0.014556884765625" calcext:value-type="float">
            <text:p>1.46E-02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.93E+02</text:p>
          </table:table-cell>
          <table:table-cell office:value-type="float" office:value="0.0153961181640625" calcext:value-type="float">
            <text:p>1.54E-0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.94E+02</text:p>
          </table:table-cell>
          <table:table-cell office:value-type="float" office:value="0.016571044921875" calcext:value-type="float">
            <text:p>1.66E-02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.95E+02</text:p>
          </table:table-cell>
          <table:table-cell office:value-type="float" office:value="0.0142059326171875" calcext:value-type="float">
            <text:p>1.42E-0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.96E+02</text:p>
          </table:table-cell>
          <table:table-cell office:value-type="float" office:value="0.0201568603515625" calcext:value-type="float">
            <text:p>2.02E-02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.97E+02</text:p>
          </table:table-cell>
          <table:table-cell office:value-type="float" office:value="0.01959228515625" calcext:value-type="float">
            <text:p>1.96E-0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.98E+02</text:p>
          </table:table-cell>
          <table:table-cell office:value-type="float" office:value="0.0140457153320313" calcext:value-type="float">
            <text:p>1.40E-0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.99E+02</text:p>
          </table:table-cell>
          <table:table-cell office:value-type="float" office:value="0.0203399658203125" calcext:value-type="float">
            <text:p>2.03E-0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.00E+02</text:p>
          </table:table-cell>
          <table:table-cell office:value-type="float" office:value="0.0154342651367188" calcext:value-type="float">
            <text:p>1.54E-02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.01E+02</text:p>
          </table:table-cell>
          <table:table-cell office:value-type="float" office:value="0.0145111083984375" calcext:value-type="float">
            <text:p>1.45E-02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.02E+02</text:p>
          </table:table-cell>
          <table:table-cell office:value-type="float" office:value="0.0162506103515625" calcext:value-type="float">
            <text:p>1.63E-0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.03E+02</text:p>
          </table:table-cell>
          <table:table-cell office:value-type="float" office:value="0.017730712890625" calcext:value-type="float">
            <text:p>1.77E-0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.04E+02</text:p>
          </table:table-cell>
          <table:table-cell office:value-type="float" office:value="0.0144805908203125" calcext:value-type="float">
            <text:p>1.45E-0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.05E+02</text:p>
          </table:table-cell>
          <table:table-cell office:value-type="float" office:value="0.0157928466796875" calcext:value-type="float">
            <text:p>1.58E-02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.06E+02</text:p>
          </table:table-cell>
          <table:table-cell office:value-type="float" office:value="0.0154800415039063" calcext:value-type="float">
            <text:p>1.55E-02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.07E+02</text:p>
          </table:table-cell>
          <table:table-cell office:value-type="float" office:value="0.0213165283203125" calcext:value-type="float">
            <text:p>2.13E-02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.08E+02</text:p>
          </table:table-cell>
          <table:table-cell office:value-type="float" office:value="0.01617431640625" calcext:value-type="float">
            <text:p>1.62E-02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.09E+02</text:p>
          </table:table-cell>
          <table:table-cell office:value-type="float" office:value="0.014190673828125" calcext:value-type="float">
            <text:p>1.42E-0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.10E+02</text:p>
          </table:table-cell>
          <table:table-cell office:value-type="float" office:value="0.0160675048828125" calcext:value-type="float">
            <text:p>1.61E-02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.11E+02</text:p>
          </table:table-cell>
          <table:table-cell office:value-type="float" office:value="0.0140838623046875" calcext:value-type="float">
            <text:p>1.41E-0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.12E+02</text:p>
          </table:table-cell>
          <table:table-cell office:value-type="float" office:value="0.0184173583984375" calcext:value-type="float">
            <text:p>1.84E-0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.13E+02</text:p>
          </table:table-cell>
          <table:table-cell office:value-type="float" office:value="0.0176849365234375" calcext:value-type="float">
            <text:p>1.77E-02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.14E+02</text:p>
          </table:table-cell>
          <table:table-cell office:value-type="float" office:value="0.017791748046875" calcext:value-type="float">
            <text:p>1.78E-02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.15E+02</text:p>
          </table:table-cell>
          <table:table-cell office:value-type="float" office:value="0.0142669677734375" calcext:value-type="float">
            <text:p>1.43E-02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.16E+02</text:p>
          </table:table-cell>
          <table:table-cell office:value-type="float" office:value="0.0152587890625" calcext:value-type="float">
            <text:p>1.53E-02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.17E+02</text:p>
          </table:table-cell>
          <table:table-cell office:value-type="float" office:value="0.017181396484375" calcext:value-type="float">
            <text:p>1.72E-02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.18E+02</text:p>
          </table:table-cell>
          <table:table-cell office:value-type="float" office:value="0.0126495361328125" calcext:value-type="float">
            <text:p>1.26E-02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.19E+02</text:p>
          </table:table-cell>
          <table:table-cell office:value-type="float" office:value="0.015380859375" calcext:value-type="float">
            <text:p>1.54E-0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.20E+02</text:p>
          </table:table-cell>
          <table:table-cell office:value-type="float" office:value="0.01324462890625" calcext:value-type="float">
            <text:p>1.32E-02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.21E+02</text:p>
          </table:table-cell>
          <table:table-cell office:value-type="float" office:value="0.017852783203125" calcext:value-type="float">
            <text:p>1.79E-0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.22E+02</text:p>
          </table:table-cell>
          <table:table-cell office:value-type="float" office:value="0.011993408203125" calcext:value-type="float">
            <text:p>1.20E-0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.23E+02</text:p>
          </table:table-cell>
          <table:table-cell office:value-type="float" office:value="0.0108489990234375" calcext:value-type="float">
            <text:p>1.08E-0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.24E+02</text:p>
          </table:table-cell>
          <table:table-cell office:value-type="float" office:value="0.0109634399414063" calcext:value-type="float">
            <text:p>1.10E-0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.25E+02</text:p>
          </table:table-cell>
          <table:table-cell office:value-type="float" office:value="0.0137863159179688" calcext:value-type="float">
            <text:p>1.38E-0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.26E+02</text:p>
          </table:table-cell>
          <table:table-cell office:value-type="float" office:value="0.01080322265625" calcext:value-type="float">
            <text:p>1.08E-02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.27E+02</text:p>
          </table:table-cell>
          <table:table-cell office:value-type="float" office:value="0.013458251953125" calcext:value-type="float">
            <text:p>1.35E-02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.28E+02</text:p>
          </table:table-cell>
          <table:table-cell office:value-type="float" office:value="0.00994110107421875" calcext:value-type="float">
            <text:p>9.94E-03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.29E+02</text:p>
          </table:table-cell>
          <table:table-cell office:value-type="float" office:value="0.0134658813476563" calcext:value-type="float">
            <text:p>1.35E-0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.30E+02</text:p>
          </table:table-cell>
          <table:table-cell office:value-type="float" office:value="0.0126266479492188" calcext:value-type="float">
            <text:p>1.26E-02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.31E+02</text:p>
          </table:table-cell>
          <table:table-cell office:value-type="float" office:value="0.0128326416015625" calcext:value-type="float">
            <text:p>1.28E-0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.32E+02</text:p>
          </table:table-cell>
          <table:table-cell office:value-type="float" office:value="0.0120391845703125" calcext:value-type="float">
            <text:p>1.20E-02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.33E+02</text:p>
          </table:table-cell>
          <table:table-cell office:value-type="float" office:value="0.0129623413085938" calcext:value-type="float">
            <text:p>1.30E-0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.34E+02</text:p>
          </table:table-cell>
          <table:table-cell office:value-type="float" office:value="0.0125045776367188" calcext:value-type="float">
            <text:p>1.25E-02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.35E+02</text:p>
          </table:table-cell>
          <table:table-cell office:value-type="float" office:value="0.0151214599609375" calcext:value-type="float">
            <text:p>1.51E-0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.36E+02</text:p>
          </table:table-cell>
          <table:table-cell office:value-type="float" office:value="0.0130462646484375" calcext:value-type="float">
            <text:p>1.30E-02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.37E+02</text:p>
          </table:table-cell>
          <table:table-cell office:value-type="float" office:value="0.0145797729492188" calcext:value-type="float">
            <text:p>1.46E-02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.38E+02</text:p>
          </table:table-cell>
          <table:table-cell office:value-type="float" office:value="0.0125732421875" calcext:value-type="float">
            <text:p>1.26E-02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.39E+02</text:p>
          </table:table-cell>
          <table:table-cell office:value-type="float" office:value="0.01092529296875" calcext:value-type="float">
            <text:p>1.09E-0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.40E+02</text:p>
          </table:table-cell>
          <table:table-cell office:value-type="float" office:value="0.01025390625" calcext:value-type="float">
            <text:p>1.03E-0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.41E+02</text:p>
          </table:table-cell>
          <table:table-cell office:value-type="float" office:value="0.0092315673828125" calcext:value-type="float">
            <text:p>9.23E-0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.42E+02</text:p>
          </table:table-cell>
          <table:table-cell office:value-type="float" office:value="0.0121536254882813" calcext:value-type="float">
            <text:p>1.22E-02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.43E+02</text:p>
          </table:table-cell>
          <table:table-cell office:value-type="float" office:value="0.0137786865234375" calcext:value-type="float">
            <text:p>1.38E-0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.44E+02</text:p>
          </table:table-cell>
          <table:table-cell office:value-type="float" office:value="0.0106887817382813" calcext:value-type="float">
            <text:p>1.07E-02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.45E+02</text:p>
          </table:table-cell>
          <table:table-cell office:value-type="float" office:value="0.0126495361328125" calcext:value-type="float">
            <text:p>1.26E-02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.46E+02</text:p>
          </table:table-cell>
          <table:table-cell office:value-type="float" office:value="0.01141357421875" calcext:value-type="float">
            <text:p>1.14E-02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.47E+02</text:p>
          </table:table-cell>
          <table:table-cell office:value-type="float" office:value="0.013275146484375" calcext:value-type="float">
            <text:p>1.33E-02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.48E+02</text:p>
          </table:table-cell>
          <table:table-cell office:value-type="float" office:value="0.01043701171875" calcext:value-type="float">
            <text:p>1.04E-02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.49E+02</text:p>
          </table:table-cell>
          <table:table-cell office:value-type="float" office:value="0.0110397338867188" calcext:value-type="float">
            <text:p>1.10E-0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.50E+02</text:p>
          </table:table-cell>
          <table:table-cell office:value-type="float" office:value="0.0116424560546875" calcext:value-type="float">
            <text:p>1.16E-0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.51E+02</text:p>
          </table:table-cell>
          <table:table-cell office:value-type="float" office:value="0.0128860473632813" calcext:value-type="float">
            <text:p>1.29E-0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.52E+02</text:p>
          </table:table-cell>
          <table:table-cell office:value-type="float" office:value="0.00905609130859375" calcext:value-type="float">
            <text:p>9.06E-03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.53E+02</text:p>
          </table:table-cell>
          <table:table-cell office:value-type="float" office:value="0.00933837890625" calcext:value-type="float">
            <text:p>9.34E-03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.54E+02</text:p>
          </table:table-cell>
          <table:table-cell office:value-type="float" office:value="0.0118026733398438" calcext:value-type="float">
            <text:p>1.18E-02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.55E+02</text:p>
          </table:table-cell>
          <table:table-cell office:value-type="float" office:value="0.00962066650390625" calcext:value-type="float">
            <text:p>9.62E-03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.56E+02</text:p>
          </table:table-cell>
          <table:table-cell office:value-type="float" office:value="0.00948333740234375" calcext:value-type="float">
            <text:p>9.48E-0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.57E+02</text:p>
          </table:table-cell>
          <table:table-cell office:value-type="float" office:value="0.010040283203125" calcext:value-type="float">
            <text:p>1.00E-02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.58E+02</text:p>
          </table:table-cell>
          <table:table-cell office:value-type="float" office:value="0.00768280029296875" calcext:value-type="float">
            <text:p>7.68E-03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.59E+02</text:p>
          </table:table-cell>
          <table:table-cell office:value-type="float" office:value="0.0109024047851563" calcext:value-type="float">
            <text:p>1.09E-02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.60E+02</text:p>
          </table:table-cell>
          <table:table-cell office:value-type="float" office:value="0.0087738037109375" calcext:value-type="float">
            <text:p>8.77E-03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.61E+02</text:p>
          </table:table-cell>
          <table:table-cell office:value-type="float" office:value="0.0117111206054688" calcext:value-type="float">
            <text:p>1.17E-02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.62E+02</text:p>
          </table:table-cell>
          <table:table-cell office:value-type="float" office:value="0.0116424560546875" calcext:value-type="float">
            <text:p>1.16E-02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.63E+02</text:p>
          </table:table-cell>
          <table:table-cell office:value-type="float" office:value="0.0116729736328125" calcext:value-type="float">
            <text:p>1.17E-02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.64E+02</text:p>
          </table:table-cell>
          <table:table-cell office:value-type="float" office:value="0.0148086547851563" calcext:value-type="float">
            <text:p>1.48E-02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.65E+02</text:p>
          </table:table-cell>
          <table:table-cell office:value-type="float" office:value="0.0110015869140625" calcext:value-type="float">
            <text:p>1.10E-02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.66E+02</text:p>
          </table:table-cell>
          <table:table-cell office:value-type="float" office:value="0.00942230224609375" calcext:value-type="float">
            <text:p>9.42E-0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.67E+02</text:p>
          </table:table-cell>
          <table:table-cell office:value-type="float" office:value="0.0114288330078125" calcext:value-type="float">
            <text:p>1.14E-02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.68E+02</text:p>
          </table:table-cell>
          <table:table-cell office:value-type="float" office:value="0.0082855224609375" calcext:value-type="float">
            <text:p>8.29E-03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.69E+02</text:p>
          </table:table-cell>
          <table:table-cell office:value-type="float" office:value="0.0079803466796875" calcext:value-type="float">
            <text:p>7.98E-03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.70E+02</text:p>
          </table:table-cell>
          <table:table-cell office:value-type="float" office:value="0.0104217529296875" calcext:value-type="float">
            <text:p>1.04E-02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.71E+02</text:p>
          </table:table-cell>
          <table:table-cell office:value-type="float" office:value="0.0089874267578125" calcext:value-type="float">
            <text:p>8.99E-03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.72E+02</text:p>
          </table:table-cell>
          <table:table-cell office:value-type="float" office:value="0.00855255126953125" calcext:value-type="float">
            <text:p>8.55E-0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.73E+02</text:p>
          </table:table-cell>
          <table:table-cell office:value-type="float" office:value="0.0118331909179688" calcext:value-type="float">
            <text:p>1.18E-0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.74E+02</text:p>
          </table:table-cell>
          <table:table-cell office:value-type="float" office:value="0.0077972412109375" calcext:value-type="float">
            <text:p>7.80E-0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.75E+02</text:p>
          </table:table-cell>
          <table:table-cell office:value-type="float" office:value="0.00945281982421875" calcext:value-type="float">
            <text:p>9.45E-0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.76E+02</text:p>
          </table:table-cell>
          <table:table-cell office:value-type="float" office:value="0.00927734375" calcext:value-type="float">
            <text:p>9.28E-03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.77E+02</text:p>
          </table:table-cell>
          <table:table-cell office:value-type="float" office:value="0.00905609130859375" calcext:value-type="float">
            <text:p>9.06E-03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.78E+02</text:p>
          </table:table-cell>
          <table:table-cell office:value-type="float" office:value="0.0100631713867188" calcext:value-type="float">
            <text:p>1.01E-02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.79E+02</text:p>
          </table:table-cell>
          <table:table-cell office:value-type="float" office:value="0.0101242065429688" calcext:value-type="float">
            <text:p>1.01E-02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.80E+02</text:p>
          </table:table-cell>
          <table:table-cell office:value-type="float" office:value="0.0104446411132813" calcext:value-type="float">
            <text:p>1.04E-02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.81E+02</text:p>
          </table:table-cell>
          <table:table-cell office:value-type="float" office:value="0.0111007690429688" calcext:value-type="float">
            <text:p>1.11E-0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.82E+02</text:p>
          </table:table-cell>
          <table:table-cell office:value-type="float" office:value="0.00936126708984375" calcext:value-type="float">
            <text:p>9.36E-03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.83E+02</text:p>
          </table:table-cell>
          <table:table-cell office:value-type="float" office:value="0.00799560546875" calcext:value-type="float">
            <text:p>8.00E-0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.84E+02</text:p>
          </table:table-cell>
          <table:table-cell office:value-type="float" office:value="0.008880615234375" calcext:value-type="float">
            <text:p>8.88E-0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.85E+02</text:p>
          </table:table-cell>
          <table:table-cell office:value-type="float" office:value="0.00878143310546875" calcext:value-type="float">
            <text:p>8.78E-03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.86E+02</text:p>
          </table:table-cell>
          <table:table-cell office:value-type="float" office:value="0.0090789794921875" calcext:value-type="float">
            <text:p>9.08E-03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.87E+02</text:p>
          </table:table-cell>
          <table:table-cell office:value-type="float" office:value="0.00838470458984375" calcext:value-type="float">
            <text:p>8.38E-03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.88E+02</text:p>
          </table:table-cell>
          <table:table-cell office:value-type="float" office:value="0.00754165649414063" calcext:value-type="float">
            <text:p>7.54E-03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.89E+02</text:p>
          </table:table-cell>
          <table:table-cell office:value-type="float" office:value="0.0084381103515625" calcext:value-type="float">
            <text:p>8.44E-0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.90E+02</text:p>
          </table:table-cell>
          <table:table-cell office:value-type="float" office:value="0.00688552856445313" calcext:value-type="float">
            <text:p>6.89E-0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.91E+02</text:p>
          </table:table-cell>
          <table:table-cell office:value-type="float" office:value="0.00688934326171875" calcext:value-type="float">
            <text:p>6.89E-03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.92E+02</text:p>
          </table:table-cell>
          <table:table-cell office:value-type="float" office:value="0.0078582763671875" calcext:value-type="float">
            <text:p>7.86E-03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.93E+02</text:p>
          </table:table-cell>
          <table:table-cell office:value-type="float" office:value="0.0134658813476563" calcext:value-type="float">
            <text:p>1.35E-0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.94E+02</text:p>
          </table:table-cell>
          <table:table-cell office:value-type="float" office:value="0.00511550903320313" calcext:value-type="float">
            <text:p>5.12E-0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.95E+02</text:p>
          </table:table-cell>
          <table:table-cell office:value-type="float" office:value="0.0080718994140625" calcext:value-type="float">
            <text:p>8.07E-03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.96E+02</text:p>
          </table:table-cell>
          <table:table-cell office:value-type="float" office:value="0.00806427001953125" calcext:value-type="float">
            <text:p>8.06E-03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.97E+02</text:p>
          </table:table-cell>
          <table:table-cell office:value-type="float" office:value="0.00721359252929688" calcext:value-type="float">
            <text:p>7.21E-03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.98E+02</text:p>
          </table:table-cell>
          <table:table-cell office:value-type="float" office:value="0.008209228515625" calcext:value-type="float">
            <text:p>8.21E-03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.99E+02</text:p>
          </table:table-cell>
          <table:table-cell office:value-type="float" office:value="0.008941650390625" calcext:value-type="float">
            <text:p>8.94E-0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.00E+02</text:p>
          </table:table-cell>
          <table:table-cell office:value-type="float" office:value="0.007476806640625" calcext:value-type="float">
            <text:p>7.48E-03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.01E+02</text:p>
          </table:table-cell>
          <table:table-cell office:value-type="float" office:value="0.0086212158203125" calcext:value-type="float">
            <text:p>8.62E-03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.02E+02</text:p>
          </table:table-cell>
          <table:table-cell office:value-type="float" office:value="0.00676727294921875" calcext:value-type="float">
            <text:p>6.77E-0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.03E+02</text:p>
          </table:table-cell>
          <table:table-cell office:value-type="float" office:value="0.0088958740234375" calcext:value-type="float">
            <text:p>8.90E-0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.04E+02</text:p>
          </table:table-cell>
          <table:table-cell office:value-type="float" office:value="0.00655364990234375" calcext:value-type="float">
            <text:p>6.55E-0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.05E+02</text:p>
          </table:table-cell>
          <table:table-cell office:value-type="float" office:value="0.00701904296875" calcext:value-type="float">
            <text:p>7.02E-0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.06E+02</text:p>
          </table:table-cell>
          <table:table-cell office:value-type="float" office:value="0.0072021484375" calcext:value-type="float">
            <text:p>7.20E-03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.07E+02</text:p>
          </table:table-cell>
          <table:table-cell office:value-type="float" office:value="0.00827789306640625" calcext:value-type="float">
            <text:p>8.28E-0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.08E+02</text:p>
          </table:table-cell>
          <table:table-cell office:value-type="float" office:value="0.006927490234375" calcext:value-type="float">
            <text:p>6.93E-0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.09E+02</text:p>
          </table:table-cell>
          <table:table-cell office:value-type="float" office:value="0.00661849975585938" calcext:value-type="float">
            <text:p>6.62E-03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.10E+02</text:p>
          </table:table-cell>
          <table:table-cell office:value-type="float" office:value="0.00968170166015625" calcext:value-type="float">
            <text:p>9.68E-03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.11E+02</text:p>
          </table:table-cell>
          <table:table-cell office:value-type="float" office:value="0.00803375244140625" calcext:value-type="float">
            <text:p>8.03E-03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.12E+02</text:p>
          </table:table-cell>
          <table:table-cell office:value-type="float" office:value="0.00750350952148438" calcext:value-type="float">
            <text:p>7.50E-03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.13E+02</text:p>
          </table:table-cell>
          <table:table-cell office:value-type="float" office:value="0.00678634643554688" calcext:value-type="float">
            <text:p>6.79E-03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.14E+02</text:p>
          </table:table-cell>
          <table:table-cell office:value-type="float" office:value="0.00841522216796875" calcext:value-type="float">
            <text:p>8.42E-03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.15E+02</text:p>
          </table:table-cell>
          <table:table-cell office:value-type="float" office:value="0.0066986083984375" calcext:value-type="float">
            <text:p>6.70E-03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.16E+02</text:p>
          </table:table-cell>
          <table:table-cell office:value-type="float" office:value="0.00633621215820313" calcext:value-type="float">
            <text:p>6.34E-03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.17E+02</text:p>
          </table:table-cell>
          <table:table-cell office:value-type="float" office:value="0.00969696044921875" calcext:value-type="float">
            <text:p>9.70E-03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.18E+02</text:p>
          </table:table-cell>
          <table:table-cell office:value-type="float" office:value="0.00780105590820313" calcext:value-type="float">
            <text:p>7.80E-03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.19E+02</text:p>
          </table:table-cell>
          <table:table-cell office:value-type="float" office:value="0.00551223754882813" calcext:value-type="float">
            <text:p>5.51E-0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.20E+02</text:p>
          </table:table-cell>
          <table:table-cell office:value-type="float" office:value="0.00723648071289063" calcext:value-type="float">
            <text:p>7.24E-03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.21E+02</text:p>
          </table:table-cell>
          <table:table-cell office:value-type="float" office:value="0.00627899169921875" calcext:value-type="float">
            <text:p>6.28E-03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.22E+02</text:p>
          </table:table-cell>
          <table:table-cell office:value-type="float" office:value="0.00656509399414063" calcext:value-type="float">
            <text:p>6.57E-03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.23E+02</text:p>
          </table:table-cell>
          <table:table-cell office:value-type="float" office:value="0.00745391845703125" calcext:value-type="float">
            <text:p>7.45E-0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.24E+02</text:p>
          </table:table-cell>
          <table:table-cell office:value-type="float" office:value="0.00666046142578125" calcext:value-type="float">
            <text:p>6.66E-03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.25E+02</text:p>
          </table:table-cell>
          <table:table-cell office:value-type="float" office:value="0.00789642333984375" calcext:value-type="float">
            <text:p>7.90E-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.26E+02</text:p>
          </table:table-cell>
          <table:table-cell office:value-type="float" office:value="0.0078125" calcext:value-type="float">
            <text:p>7.81E-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.27E+02</text:p>
          </table:table-cell>
          <table:table-cell office:value-type="float" office:value="0.00566482543945313" calcext:value-type="float">
            <text:p>5.66E-03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.28E+02</text:p>
          </table:table-cell>
          <table:table-cell office:value-type="float" office:value="0.00709915161132813" calcext:value-type="float">
            <text:p>7.10E-03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.29E+02</text:p>
          </table:table-cell>
          <table:table-cell office:value-type="float" office:value="0.00598907470703125" calcext:value-type="float">
            <text:p>5.99E-03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.30E+02</text:p>
          </table:table-cell>
          <table:table-cell office:value-type="float" office:value="0.00686264038085938" calcext:value-type="float">
            <text:p>6.86E-03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.31E+02</text:p>
          </table:table-cell>
          <table:table-cell office:value-type="float" office:value="0.00537490844726563" calcext:value-type="float">
            <text:p>5.37E-03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.32E+02</text:p>
          </table:table-cell>
          <table:table-cell office:value-type="float" office:value="0.00584793090820313" calcext:value-type="float">
            <text:p>5.85E-03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.33E+02</text:p>
          </table:table-cell>
          <table:table-cell office:value-type="float" office:value="0.0069580078125" calcext:value-type="float">
            <text:p>6.96E-0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.34E+02</text:p>
          </table:table-cell>
          <table:table-cell office:value-type="float" office:value="0.007110595703125" calcext:value-type="float">
            <text:p>7.11E-0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.35E+02</text:p>
          </table:table-cell>
          <table:table-cell office:value-type="float" office:value="0.00699615478515625" calcext:value-type="float">
            <text:p>7.00E-03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.36E+02</text:p>
          </table:table-cell>
          <table:table-cell office:value-type="float" office:value="0.00516891479492188" calcext:value-type="float">
            <text:p>5.17E-03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.37E+02</text:p>
          </table:table-cell>
          <table:table-cell office:value-type="float" office:value="0.00774765014648438" calcext:value-type="float">
            <text:p>7.75E-03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.38E+02</text:p>
          </table:table-cell>
          <table:table-cell office:value-type="float" office:value="0.00634765625" calcext:value-type="float">
            <text:p>6.35E-03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.39E+02</text:p>
          </table:table-cell>
          <table:table-cell office:value-type="float" office:value="0.0059814453125" calcext:value-type="float">
            <text:p>5.98E-03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.40E+02</text:p>
          </table:table-cell>
          <table:table-cell office:value-type="float" office:value="0.00554275512695313" calcext:value-type="float">
            <text:p>5.54E-03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.41E+02</text:p>
          </table:table-cell>
          <table:table-cell office:value-type="float" office:value="0.00702285766601563" calcext:value-type="float">
            <text:p>7.02E-03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.42E+02</text:p>
          </table:table-cell>
          <table:table-cell office:value-type="float" office:value="0.00780868530273438" calcext:value-type="float">
            <text:p>7.81E-03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.43E+02</text:p>
          </table:table-cell>
          <table:table-cell office:value-type="float" office:value="0.005523681640625" calcext:value-type="float">
            <text:p>5.52E-0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.44E+02</text:p>
          </table:table-cell>
          <table:table-cell office:value-type="float" office:value="0.0061492919921875" calcext:value-type="float">
            <text:p>6.15E-03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.45E+02</text:p>
          </table:table-cell>
          <table:table-cell office:value-type="float" office:value="0.00600814819335938" calcext:value-type="float">
            <text:p>6.01E-0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.46E+02</text:p>
          </table:table-cell>
          <table:table-cell office:value-type="float" office:value="0.00524520874023438" calcext:value-type="float">
            <text:p>5.25E-0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.47E+02</text:p>
          </table:table-cell>
          <table:table-cell office:value-type="float" office:value="0.00665283203125" calcext:value-type="float">
            <text:p>6.65E-0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.48E+02</text:p>
          </table:table-cell>
          <table:table-cell office:value-type="float" office:value="0.00597381591796875" calcext:value-type="float">
            <text:p>5.97E-03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.49E+02</text:p>
          </table:table-cell>
          <table:table-cell office:value-type="float" office:value="0.00836181640625" calcext:value-type="float">
            <text:p>8.36E-0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.50E+02</text:p>
          </table:table-cell>
          <table:table-cell office:value-type="float" office:value="0.00664901733398438" calcext:value-type="float">
            <text:p>6.65E-03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.51E+02</text:p>
          </table:table-cell>
          <table:table-cell office:value-type="float" office:value="0.00754547119140625" calcext:value-type="float">
            <text:p>7.55E-0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.52E+02</text:p>
          </table:table-cell>
          <table:table-cell office:value-type="float" office:value="0.0056304931640625" calcext:value-type="float">
            <text:p>5.63E-03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.53E+02</text:p>
          </table:table-cell>
          <table:table-cell office:value-type="float" office:value="0.0084991455078125" calcext:value-type="float">
            <text:p>8.50E-03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.54E+02</text:p>
          </table:table-cell>
          <table:table-cell office:value-type="float" office:value="0.00452804565429688" calcext:value-type="float">
            <text:p>4.53E-03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.55E+02</text:p>
          </table:table-cell>
          <table:table-cell office:value-type="float" office:value="0.00529861450195313" calcext:value-type="float">
            <text:p>5.30E-03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.56E+02</text:p>
          </table:table-cell>
          <table:table-cell office:value-type="float" office:value="0.00612258911132813" calcext:value-type="float">
            <text:p>6.12E-03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.57E+02</text:p>
          </table:table-cell>
          <table:table-cell office:value-type="float" office:value="0.00669097900390625" calcext:value-type="float">
            <text:p>6.69E-03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.58E+02</text:p>
          </table:table-cell>
          <table:table-cell office:value-type="float" office:value="0.00634384155273438" calcext:value-type="float">
            <text:p>6.34E-03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.59E+02</text:p>
          </table:table-cell>
          <table:table-cell office:value-type="float" office:value="0.00567626953125" calcext:value-type="float">
            <text:p>5.68E-03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.60E+02</text:p>
          </table:table-cell>
          <table:table-cell office:value-type="float" office:value="0.00577545166015625" calcext:value-type="float">
            <text:p>5.78E-03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.61E+02</text:p>
          </table:table-cell>
          <table:table-cell office:value-type="float" office:value="0.00659942626953125" calcext:value-type="float">
            <text:p>6.60E-03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.62E+02</text:p>
          </table:table-cell>
          <table:table-cell office:value-type="float" office:value="0.00538253784179688" calcext:value-type="float">
            <text:p>5.38E-03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.63E+02</text:p>
          </table:table-cell>
          <table:table-cell office:value-type="float" office:value="0.00534439086914063" calcext:value-type="float">
            <text:p>5.34E-03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.64E+02</text:p>
          </table:table-cell>
          <table:table-cell office:value-type="float" office:value="0.0040130615234375" calcext:value-type="float">
            <text:p>4.01E-03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.65E+02</text:p>
          </table:table-cell>
          <table:table-cell office:value-type="float" office:value="0.005767822265625" calcext:value-type="float">
            <text:p>5.77E-0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.66E+02</text:p>
          </table:table-cell>
          <table:table-cell office:value-type="float" office:value="0.00543594360351563" calcext:value-type="float">
            <text:p>5.44E-0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.67E+02</text:p>
          </table:table-cell>
          <table:table-cell office:value-type="float" office:value="0.00454330444335938" calcext:value-type="float">
            <text:p>4.54E-03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.68E+02</text:p>
          </table:table-cell>
          <table:table-cell office:value-type="float" office:value="0.00539016723632813" calcext:value-type="float">
            <text:p>5.39E-03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.69E+02</text:p>
          </table:table-cell>
          <table:table-cell office:value-type="float" office:value="0.00592041015625" calcext:value-type="float">
            <text:p>5.92E-03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.70E+02</text:p>
          </table:table-cell>
          <table:table-cell office:value-type="float" office:value="0.00384902954101562" calcext:value-type="float">
            <text:p>3.85E-03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.71E+02</text:p>
          </table:table-cell>
          <table:table-cell office:value-type="float" office:value="0.004730224609375" calcext:value-type="float">
            <text:p>4.73E-03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.72E+02</text:p>
          </table:table-cell>
          <table:table-cell office:value-type="float" office:value="0.00488662719726563" calcext:value-type="float">
            <text:p>4.89E-03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.73E+02</text:p>
          </table:table-cell>
          <table:table-cell office:value-type="float" office:value="0.00513076782226563" calcext:value-type="float">
            <text:p>5.13E-0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.74E+02</text:p>
          </table:table-cell>
          <table:table-cell office:value-type="float" office:value="0.00577545166015625" calcext:value-type="float">
            <text:p>5.78E-03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.75E+02</text:p>
          </table:table-cell>
          <table:table-cell office:value-type="float" office:value="0.00519943237304688" calcext:value-type="float">
            <text:p>5.20E-03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.76E+02</text:p>
          </table:table-cell>
          <table:table-cell office:value-type="float" office:value="0.0054168701171875" calcext:value-type="float">
            <text:p>5.42E-03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.77E+02</text:p>
          </table:table-cell>
          <table:table-cell office:value-type="float" office:value="0.0054779052734375" calcext:value-type="float">
            <text:p>5.48E-03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.78E+02</text:p>
          </table:table-cell>
          <table:table-cell office:value-type="float" office:value="0.00695419311523438" calcext:value-type="float">
            <text:p>6.95E-03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.79E+02</text:p>
          </table:table-cell>
          <table:table-cell office:value-type="float" office:value="0.00630569458007813" calcext:value-type="float">
            <text:p>6.31E-03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.80E+02</text:p>
          </table:table-cell>
          <table:table-cell office:value-type="float" office:value="0.00605392456054688" calcext:value-type="float">
            <text:p>6.05E-03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.81E+02</text:p>
          </table:table-cell>
          <table:table-cell office:value-type="float" office:value="0.00504302978515625" calcext:value-type="float">
            <text:p>5.04E-03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.82E+02</text:p>
          </table:table-cell>
          <table:table-cell office:value-type="float" office:value="0.00555801391601563" calcext:value-type="float">
            <text:p>5.56E-03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.83E+02</text:p>
          </table:table-cell>
          <table:table-cell office:value-type="float" office:value="0.00508880615234375" calcext:value-type="float">
            <text:p>5.09E-03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.84E+02</text:p>
          </table:table-cell>
          <table:table-cell office:value-type="float" office:value="0.00562286376953125" calcext:value-type="float">
            <text:p>5.62E-03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.85E+02</text:p>
          </table:table-cell>
          <table:table-cell office:value-type="float" office:value="0.00466156005859375" calcext:value-type="float">
            <text:p>4.66E-03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.86E+02</text:p>
          </table:table-cell>
          <table:table-cell office:value-type="float" office:value="0.00557327270507813" calcext:value-type="float">
            <text:p>5.57E-03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.87E+02</text:p>
          </table:table-cell>
          <table:table-cell office:value-type="float" office:value="0.0056304931640625" calcext:value-type="float">
            <text:p>5.63E-0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.88E+02</text:p>
          </table:table-cell>
          <table:table-cell office:value-type="float" office:value="0.00369071960449219" calcext:value-type="float">
            <text:p>3.69E-0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.89E+02</text:p>
          </table:table-cell>
          <table:table-cell office:value-type="float" office:value="0.00380325317382812" calcext:value-type="float">
            <text:p>3.80E-03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.90E+02</text:p>
          </table:table-cell>
          <table:table-cell office:value-type="float" office:value="0.0062408447265625" calcext:value-type="float">
            <text:p>6.24E-03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.91E+02</text:p>
          </table:table-cell>
          <table:table-cell office:value-type="float" office:value="0.00461196899414063" calcext:value-type="float">
            <text:p>4.61E-03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.92E+02</text:p>
          </table:table-cell>
          <table:table-cell office:value-type="float" office:value="0.00604248046875" calcext:value-type="float">
            <text:p>6.04E-03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.93E+02</text:p>
          </table:table-cell>
          <table:table-cell office:value-type="float" office:value="0.0046539306640625" calcext:value-type="float">
            <text:p>4.65E-03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.94E+02</text:p>
          </table:table-cell>
          <table:table-cell office:value-type="float" office:value="0.006927490234375" calcext:value-type="float">
            <text:p>6.93E-03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.95E+02</text:p>
          </table:table-cell>
          <table:table-cell office:value-type="float" office:value="0.00490951538085938" calcext:value-type="float">
            <text:p>4.91E-0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.96E+02</text:p>
          </table:table-cell>
          <table:table-cell office:value-type="float" office:value="0.004180908203125" calcext:value-type="float">
            <text:p>4.18E-03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.97E+02</text:p>
          </table:table-cell>
          <table:table-cell office:value-type="float" office:value="0.00560760498046875" calcext:value-type="float">
            <text:p>5.61E-03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.98E+02</text:p>
          </table:table-cell>
          <table:table-cell office:value-type="float" office:value="0.00396728515625" calcext:value-type="float">
            <text:p>3.97E-0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.99E+02</text:p>
          </table:table-cell>
          <table:table-cell office:value-type="float" office:value="0.00812530517578125" calcext:value-type="float">
            <text:p>8.13E-0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.00E+02</text:p>
          </table:table-cell>
          <table:table-cell office:value-type="float" office:value="0.00303268432617187" calcext:value-type="float">
            <text:p>3.03E-03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.01E+02</text:p>
          </table:table-cell>
          <table:table-cell office:value-type="float" office:value="0.00408935546875" calcext:value-type="float">
            <text:p>4.09E-03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.02E+02</text:p>
          </table:table-cell>
          <table:table-cell office:value-type="float" office:value="0.00654220581054688" calcext:value-type="float">
            <text:p>6.54E-03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.03E+02</text:p>
          </table:table-cell>
          <table:table-cell office:value-type="float" office:value="0.00620269775390625" calcext:value-type="float">
            <text:p>6.20E-0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.04E+02</text:p>
          </table:table-cell>
          <table:table-cell office:value-type="float" office:value="0.00381851196289062" calcext:value-type="float">
            <text:p>3.82E-03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.05E+02</text:p>
          </table:table-cell>
          <table:table-cell office:value-type="float" office:value="0.00513076782226563" calcext:value-type="float">
            <text:p>5.13E-03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.06E+02</text:p>
          </table:table-cell>
          <table:table-cell office:value-type="float" office:value="0.0042877197265625" calcext:value-type="float">
            <text:p>4.29E-03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.07E+02</text:p>
          </table:table-cell>
          <table:table-cell office:value-type="float" office:value="0.005889892578125" calcext:value-type="float">
            <text:p>5.89E-0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.08E+02</text:p>
          </table:table-cell>
          <table:table-cell office:value-type="float" office:value="0.00431442260742188" calcext:value-type="float">
            <text:p>4.31E-03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.09E+02</text:p>
          </table:table-cell>
          <table:table-cell office:value-type="float" office:value="0.00446319580078125" calcext:value-type="float">
            <text:p>4.46E-03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.10E+02</text:p>
          </table:table-cell>
          <table:table-cell office:value-type="float" office:value="0.00696563720703125" calcext:value-type="float">
            <text:p>6.97E-0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.11E+02</text:p>
          </table:table-cell>
          <table:table-cell office:value-type="float" office:value="0.00437164306640625" calcext:value-type="float">
            <text:p>4.37E-0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.12E+02</text:p>
          </table:table-cell>
          <table:table-cell office:value-type="float" office:value="0.00401687622070313" calcext:value-type="float">
            <text:p>4.02E-03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.13E+02</text:p>
          </table:table-cell>
          <table:table-cell office:value-type="float" office:value="0.00405120849609375" calcext:value-type="float">
            <text:p>4.05E-0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.14E+02</text:p>
          </table:table-cell>
          <table:table-cell office:value-type="float" office:value="0.00490570068359375" calcext:value-type="float">
            <text:p>4.91E-03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.15E+02</text:p>
          </table:table-cell>
          <table:table-cell office:value-type="float" office:value="0.00452804565429688" calcext:value-type="float">
            <text:p>4.53E-03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.16E+02</text:p>
          </table:table-cell>
          <table:table-cell office:value-type="float" office:value="0.00422286987304688" calcext:value-type="float">
            <text:p>4.22E-03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.17E+02</text:p>
          </table:table-cell>
          <table:table-cell office:value-type="float" office:value="0.00357818603515625" calcext:value-type="float">
            <text:p>3.58E-03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.18E+02</text:p>
          </table:table-cell>
          <table:table-cell office:value-type="float" office:value="0.00346183776855469" calcext:value-type="float">
            <text:p>3.46E-03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.19E+02</text:p>
          </table:table-cell>
          <table:table-cell office:value-type="float" office:value="0.00490951538085938" calcext:value-type="float">
            <text:p>4.91E-03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.20E+02</text:p>
          </table:table-cell>
          <table:table-cell office:value-type="float" office:value="0.00388717651367187" calcext:value-type="float">
            <text:p>3.89E-03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.21E+02</text:p>
          </table:table-cell>
          <table:table-cell office:value-type="float" office:value="0.0042266845703125" calcext:value-type="float">
            <text:p>4.23E-03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.22E+02</text:p>
          </table:table-cell>
          <table:table-cell office:value-type="float" office:value="0.00450515747070313" calcext:value-type="float">
            <text:p>4.51E-03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.23E+02</text:p>
          </table:table-cell>
          <table:table-cell office:value-type="float" office:value="0.00550079345703125" calcext:value-type="float">
            <text:p>5.50E-03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.24E+02</text:p>
          </table:table-cell>
          <table:table-cell office:value-type="float" office:value="0.00399398803710937" calcext:value-type="float">
            <text:p>3.99E-03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.25E+02</text:p>
          </table:table-cell>
          <table:table-cell office:value-type="float" office:value="0.0050811767578125" calcext:value-type="float">
            <text:p>5.08E-03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.26E+02</text:p>
          </table:table-cell>
          <table:table-cell office:value-type="float" office:value="0.00312042236328125" calcext:value-type="float">
            <text:p>3.12E-03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.27E+02</text:p>
          </table:table-cell>
          <table:table-cell office:value-type="float" office:value="0.00341224670410156" calcext:value-type="float">
            <text:p>3.41E-03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.28E+02</text:p>
          </table:table-cell>
          <table:table-cell office:value-type="float" office:value="0.00409317016601563" calcext:value-type="float">
            <text:p>4.09E-03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.29E+02</text:p>
          </table:table-cell>
          <table:table-cell office:value-type="float" office:value="0.0042572021484375" calcext:value-type="float">
            <text:p>4.26E-03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.30E+02</text:p>
          </table:table-cell>
          <table:table-cell office:value-type="float" office:value="0.0037384033203125" calcext:value-type="float">
            <text:p>3.74E-03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.31E+02</text:p>
          </table:table-cell>
          <table:table-cell office:value-type="float" office:value="0.00345802307128906" calcext:value-type="float">
            <text:p>3.46E-03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.32E+02</text:p>
          </table:table-cell>
          <table:table-cell office:value-type="float" office:value="0.00413894653320313" calcext:value-type="float">
            <text:p>4.14E-03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.33E+02</text:p>
          </table:table-cell>
          <table:table-cell office:value-type="float" office:value="0.00405120849609375" calcext:value-type="float">
            <text:p>4.05E-0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.34E+02</text:p>
          </table:table-cell>
          <table:table-cell office:value-type="float" office:value="0.00478363037109375" calcext:value-type="float">
            <text:p>4.78E-0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.35E+02</text:p>
          </table:table-cell>
          <table:table-cell office:value-type="float" office:value="0.00279998779296875" calcext:value-type="float">
            <text:p>2.80E-0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.36E+02</text:p>
          </table:table-cell>
          <table:table-cell office:value-type="float" office:value="0.00389289855957031" calcext:value-type="float">
            <text:p>3.89E-03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.37E+02</text:p>
          </table:table-cell>
          <table:table-cell office:value-type="float" office:value="0.00481796264648438" calcext:value-type="float">
            <text:p>4.82E-03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.38E+02</text:p>
          </table:table-cell>
          <table:table-cell office:value-type="float" office:value="0.00455856323242188" calcext:value-type="float">
            <text:p>4.56E-03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.39E+02</text:p>
          </table:table-cell>
          <table:table-cell office:value-type="float" office:value="0.00442886352539063" calcext:value-type="float">
            <text:p>4.43E-03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.40E+02</text:p>
          </table:table-cell>
          <table:table-cell office:value-type="float" office:value="0.00366401672363281" calcext:value-type="float">
            <text:p>3.66E-03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.41E+02</text:p>
          </table:table-cell>
          <table:table-cell office:value-type="float" office:value="0.00376319885253906" calcext:value-type="float">
            <text:p>3.76E-03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.42E+02</text:p>
          </table:table-cell>
          <table:table-cell office:value-type="float" office:value="0.0036773681640625" calcext:value-type="float">
            <text:p>3.68E-03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.43E+02</text:p>
          </table:table-cell>
          <table:table-cell office:value-type="float" office:value="0.00343894958496094" calcext:value-type="float">
            <text:p>3.44E-03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.44E+02</text:p>
          </table:table-cell>
          <table:table-cell office:value-type="float" office:value="0.00530624389648438" calcext:value-type="float">
            <text:p>5.31E-0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.45E+02</text:p>
          </table:table-cell>
          <table:table-cell office:value-type="float" office:value="0.00317764282226562" calcext:value-type="float">
            <text:p>3.18E-03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.46E+02</text:p>
          </table:table-cell>
          <table:table-cell office:value-type="float" office:value="0.00473403930664063" calcext:value-type="float">
            <text:p>4.73E-03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.47E+02</text:p>
          </table:table-cell>
          <table:table-cell office:value-type="float" office:value="0.0036163330078125" calcext:value-type="float">
            <text:p>3.62E-03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.48E+02</text:p>
          </table:table-cell>
          <table:table-cell office:value-type="float" office:value="0.00369071960449219" calcext:value-type="float">
            <text:p>3.69E-03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.49E+02</text:p>
          </table:table-cell>
          <table:table-cell office:value-type="float" office:value="0.00349807739257812" calcext:value-type="float">
            <text:p>3.50E-03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.50E+02</text:p>
          </table:table-cell>
          <table:table-cell office:value-type="float" office:value="0.00266265869140625" calcext:value-type="float">
            <text:p>2.66E-03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.51E+02</text:p>
          </table:table-cell>
          <table:table-cell office:value-type="float" office:value="0.00503921508789063" calcext:value-type="float">
            <text:p>5.04E-03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.52E+02</text:p>
          </table:table-cell>
          <table:table-cell office:value-type="float" office:value="0.00466537475585938" calcext:value-type="float">
            <text:p>4.67E-03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.53E+02</text:p>
          </table:table-cell>
          <table:table-cell office:value-type="float" office:value="0.0044403076171875" calcext:value-type="float">
            <text:p>4.44E-03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.54E+02</text:p>
          </table:table-cell>
          <table:table-cell office:value-type="float" office:value="0.00318145751953125" calcext:value-type="float">
            <text:p>3.18E-03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.55E+02</text:p>
          </table:table-cell>
          <table:table-cell office:value-type="float" office:value="0.00571060180664063" calcext:value-type="float">
            <text:p>5.71E-03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.56E+02</text:p>
          </table:table-cell>
          <table:table-cell office:value-type="float" office:value="0.00379180908203125" calcext:value-type="float">
            <text:p>3.79E-0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.57E+02</text:p>
          </table:table-cell>
          <table:table-cell office:value-type="float" office:value="0.00371551513671875" calcext:value-type="float">
            <text:p>3.72E-03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.58E+02</text:p>
          </table:table-cell>
          <table:table-cell office:value-type="float" office:value="0.00616455078125" calcext:value-type="float">
            <text:p>6.16E-03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.59E+02</text:p>
          </table:table-cell>
          <table:table-cell office:value-type="float" office:value="0.00337982177734375" calcext:value-type="float">
            <text:p>3.38E-0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.60E+02</text:p>
          </table:table-cell>
          <table:table-cell office:value-type="float" office:value="0.00285530090332031" calcext:value-type="float">
            <text:p>2.86E-0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.61E+02</text:p>
          </table:table-cell>
          <table:table-cell office:value-type="float" office:value="0.00329780578613281" calcext:value-type="float">
            <text:p>3.30E-0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.62E+02</text:p>
          </table:table-cell>
          <table:table-cell office:value-type="float" office:value="0.00320053100585937" calcext:value-type="float">
            <text:p>3.20E-03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.63E+02</text:p>
          </table:table-cell>
          <table:table-cell office:value-type="float" office:value="0.00296783447265625" calcext:value-type="float">
            <text:p>2.97E-03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.64E+02</text:p>
          </table:table-cell>
          <table:table-cell office:value-type="float" office:value="0.003204345703125" calcext:value-type="float">
            <text:p>3.20E-03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.65E+02</text:p>
          </table:table-cell>
          <table:table-cell office:value-type="float" office:value="0.00353813171386719" calcext:value-type="float">
            <text:p>3.54E-03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.66E+02</text:p>
          </table:table-cell>
          <table:table-cell office:value-type="float" office:value="0.00362396240234375" calcext:value-type="float">
            <text:p>3.62E-03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.67E+02</text:p>
          </table:table-cell>
          <table:table-cell office:value-type="float" office:value="0.00353622436523437" calcext:value-type="float">
            <text:p>3.54E-03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.68E+02</text:p>
          </table:table-cell>
          <table:table-cell office:value-type="float" office:value="0.003326416015625" calcext:value-type="float">
            <text:p>3.33E-03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.69E+02</text:p>
          </table:table-cell>
          <table:table-cell office:value-type="float" office:value="0.0030975341796875" calcext:value-type="float">
            <text:p>3.10E-03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.70E+02</text:p>
          </table:table-cell>
          <table:table-cell office:value-type="float" office:value="0.00374794006347656" calcext:value-type="float">
            <text:p>3.75E-0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.71E+02</text:p>
          </table:table-cell>
          <table:table-cell office:value-type="float" office:value="0.00325584411621094" calcext:value-type="float">
            <text:p>3.26E-03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.72E+02</text:p>
          </table:table-cell>
          <table:table-cell office:value-type="float" office:value="0.0038909912109375" calcext:value-type="float">
            <text:p>3.89E-03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.73E+02</text:p>
          </table:table-cell>
          <table:table-cell office:value-type="float" office:value="0.00276756286621094" calcext:value-type="float">
            <text:p>2.77E-03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.74E+02</text:p>
          </table:table-cell>
          <table:table-cell office:value-type="float" office:value="0.00365638732910156" calcext:value-type="float">
            <text:p>3.66E-03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.75E+02</text:p>
          </table:table-cell>
          <table:table-cell office:value-type="float" office:value="0.00262641906738281" calcext:value-type="float">
            <text:p>2.63E-03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.76E+02</text:p>
          </table:table-cell>
          <table:table-cell office:value-type="float" office:value="0.00421142578125" calcext:value-type="float">
            <text:p>4.21E-03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.77E+02</text:p>
          </table:table-cell>
          <table:table-cell office:value-type="float" office:value="0.0023651123046875" calcext:value-type="float">
            <text:p>2.37E-03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.78E+02</text:p>
          </table:table-cell>
          <table:table-cell office:value-type="float" office:value="0.00346183776855469" calcext:value-type="float">
            <text:p>3.46E-03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.79E+02</text:p>
          </table:table-cell>
          <table:table-cell office:value-type="float" office:value="0.00299263000488281" calcext:value-type="float">
            <text:p>2.99E-03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.80E+02</text:p>
          </table:table-cell>
          <table:table-cell office:value-type="float" office:value="0.00385093688964844" calcext:value-type="float">
            <text:p>3.85E-03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.81E+02</text:p>
          </table:table-cell>
          <table:table-cell office:value-type="float" office:value="0.00285720825195312" calcext:value-type="float">
            <text:p>2.86E-0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.82E+02</text:p>
          </table:table-cell>
          <table:table-cell office:value-type="float" office:value="0.00339889526367187" calcext:value-type="float">
            <text:p>3.40E-03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.83E+02</text:p>
          </table:table-cell>
          <table:table-cell office:value-type="float" office:value="0.00302314758300781" calcext:value-type="float">
            <text:p>3.02E-03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.84E+02</text:p>
          </table:table-cell>
          <table:table-cell office:value-type="float" office:value="0.00292205810546875" calcext:value-type="float">
            <text:p>2.92E-03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.85E+02</text:p>
          </table:table-cell>
          <table:table-cell office:value-type="float" office:value="0.00314712524414062" calcext:value-type="float">
            <text:p>3.15E-03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.86E+02</text:p>
          </table:table-cell>
          <table:table-cell office:value-type="float" office:value="0.00306129455566406" calcext:value-type="float">
            <text:p>3.06E-03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.87E+02</text:p>
          </table:table-cell>
          <table:table-cell office:value-type="float" office:value="0.00384712219238281" calcext:value-type="float">
            <text:p>3.85E-0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.88E+02</text:p>
          </table:table-cell>
          <table:table-cell office:value-type="float" office:value="0.00386238098144531" calcext:value-type="float">
            <text:p>3.86E-0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.89E+02</text:p>
          </table:table-cell>
          <table:table-cell office:value-type="float" office:value="0.00296974182128906" calcext:value-type="float">
            <text:p>2.97E-03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.90E+02</text:p>
          </table:table-cell>
          <table:table-cell office:value-type="float" office:value="0.00297355651855469" calcext:value-type="float">
            <text:p>2.97E-03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.91E+02</text:p>
          </table:table-cell>
          <table:table-cell office:value-type="float" office:value="0.00257110595703125" calcext:value-type="float">
            <text:p>2.57E-03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.92E+02</text:p>
          </table:table-cell>
          <table:table-cell office:value-type="float" office:value="0.00304794311523437" calcext:value-type="float">
            <text:p>3.05E-03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.93E+02</text:p>
          </table:table-cell>
          <table:table-cell office:value-type="float" office:value="0.00286674499511719" calcext:value-type="float">
            <text:p>2.87E-0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.94E+02</text:p>
          </table:table-cell>
          <table:table-cell office:value-type="float" office:value="0.00242424011230469" calcext:value-type="float">
            <text:p>2.42E-03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.95E+02</text:p>
          </table:table-cell>
          <table:table-cell office:value-type="float" office:value="0.0026397705078125" calcext:value-type="float">
            <text:p>2.64E-03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.96E+02</text:p>
          </table:table-cell>
          <table:table-cell office:value-type="float" office:value="0.00382614135742187" calcext:value-type="float">
            <text:p>3.83E-03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.97E+02</text:p>
          </table:table-cell>
          <table:table-cell office:value-type="float" office:value="0.00327682495117187" calcext:value-type="float">
            <text:p>3.28E-03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.98E+02</text:p>
          </table:table-cell>
          <table:table-cell office:value-type="float" office:value="0.00313377380371094" calcext:value-type="float">
            <text:p>3.13E-03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.99E+02</text:p>
          </table:table-cell>
          <table:table-cell office:value-type="float" office:value="0.00382423400878906" calcext:value-type="float">
            <text:p>3.82E-03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.00E+02</text:p>
          </table:table-cell>
          <table:table-cell office:value-type="float" office:value="0.00289535522460937" calcext:value-type="float">
            <text:p>2.90E-03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.01E+02</text:p>
          </table:table-cell>
          <table:table-cell office:value-type="float" office:value="0.00259590148925781" calcext:value-type="float">
            <text:p>2.60E-0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.02E+02</text:p>
          </table:table-cell>
          <table:table-cell office:value-type="float" office:value="0.00306320190429687" calcext:value-type="float">
            <text:p>3.06E-03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.03E+02</text:p>
          </table:table-cell>
          <table:table-cell office:value-type="float" office:value="0.00288200378417969" calcext:value-type="float">
            <text:p>2.88E-0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.04E+02</text:p>
          </table:table-cell>
          <table:table-cell office:value-type="float" office:value="0.00330924987792969" calcext:value-type="float">
            <text:p>3.31E-03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.05E+02</text:p>
          </table:table-cell>
          <table:table-cell office:value-type="float" office:value="0.00450515747070313" calcext:value-type="float">
            <text:p>4.51E-03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.06E+02</text:p>
          </table:table-cell>
          <table:table-cell office:value-type="float" office:value="0.00250244140625" calcext:value-type="float">
            <text:p>2.50E-03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.07E+02</text:p>
          </table:table-cell>
          <table:table-cell office:value-type="float" office:value="0.00221633911132812" calcext:value-type="float">
            <text:p>2.22E-03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.08E+02</text:p>
          </table:table-cell>
          <table:table-cell office:value-type="float" office:value="0.00289535522460937" calcext:value-type="float">
            <text:p>2.90E-03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.09E+02</text:p>
          </table:table-cell>
          <table:table-cell office:value-type="float" office:value="0.00228118896484375" calcext:value-type="float">
            <text:p>2.28E-03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.10E+02</text:p>
          </table:table-cell>
          <table:table-cell office:value-type="float" office:value="0.00339698791503906" calcext:value-type="float">
            <text:p>3.40E-03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.11E+02</text:p>
          </table:table-cell>
          <table:table-cell office:value-type="float" office:value="0.00287246704101562" calcext:value-type="float">
            <text:p>2.87E-03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.12E+02</text:p>
          </table:table-cell>
          <table:table-cell office:value-type="float" office:value="0.00279426574707031" calcext:value-type="float">
            <text:p>2.79E-03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.13E+02</text:p>
          </table:table-cell>
          <table:table-cell office:value-type="float" office:value="0.00391006469726562" calcext:value-type="float">
            <text:p>3.91E-03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.14E+02</text:p>
          </table:table-cell>
          <table:table-cell office:value-type="float" office:value="0.00377464294433594" calcext:value-type="float">
            <text:p>3.77E-03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.15E+02</text:p>
          </table:table-cell>
          <table:table-cell office:value-type="float" office:value="0.00371932983398437" calcext:value-type="float">
            <text:p>3.72E-0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.16E+02</text:p>
          </table:table-cell>
          <table:table-cell office:value-type="float" office:value="0.00320243835449219" calcext:value-type="float">
            <text:p>3.20E-0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.17E+02</text:p>
          </table:table-cell>
          <table:table-cell office:value-type="float" office:value="0.00276756286621094" calcext:value-type="float">
            <text:p>2.77E-0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.18E+02</text:p>
          </table:table-cell>
          <table:table-cell office:value-type="float" office:value="0.00268745422363281" calcext:value-type="float">
            <text:p>2.69E-03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.19E+02</text:p>
          </table:table-cell>
          <table:table-cell office:value-type="float" office:value="0.00246047973632812" calcext:value-type="float">
            <text:p>2.46E-0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.20E+02</text:p>
          </table:table-cell>
          <table:table-cell office:value-type="float" office:value="0.00271034240722656" calcext:value-type="float">
            <text:p>2.71E-03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.21E+02</text:p>
          </table:table-cell>
          <table:table-cell office:value-type="float" office:value="0.00285911560058594" calcext:value-type="float">
            <text:p>2.86E-03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.22E+02</text:p>
          </table:table-cell>
          <table:table-cell office:value-type="float" office:value="0.00245094299316406" calcext:value-type="float">
            <text:p>2.45E-03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.23E+02</text:p>
          </table:table-cell>
          <table:table-cell office:value-type="float" office:value="0.00228118896484375" calcext:value-type="float">
            <text:p>2.28E-0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.24E+02</text:p>
          </table:table-cell>
          <table:table-cell office:value-type="float" office:value="0.00315666198730469" calcext:value-type="float">
            <text:p>3.16E-03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.25E+02</text:p>
          </table:table-cell>
          <table:table-cell office:value-type="float" office:value="0.00220489501953125" calcext:value-type="float">
            <text:p>2.20E-03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.26E+02</text:p>
          </table:table-cell>
          <table:table-cell office:value-type="float" office:value="0.00300407409667969" calcext:value-type="float">
            <text:p>3.00E-03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.27E+02</text:p>
          </table:table-cell>
          <table:table-cell office:value-type="float" office:value="0.00310325622558594" calcext:value-type="float">
            <text:p>3.10E-03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.28E+02</text:p>
          </table:table-cell>
          <table:table-cell office:value-type="float" office:value="0.00353050231933594" calcext:value-type="float">
            <text:p>3.53E-03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.29E+02</text:p>
          </table:table-cell>
          <table:table-cell office:value-type="float" office:value="0.00283622741699219" calcext:value-type="float">
            <text:p>2.84E-03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.30E+02</text:p>
          </table:table-cell>
          <table:table-cell office:value-type="float" office:value="0.0023345947265625" calcext:value-type="float">
            <text:p>2.33E-03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.31E+02</text:p>
          </table:table-cell>
          <table:table-cell office:value-type="float" office:value="0.00216293334960937" calcext:value-type="float">
            <text:p>2.16E-03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.32E+02</text:p>
          </table:table-cell>
          <table:table-cell office:value-type="float" office:value="0.00385475158691406" calcext:value-type="float">
            <text:p>3.85E-0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.33E+02</text:p>
          </table:table-cell>
          <table:table-cell office:value-type="float" office:value="0.00282478332519531" calcext:value-type="float">
            <text:p>2.82E-0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.34E+02</text:p>
          </table:table-cell>
          <table:table-cell office:value-type="float" office:value="0.00307273864746094" calcext:value-type="float">
            <text:p>3.07E-03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.35E+02</text:p>
          </table:table-cell>
          <table:table-cell office:value-type="float" office:value="0.00266647338867187" calcext:value-type="float">
            <text:p>2.67E-03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.36E+02</text:p>
          </table:table-cell>
          <table:table-cell office:value-type="float" office:value="0.00216102600097656" calcext:value-type="float">
            <text:p>2.16E-03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.37E+02</text:p>
          </table:table-cell>
          <table:table-cell office:value-type="float" office:value="0.00222587585449219" calcext:value-type="float">
            <text:p>2.23E-03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.38E+02</text:p>
          </table:table-cell>
          <table:table-cell office:value-type="float" office:value="0.00284767150878906" calcext:value-type="float">
            <text:p>2.85E-03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.39E+02</text:p>
          </table:table-cell>
          <table:table-cell office:value-type="float" office:value="0.00243568420410156" calcext:value-type="float">
            <text:p>2.44E-03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.40E+02</text:p>
          </table:table-cell>
          <table:table-cell office:value-type="float" office:value="0.00261116027832031" calcext:value-type="float">
            <text:p>2.61E-03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.41E+02</text:p>
          </table:table-cell>
          <table:table-cell office:value-type="float" office:value="0.0024566650390625" calcext:value-type="float">
            <text:p>2.46E-03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.42E+02</text:p>
          </table:table-cell>
          <table:table-cell office:value-type="float" office:value="0.00378799438476562" calcext:value-type="float">
            <text:p>3.79E-03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.43E+02</text:p>
          </table:table-cell>
          <table:table-cell office:value-type="float" office:value="0.00188922882080078" calcext:value-type="float">
            <text:p>1.89E-0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.44E+02</text:p>
          </table:table-cell>
          <table:table-cell office:value-type="float" office:value="0.00285911560058594" calcext:value-type="float">
            <text:p>2.86E-03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.45E+02</text:p>
          </table:table-cell>
          <table:table-cell office:value-type="float" office:value="0.00220870971679687" calcext:value-type="float">
            <text:p>2.21E-03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.46E+02</text:p>
          </table:table-cell>
          <table:table-cell office:value-type="float" office:value="0.00229454040527344" calcext:value-type="float">
            <text:p>2.29E-0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.47E+02</text:p>
          </table:table-cell>
          <table:table-cell office:value-type="float" office:value="0.00238990783691406" calcext:value-type="float">
            <text:p>2.39E-0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.48E+02</text:p>
          </table:table-cell>
          <table:table-cell office:value-type="float" office:value="0.00208091735839844" calcext:value-type="float">
            <text:p>2.08E-0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.49E+02</text:p>
          </table:table-cell>
          <table:table-cell office:value-type="float" office:value="0.00222206115722656" calcext:value-type="float">
            <text:p>2.22E-03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.50E+02</text:p>
          </table:table-cell>
          <table:table-cell office:value-type="float" office:value="0.00269889831542969" calcext:value-type="float">
            <text:p>2.70E-03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.51E+02</text:p>
          </table:table-cell>
          <table:table-cell office:value-type="float" office:value="0.00229454040527344" calcext:value-type="float">
            <text:p>2.29E-03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.52E+02</text:p>
          </table:table-cell>
          <table:table-cell office:value-type="float" office:value="0.00362586975097656" calcext:value-type="float">
            <text:p>3.63E-03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.53E+02</text:p>
          </table:table-cell>
          <table:table-cell office:value-type="float" office:value="0.00309181213378906" calcext:value-type="float">
            <text:p>3.09E-03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.54E+02</text:p>
          </table:table-cell>
          <table:table-cell office:value-type="float" office:value="0.00247764587402344" calcext:value-type="float">
            <text:p>2.48E-0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.55E+02</text:p>
          </table:table-cell>
          <table:table-cell office:value-type="float" office:value="0.00184059143066406" calcext:value-type="float">
            <text:p>1.84E-03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.56E+02</text:p>
          </table:table-cell>
          <table:table-cell office:value-type="float" office:value="0.00287437438964844" calcext:value-type="float">
            <text:p>2.87E-03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.57E+02</text:p>
          </table:table-cell>
          <table:table-cell office:value-type="float" office:value="0.0019073486328125" calcext:value-type="float">
            <text:p>1.91E-03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.58E+02</text:p>
          </table:table-cell>
          <table:table-cell office:value-type="float" office:value="0.00261116027832031" calcext:value-type="float">
            <text:p>2.61E-03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.59E+02</text:p>
          </table:table-cell>
          <table:table-cell office:value-type="float" office:value="0.0024261474609375" calcext:value-type="float">
            <text:p>2.43E-0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.60E+02</text:p>
          </table:table-cell>
          <table:table-cell office:value-type="float" office:value="0.00174140930175781" calcext:value-type="float">
            <text:p>1.74E-03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.61E+02</text:p>
          </table:table-cell>
          <table:table-cell office:value-type="float" office:value="0.00224685668945312" calcext:value-type="float">
            <text:p>2.25E-03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.62E+02</text:p>
          </table:table-cell>
          <table:table-cell office:value-type="float" office:value="0.00265884399414062" calcext:value-type="float">
            <text:p>2.66E-03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.63E+02</text:p>
          </table:table-cell>
          <table:table-cell office:value-type="float" office:value="0.00288581848144531" calcext:value-type="float">
            <text:p>2.89E-0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.64E+02</text:p>
          </table:table-cell>
          <table:table-cell office:value-type="float" office:value="0.00229072570800781" calcext:value-type="float">
            <text:p>2.29E-03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.65E+02</text:p>
          </table:table-cell>
          <table:table-cell office:value-type="float" office:value="0.0018157958984375" calcext:value-type="float">
            <text:p>1.82E-03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.66E+02</text:p>
          </table:table-cell>
          <table:table-cell office:value-type="float" office:value="0.00208854675292969" calcext:value-type="float">
            <text:p>2.09E-03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.67E+02</text:p>
          </table:table-cell>
          <table:table-cell office:value-type="float" office:value="0.002410888671875" calcext:value-type="float">
            <text:p>2.41E-03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.68E+02</text:p>
          </table:table-cell>
          <table:table-cell office:value-type="float" office:value="0.00176906585693359" calcext:value-type="float">
            <text:p>1.77E-03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.69E+02</text:p>
          </table:table-cell>
          <table:table-cell office:value-type="float" office:value="0.00183486938476563" calcext:value-type="float">
            <text:p>1.83E-03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.70E+02</text:p>
          </table:table-cell>
          <table:table-cell office:value-type="float" office:value="0.00240516662597656" calcext:value-type="float">
            <text:p>2.41E-03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.71E+02</text:p>
          </table:table-cell>
          <table:table-cell office:value-type="float" office:value="0.00172138214111328" calcext:value-type="float">
            <text:p>1.72E-03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.72E+02</text:p>
          </table:table-cell>
          <table:table-cell office:value-type="float" office:value="0.001922607421875" calcext:value-type="float">
            <text:p>1.92E-03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.73E+02</text:p>
          </table:table-cell>
          <table:table-cell office:value-type="float" office:value="0.0022430419921875" calcext:value-type="float">
            <text:p>2.24E-03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.74E+02</text:p>
          </table:table-cell>
          <table:table-cell office:value-type="float" office:value="0.0022735595703125" calcext:value-type="float">
            <text:p>2.27E-03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.75E+02</text:p>
          </table:table-cell>
          <table:table-cell office:value-type="float" office:value="0.00191593170166016" calcext:value-type="float">
            <text:p>1.92E-03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.76E+02</text:p>
          </table:table-cell>
          <table:table-cell office:value-type="float" office:value="0.00165843963623047" calcext:value-type="float">
            <text:p>1.66E-03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.77E+02</text:p>
          </table:table-cell>
          <table:table-cell office:value-type="float" office:value="0.0020751953125" calcext:value-type="float">
            <text:p>2.08E-03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.78E+02</text:p>
          </table:table-cell>
          <table:table-cell office:value-type="float" office:value="0.00233078002929687" calcext:value-type="float">
            <text:p>2.33E-03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.79E+02</text:p>
          </table:table-cell>
          <table:table-cell office:value-type="float" office:value="0.00272178649902344" calcext:value-type="float">
            <text:p>2.72E-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.80E+02</text:p>
          </table:table-cell>
          <table:table-cell office:value-type="float" office:value="0.00194644927978516" calcext:value-type="float">
            <text:p>1.95E-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.81E+02</text:p>
          </table:table-cell>
          <table:table-cell office:value-type="float" office:value="0.00214767456054687" calcext:value-type="float">
            <text:p>2.15E-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.82E+02</text:p>
          </table:table-cell>
          <table:table-cell office:value-type="float" office:value="0.0016632080078125" calcext:value-type="float">
            <text:p>1.66E-03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.83E+02</text:p>
          </table:table-cell>
          <table:table-cell office:value-type="float" office:value="0.00218963623046875" calcext:value-type="float">
            <text:p>2.19E-0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.84E+02</text:p>
          </table:table-cell>
          <table:table-cell office:value-type="float" office:value="0.002197265625" calcext:value-type="float">
            <text:p>2.20E-03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.85E+02</text:p>
          </table:table-cell>
          <table:table-cell office:value-type="float" office:value="0.0018157958984375" calcext:value-type="float">
            <text:p>1.82E-03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.86E+02</text:p>
          </table:table-cell>
          <table:table-cell office:value-type="float" office:value="0.00181198120117188" calcext:value-type="float">
            <text:p>1.81E-03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.87E+02</text:p>
          </table:table-cell>
          <table:table-cell office:value-type="float" office:value="0.00238609313964844" calcext:value-type="float">
            <text:p>2.39E-03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.88E+02</text:p>
          </table:table-cell>
          <table:table-cell office:value-type="float" office:value="0.00195884704589844" calcext:value-type="float">
            <text:p>1.96E-03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.89E+02</text:p>
          </table:table-cell>
          <table:table-cell office:value-type="float" office:value="0.00154781341552734" calcext:value-type="float">
            <text:p>1.55E-03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.90E+02</text:p>
          </table:table-cell>
          <table:table-cell office:value-type="float" office:value="0.00163364410400391" calcext:value-type="float">
            <text:p>1.63E-03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.91E+02</text:p>
          </table:table-cell>
          <table:table-cell office:value-type="float" office:value="0.00137615203857422" calcext:value-type="float">
            <text:p>1.38E-03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.92E+02</text:p>
          </table:table-cell>
          <table:table-cell office:value-type="float" office:value="0.00188350677490234" calcext:value-type="float">
            <text:p>1.88E-0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.93E+02</text:p>
          </table:table-cell>
          <table:table-cell office:value-type="float" office:value="0.00210952758789062" calcext:value-type="float">
            <text:p>2.11E-0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.94E+02</text:p>
          </table:table-cell>
          <table:table-cell office:value-type="float" office:value="0.00201225280761719" calcext:value-type="float">
            <text:p>2.01E-03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.95E+02</text:p>
          </table:table-cell>
          <table:table-cell office:value-type="float" office:value="0.00212669372558594" calcext:value-type="float">
            <text:p>2.13E-03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.96E+02</text:p>
          </table:table-cell>
          <table:table-cell office:value-type="float" office:value="0.00146961212158203" calcext:value-type="float">
            <text:p>1.47E-03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.97E+02</text:p>
          </table:table-cell>
          <table:table-cell office:value-type="float" office:value="0.0013275146484375" calcext:value-type="float">
            <text:p>1.33E-03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.98E+02</text:p>
          </table:table-cell>
          <table:table-cell office:value-type="float" office:value="0.00135135650634766" calcext:value-type="float">
            <text:p>1.35E-03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.99E+02</text:p>
          </table:table-cell>
          <table:table-cell office:value-type="float" office:value="0.00152397155761719" calcext:value-type="float">
            <text:p>1.52E-0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.00E+03</text:p>
          </table:table-cell>
          <table:table-cell office:value-type="float" office:value="0.00162220001220703" calcext:value-type="float">
            <text:p>1.62E-03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.00E+03</text:p>
          </table:table-cell>
          <table:table-cell office:value-type="float" office:value="0.00188446044921875" calcext:value-type="float">
            <text:p>1.88E-0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.00E+03</text:p>
          </table:table-cell>
          <table:table-cell office:value-type="float" office:value="0.00152397155761719" calcext:value-type="float">
            <text:p>1.52E-03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.00E+03</text:p>
          </table:table-cell>
          <table:table-cell office:value-type="float" office:value="0.0020599365234375" calcext:value-type="float">
            <text:p>2.06E-03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.00E+03</text:p>
          </table:table-cell>
          <table:table-cell office:value-type="float" office:value="0.00167083740234375" calcext:value-type="float">
            <text:p>1.67E-03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.01E+03</text:p>
          </table:table-cell>
          <table:table-cell office:value-type="float" office:value="0.00175666809082031" calcext:value-type="float">
            <text:p>1.76E-03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.01E+03</text:p>
          </table:table-cell>
          <table:table-cell office:value-type="float" office:value="0.00162601470947266" calcext:value-type="float">
            <text:p>1.63E-03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.01E+03</text:p>
          </table:table-cell>
          <table:table-cell office:value-type="float" office:value="0.00193500518798828" calcext:value-type="float">
            <text:p>1.94E-03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.01E+03</text:p>
          </table:table-cell>
          <table:table-cell office:value-type="float" office:value="0.00176620483398438" calcext:value-type="float">
            <text:p>1.77E-03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.01E+03</text:p>
          </table:table-cell>
          <table:table-cell office:value-type="float" office:value="0.00170707702636719" calcext:value-type="float">
            <text:p>1.71E-03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.01E+03</text:p>
          </table:table-cell>
          <table:table-cell office:value-type="float" office:value="0.0012969970703125" calcext:value-type="float">
            <text:p>1.30E-03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.01E+03</text:p>
          </table:table-cell>
          <table:table-cell office:value-type="float" office:value="0.00217437744140625" calcext:value-type="float">
            <text:p>2.17E-03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.01E+03</text:p>
          </table:table-cell>
          <table:table-cell office:value-type="float" office:value="0.00187969207763672" calcext:value-type="float">
            <text:p>1.88E-03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.01E+03</text:p>
          </table:table-cell>
          <table:table-cell office:value-type="float" office:value="0.00142097473144531" calcext:value-type="float">
            <text:p>1.42E-03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.01E+03</text:p>
          </table:table-cell>
          <table:table-cell office:value-type="float" office:value="0.00202751159667969" calcext:value-type="float">
            <text:p>2.03E-03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.02E+03</text:p>
          </table:table-cell>
          <table:table-cell office:value-type="float" office:value="0.00195884704589844" calcext:value-type="float">
            <text:p>1.96E-03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.02E+03</text:p>
          </table:table-cell>
          <table:table-cell office:value-type="float" office:value="0.00218963623046875" calcext:value-type="float">
            <text:p>2.19E-03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.02E+03</text:p>
          </table:table-cell>
          <table:table-cell office:value-type="float" office:value="0.00158214569091797" calcext:value-type="float">
            <text:p>1.58E-03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.02E+03</text:p>
          </table:table-cell>
          <table:table-cell office:value-type="float" office:value="0.00301551818847656" calcext:value-type="float">
            <text:p>3.02E-03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.02E+03</text:p>
          </table:table-cell>
          <table:table-cell office:value-type="float" office:value="0.0016326904296875" calcext:value-type="float">
            <text:p>1.63E-03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.02E+03</text:p>
          </table:table-cell>
          <table:table-cell office:value-type="float" office:value="0.00148582458496094" calcext:value-type="float">
            <text:p>1.49E-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20:53.344816379</meta:creation-date>
    <dc:date>2020-05-18T16:00:54.381842408</dc:date>
    <meta:editing-duration>PT29M51S</meta:editing-duration>
    <meta:editing-cycles>1</meta:editing-cycles>
    <meta:document-statistic meta:table-count="1" meta:cell-count="214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:Sheet1.B1021 Sheet1.E1:Sheet1.E52" svg:x="0.32cm" svg:y="0.18cm" svg:width="12.508cm" svg:height="8.64cm">
          <chartooo:coordinate-region svg:x="2.053cm" svg:y="0.379cm" svg:width="10.0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21" chart:class="chart:scatter">
            <chart:domain table:cell-range-address="Sheet1.A1:Sheet1.A1021"/>
            <chart:data-point chart:repeated="1021"/>
          </chart:series>
          <chart:series chart:style-name="ch8" chart:values-cell-range-address="Sheet1.E1:Sheet1.E52" chart:class="chart:scatter">
            <chart:domain table:cell-range-address="Sheet1.D1:Sheet1.D52"/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21</svg:desc>
                </draw:g>
              </table:table-cell>
              <table:table-cell office:value-type="float" office:value="4.875">
                <text:p>4.875</text:p>
                <draw:g>
                  <svg:desc>Sheet1.B1:Sheet1.B1021</svg:desc>
                </draw:g>
              </table:table-cell>
              <table:table-cell office:value-type="float" office:value="0">
                <text:p>0</text:p>
                <draw:g>
                  <svg:desc>Sheet1.D1:Sheet1.D52</svg:desc>
                </draw:g>
              </table:table-cell>
              <table:table-cell office:value-type="float" office:value="4.96484375">
                <text:p>4.96484375</text:p>
                <draw:g>
                  <svg:desc>Sheet1.E1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296875">
                <text:p>4.9296875</text:p>
              </table:table-cell>
              <table:table-cell office:value-type="float" office:value="20">
                <text:p>20</text:p>
              </table:table-cell>
              <table:table-cell office:value-type="float" office:value="2.15625">
                <text:p>2.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716796875">
                <text:p>3.716796875</text:p>
              </table:table-cell>
              <table:table-cell office:value-type="float" office:value="40">
                <text:p>40</text:p>
              </table:table-cell>
              <table:table-cell office:value-type="float" office:value="1.98828125">
                <text:p>1.988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3203125">
                <text:p>3.33203125</text:p>
              </table:table-cell>
              <table:table-cell office:value-type="float" office:value="60">
                <text:p>60</text:p>
              </table:table-cell>
              <table:table-cell office:value-type="float" office:value="1.9453125">
                <text:p>1.94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00390625">
                <text:p>2.900390625</text:p>
              </table:table-cell>
              <table:table-cell office:value-type="float" office:value="80">
                <text:p>80</text:p>
              </table:table-cell>
              <table:table-cell office:value-type="float" office:value="1.9326171875">
                <text:p>1.9326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12890625">
                <text:p>2.712890625</text:p>
              </table:table-cell>
              <table:table-cell office:value-type="float" office:value="100">
                <text:p>100</text:p>
              </table:table-cell>
              <table:table-cell office:value-type="float" office:value="1.9033203125">
                <text:p>1.9033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556640625">
                <text:p>2.556640625</text:p>
              </table:table-cell>
              <table:table-cell office:value-type="float" office:value="120">
                <text:p>120</text:p>
              </table:table-cell>
              <table:table-cell office:value-type="float" office:value="1.8994140625">
                <text:p>1.89941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234375">
                <text:p>2.5234375</text:p>
              </table:table-cell>
              <table:table-cell office:value-type="float" office:value="140">
                <text:p>140</text:p>
              </table:table-cell>
              <table:table-cell office:value-type="float" office:value="1.9365234375">
                <text:p>1.93652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36328125">
                <text:p>2.36328125</text:p>
              </table:table-cell>
              <table:table-cell office:value-type="float" office:value="160">
                <text:p>160</text:p>
              </table:table-cell>
              <table:table-cell office:value-type="float" office:value="1.94140625">
                <text:p>1.941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318359375">
                <text:p>2.318359375</text:p>
              </table:table-cell>
              <table:table-cell office:value-type="float" office:value="180">
                <text:p>180</text:p>
              </table:table-cell>
              <table:table-cell office:value-type="float" office:value="1.994140625">
                <text:p>1.9941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279296875">
                <text:p>2.279296875</text:p>
              </table:table-cell>
              <table:table-cell office:value-type="float" office:value="200">
                <text:p>200</text:p>
              </table:table-cell>
              <table:table-cell office:value-type="float" office:value="1.9560546875">
                <text:p>1.9560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044921875">
                <text:p>2.044921875</text:p>
              </table:table-cell>
              <table:table-cell office:value-type="float" office:value="220">
                <text:p>220</text:p>
              </table:table-cell>
              <table:table-cell office:value-type="float" office:value="2.04296875">
                <text:p>2.042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341796875">
                <text:p>2.341796875</text:p>
              </table:table-cell>
              <table:table-cell office:value-type="float" office:value="240">
                <text:p>240</text:p>
              </table:table-cell>
              <table:table-cell office:value-type="float" office:value="2.080078125">
                <text:p>2.0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279296875">
                <text:p>2.279296875</text:p>
              </table:table-cell>
              <table:table-cell office:value-type="float" office:value="260">
                <text:p>260</text:p>
              </table:table-cell>
              <table:table-cell office:value-type="float" office:value="2.173828125">
                <text:p>2.1738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16015625">
                <text:p>2.16015625</text:p>
              </table:table-cell>
              <table:table-cell office:value-type="float" office:value="280">
                <text:p>280</text:p>
              </table:table-cell>
              <table:table-cell office:value-type="float" office:value="2.234375">
                <text:p>2.2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95703125">
                <text:p>2.095703125</text:p>
              </table:table-cell>
              <table:table-cell office:value-type="float" office:value="300">
                <text:p>300</text:p>
              </table:table-cell>
              <table:table-cell office:value-type="float" office:value="2.470703125">
                <text:p>2.4707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07421875">
                <text:p>2.07421875</text:p>
              </table:table-cell>
              <table:table-cell office:value-type="float" office:value="320">
                <text:p>320</text:p>
              </table:table-cell>
              <table:table-cell office:value-type="float" office:value="2.59375">
                <text:p>2.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8984375">
                <text:p>2.08984375</text:p>
              </table:table-cell>
              <table:table-cell office:value-type="float" office:value="340">
                <text:p>340</text:p>
              </table:table-cell>
              <table:table-cell office:value-type="float" office:value="2.67578125">
                <text:p>2.675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25390625">
                <text:p>2.25390625</text:p>
              </table:table-cell>
              <table:table-cell office:value-type="float" office:value="360">
                <text:p>360</text:p>
              </table:table-cell>
              <table:table-cell office:value-type="float" office:value="2.884765625">
                <text:p>2.88476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01953125">
                <text:p>2.01953125</text:p>
              </table:table-cell>
              <table:table-cell office:value-type="float" office:value="380">
                <text:p>380</text:p>
              </table:table-cell>
              <table:table-cell office:value-type="float" office:value="2.9375">
                <text:p>2.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0234375">
                <text:p>2.0234375</text:p>
              </table:table-cell>
              <table:table-cell office:value-type="float" office:value="400">
                <text:p>400</text:p>
              </table:table-cell>
              <table:table-cell office:value-type="float" office:value="3.1171875">
                <text:p>3.117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01171875">
                <text:p>2.01171875</text:p>
              </table:table-cell>
              <table:table-cell office:value-type="float" office:value="420">
                <text:p>420</text:p>
              </table:table-cell>
              <table:table-cell office:value-type="float" office:value="3.330078125">
                <text:p>3.33007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0078125">
                <text:p>2.0078125</text:p>
              </table:table-cell>
              <table:table-cell office:value-type="float" office:value="440">
                <text:p>440</text:p>
              </table:table-cell>
              <table:table-cell office:value-type="float" office:value="3.51953125">
                <text:p>3.519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10546875">
                <text:p>2.10546875</text:p>
              </table:table-cell>
              <table:table-cell office:value-type="float" office:value="460">
                <text:p>460</text:p>
              </table:table-cell>
              <table:table-cell office:value-type="float" office:value="3.7421875">
                <text:p>3.742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05859375">
                <text:p>2.05859375</text:p>
              </table:table-cell>
              <table:table-cell office:value-type="float" office:value="480">
                <text:p>480</text:p>
              </table:table-cell>
              <table:table-cell office:value-type="float" office:value="3.787109375">
                <text:p>3.78710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068359375">
                <text:p>2.068359375</text:p>
              </table:table-cell>
              <table:table-cell office:value-type="float" office:value="500">
                <text:p>500</text:p>
              </table:table-cell>
              <table:table-cell office:value-type="float" office:value="4.00390625">
                <text:p>4.003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111328125">
                <text:p>2.111328125</text:p>
              </table:table-cell>
              <table:table-cell office:value-type="float" office:value="520">
                <text:p>520</text:p>
              </table:table-cell>
              <table:table-cell office:value-type="float" office:value="4.16015625">
                <text:p>4.1601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869140625">
                <text:p>1.869140625</text:p>
              </table:table-cell>
              <table:table-cell office:value-type="float" office:value="540">
                <text:p>540</text:p>
              </table:table-cell>
              <table:table-cell office:value-type="float" office:value="4.25390625">
                <text:p>4.2539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8994140625">
                <text:p>1.8994140625</text:p>
              </table:table-cell>
              <table:table-cell office:value-type="float" office:value="560">
                <text:p>560</text:p>
              </table:table-cell>
              <table:table-cell office:value-type="float" office:value="4.37109375">
                <text:p>4.3710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90234375">
                <text:p>1.90234375</text:p>
              </table:table-cell>
              <table:table-cell office:value-type="float" office:value="580">
                <text:p>580</text:p>
              </table:table-cell>
              <table:table-cell office:value-type="float" office:value="4.4140625">
                <text:p>4.414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7861328125">
                <text:p>1.7861328125</text:p>
              </table:table-cell>
              <table:table-cell office:value-type="float" office:value="600">
                <text:p>600</text:p>
              </table:table-cell>
              <table:table-cell office:value-type="float" office:value="4.55859375">
                <text:p>4.5585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849609375">
                <text:p>1.849609375</text:p>
              </table:table-cell>
              <table:table-cell office:value-type="float" office:value="620">
                <text:p>620</text:p>
              </table:table-cell>
              <table:table-cell office:value-type="float" office:value="4.63671875">
                <text:p>4.636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8779296875">
                <text:p>1.8779296875</text:p>
              </table:table-cell>
              <table:table-cell office:value-type="float" office:value="640">
                <text:p>640</text:p>
              </table:table-cell>
              <table:table-cell office:value-type="float" office:value="4.8125">
                <text:p>4.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935546875">
                <text:p>1.935546875</text:p>
              </table:table-cell>
              <table:table-cell office:value-type="float" office:value="660">
                <text:p>660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8427734375">
                <text:p>1.8427734375</text:p>
              </table:table-cell>
              <table:table-cell office:value-type="float" office:value="680">
                <text:p>680</text:p>
              </table:table-cell>
              <table:table-cell office:value-type="float" office:value="4.92578125">
                <text:p>4.9257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8779296875">
                <text:p>1.8779296875</text:p>
              </table:table-cell>
              <table:table-cell office:value-type="float" office:value="700">
                <text:p>700</text:p>
              </table:table-cell>
              <table:table-cell office:value-type="float" office:value="5.1484375">
                <text:p>5.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9013671875">
                <text:p>1.9013671875</text:p>
              </table:table-cell>
              <table:table-cell office:value-type="float" office:value="720">
                <text:p>720</text:p>
              </table:table-cell>
              <table:table-cell office:value-type="float" office:value="5.078125">
                <text:p>5.07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76953125">
                <text:p>1.76953125</text:p>
              </table:table-cell>
              <table:table-cell office:value-type="float" office:value="740">
                <text:p>740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83203125">
                <text:p>1.83203125</text:p>
              </table:table-cell>
              <table:table-cell office:value-type="float" office:value="760">
                <text:p>760</text:p>
              </table:table-cell>
              <table:table-cell office:value-type="float" office:value="5.43359375">
                <text:p>5.43359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7919921875">
                <text:p>1.7919921875</text:p>
              </table:table-cell>
              <table:table-cell office:value-type="float" office:value="780">
                <text:p>780</text:p>
              </table:table-cell>
              <table:table-cell office:value-type="float" office:value="5.40234375">
                <text:p>5.402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677734375">
                <text:p>1.677734375</text:p>
              </table:table-cell>
              <table:table-cell office:value-type="float" office:value="800">
                <text:p>800</text:p>
              </table:table-cell>
              <table:table-cell office:value-type="float" office:value="5.51953125">
                <text:p>5.5195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8173828125">
                <text:p>1.8173828125</text:p>
              </table:table-cell>
              <table:table-cell office:value-type="float" office:value="820">
                <text:p>820</text:p>
              </table:table-cell>
              <table:table-cell office:value-type="float" office:value="5.4296875">
                <text:p>5.429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8779296875">
                <text:p>1.8779296875</text:p>
              </table:table-cell>
              <table:table-cell office:value-type="float" office:value="840">
                <text:p>840</text:p>
              </table:table-cell>
              <table:table-cell office:value-type="float" office:value="5.546875">
                <text:p>5.54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8564453125">
                <text:p>1.8564453125</text:p>
              </table:table-cell>
              <table:table-cell office:value-type="float" office:value="860">
                <text:p>860</text:p>
              </table:table-cell>
              <table:table-cell office:value-type="float" office:value="5.57421875">
                <text:p>5.5742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8701171875">
                <text:p>1.8701171875</text:p>
              </table:table-cell>
              <table:table-cell office:value-type="float" office:value="880">
                <text:p>880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8349609375">
                <text:p>1.8349609375</text:p>
              </table:table-cell>
              <table:table-cell office:value-type="float" office:value="900">
                <text:p>900</text:p>
              </table:table-cell>
              <table:table-cell office:value-type="float" office:value="5.76953125">
                <text:p>5.769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9072265625">
                <text:p>1.9072265625</text:p>
              </table:table-cell>
              <table:table-cell office:value-type="float" office:value="920">
                <text:p>920</text:p>
              </table:table-cell>
              <table:table-cell office:value-type="float" office:value="5.85546875">
                <text:p>5.85546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7373046875">
                <text:p>1.7373046875</text:p>
              </table:table-cell>
              <table:table-cell office:value-type="float" office:value="940">
                <text:p>940</text:p>
              </table:table-cell>
              <table:table-cell office:value-type="float" office:value="5.921875">
                <text:p>5.9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7734375">
                <text:p>1.7734375</text:p>
              </table:table-cell>
              <table:table-cell office:value-type="float" office:value="960">
                <text:p>960</text:p>
              </table:table-cell>
              <table:table-cell office:value-type="float" office:value="5.90234375">
                <text:p>5.902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8701171875">
                <text:p>1.8701171875</text:p>
              </table:table-cell>
              <table:table-cell office:value-type="float" office:value="980">
                <text:p>980</text:p>
              </table:table-cell>
              <table:table-cell office:value-type="float" office:value="5.98828125">
                <text:p>5.988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810546875">
                <text:p>1.810546875</text:p>
              </table:table-cell>
              <table:table-cell office:value-type="float" office:value="1000">
                <text:p>1000</text:p>
              </table:table-cell>
              <table:table-cell office:value-type="float" office:value="6.01953125">
                <text:p>6.0195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8095703125">
                <text:p>1.8095703125</text:p>
              </table:table-cell>
              <table:table-cell office:value-type="float" office:value="1020">
                <text:p>1020</text:p>
              </table:table-cell>
              <table:table-cell office:value-type="float" office:value="6.12109375">
                <text:p>6.121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7705078125">
                <text:p>1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9296875">
                <text:p>1.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7060546875">
                <text:p>1.70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6328125">
                <text:p>1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919921875">
                <text:p>1.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7451171875">
                <text:p>1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6474609375">
                <text:p>1.6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70703125">
                <text:p>1.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8408203125">
                <text:p>1.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73046875">
                <text:p>1.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791015625">
                <text:p>1.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744140625">
                <text:p>1.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6923828125">
                <text:p>1.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7294921875">
                <text:p>1.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7275390625">
                <text:p>1.7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5234375">
                <text:p>1.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646484375">
                <text:p>1.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701171875">
                <text:p>1.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78125">
                <text:p>1.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7314453125">
                <text:p>1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6630859375">
                <text:p>1.6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4443359375">
                <text:p>1.44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650390625">
                <text:p>1.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5625">
                <text:p>1.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7470703125">
                <text:p>1.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6669921875">
                <text:p>1.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6640625">
                <text:p>1.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681640625">
                <text:p>1.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6650390625">
                <text:p>1.6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478515625">
                <text:p>1.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640625">
                <text:p>1.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5673828125">
                <text:p>1.5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7265625">
                <text:p>1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7275390625">
                <text:p>1.7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5732421875">
                <text:p>1.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6630859375">
                <text:p>1.6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650390625">
                <text:p>1.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634765625">
                <text:p>1.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552734375">
                <text:p>1.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5244140625">
                <text:p>1.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556640625">
                <text:p>1.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6083984375">
                <text:p>1.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5517578125">
                <text:p>1.5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6787109375">
                <text:p>1.6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392578125">
                <text:p>1.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6201171875">
                <text:p>1.6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619140625">
                <text:p>1.6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615234375">
                <text:p>1.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57421875">
                <text:p>1.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5673828125">
                <text:p>1.5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5556640625">
                <text:p>1.5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5263671875">
                <text:p>1.5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46484375">
                <text:p>1.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587890625">
                <text:p>1.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6318359375">
                <text:p>1.6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41796875">
                <text:p>1.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6083984375">
                <text:p>1.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5654296875">
                <text:p>1.5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5107421875">
                <text:p>1.5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5615234375">
                <text:p>1.5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37890625">
                <text:p>1.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4990234375">
                <text:p>1.4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5546875">
                <text:p>1.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5146484375">
                <text:p>1.51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5126953125">
                <text:p>1.5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60546875">
                <text:p>1.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4912109375">
                <text:p>1.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5341796875">
                <text:p>1.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5244140625">
                <text:p>1.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515625">
                <text:p>1.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404296875">
                <text:p>1.4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4951171875">
                <text:p>1.4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46484375">
                <text:p>1.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4248046875">
                <text:p>1.4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4931640625">
                <text:p>1.4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4169921875">
                <text:p>1.4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4326171875">
                <text:p>1.4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478515625">
                <text:p>1.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28125">
                <text:p>1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5185546875">
                <text:p>1.5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4248046875">
                <text:p>1.4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3818359375">
                <text:p>1.3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48828125">
                <text:p>1.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466796875">
                <text:p>1.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4521484375">
                <text:p>1.4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4150390625">
                <text:p>1.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251953125">
                <text:p>1.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244140625">
                <text:p>1.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478515625">
                <text:p>1.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5361328125">
                <text:p>1.5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4775390625">
                <text:p>1.4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4326171875">
                <text:p>1.4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2998046875">
                <text:p>1.2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349609375">
                <text:p>1.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3740234375">
                <text:p>1.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287109375">
                <text:p>1.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4287109375">
                <text:p>1.4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5439453125">
                <text:p>1.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404296875">
                <text:p>1.4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4521484375">
                <text:p>1.4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306640625">
                <text:p>1.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341796875">
                <text:p>1.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4521484375">
                <text:p>1.4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359375">
                <text:p>1.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3203125">
                <text:p>1.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3115234375">
                <text:p>1.3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3505859375">
                <text:p>1.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4482421875">
                <text:p>1.4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3125">
                <text:p>1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3740234375">
                <text:p>1.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328125">
                <text:p>1.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291015625">
                <text:p>1.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3671875">
                <text:p>1.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2412109375">
                <text:p>1.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3544921875">
                <text:p>1.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3427734375">
                <text:p>1.3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2529296875">
                <text:p>1.2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2431640625">
                <text:p>1.2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28125">
                <text:p>1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2626953125">
                <text:p>1.2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3837890625">
                <text:p>1.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3671875">
                <text:p>1.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3525390625">
                <text:p>1.35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337890625">
                <text:p>1.3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365234375">
                <text:p>1.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3505859375">
                <text:p>1.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1015625">
                <text:p>1.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263671875">
                <text:p>1.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279296875">
                <text:p>1.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3837890625">
                <text:p>1.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3603515625">
                <text:p>1.3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322265625">
                <text:p>1.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234375">
                <text:p>1.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2451171875">
                <text:p>1.2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314453125">
                <text:p>1.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2041015625">
                <text:p>1.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189453125">
                <text:p>1.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2412109375">
                <text:p>1.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162109375">
                <text:p>1.1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283203125">
                <text:p>1.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1611328125">
                <text:p>1.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173828125">
                <text:p>1.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154296875">
                <text:p>1.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2109375">
                <text:p>1.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2197265625">
                <text:p>1.2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1962890625">
                <text:p>1.1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1923828125">
                <text:p>1.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2939453125">
                <text:p>1.2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1728515625">
                <text:p>1.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119140625">
                <text:p>1.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169921875">
                <text:p>1.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2197265625">
                <text:p>1.2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17578125">
                <text:p>1.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095703125">
                <text:p>1.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1708984375">
                <text:p>1.1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1328125">
                <text:p>1.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19921875">
                <text:p>1.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16015625">
                <text:p>1.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1064453125">
                <text:p>1.1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1611328125">
                <text:p>1.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2373046875">
                <text:p>1.2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0869140625">
                <text:p>1.08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1005859375">
                <text:p>1.1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1298828125">
                <text:p>1.12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091796875">
                <text:p>1.0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1162109375">
                <text:p>1.11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98681640625">
                <text:p>0.98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0263671875">
                <text:p>1.0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2607421875">
                <text:p>1.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1171875">
                <text:p>1.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025390625">
                <text:p>1.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14453125">
                <text:p>1.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92724609375">
                <text:p>0.92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2451171875">
                <text:p>1.2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.0361328125">
                <text:p>1.0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0986328125">
                <text:p>1.0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1396484375">
                <text:p>1.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9677734375">
                <text:p>0.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0380859375">
                <text:p>1.03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05078125">
                <text:p>1.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138671875">
                <text:p>1.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921875">
                <text:p>0.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0693359375">
                <text:p>1.0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1259765625">
                <text:p>0.912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078125">
                <text:p>1.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0400390625">
                <text:p>1.0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97509765625">
                <text:p>0.97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99072265625">
                <text:p>0.99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0166015625">
                <text:p>1.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94140625">
                <text:p>0.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0234375">
                <text:p>1.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6484375">
                <text:p>0.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96728515625">
                <text:p>0.96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82470703125">
                <text:p>0.82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2333984375">
                <text:p>0.92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4580078125">
                <text:p>0.94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9140625">
                <text:p>0.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0546875">
                <text:p>1.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044921875">
                <text:p>1.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89453125">
                <text:p>0.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91943359375">
                <text:p>0.91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83837890625">
                <text:p>0.8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.0498046875">
                <text:p>1.04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92919921875">
                <text:p>0.92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81689453125">
                <text:p>0.81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4189453125">
                <text:p>0.9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89794921875">
                <text:p>0.89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83154296875">
                <text:p>0.83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74267578125">
                <text:p>0.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82666015625">
                <text:p>0.82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81201171875">
                <text:p>0.8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7265625">
                <text:p>0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84423828125">
                <text:p>0.844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59912109375">
                <text:p>0.59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75927734375">
                <text:p>0.759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81201171875">
                <text:p>0.8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89697265625">
                <text:p>0.89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69140625">
                <text:p>0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83349609375">
                <text:p>0.83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69970703125">
                <text:p>0.6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1015625">
                <text:p>0.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75048828125">
                <text:p>0.75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67333984375">
                <text:p>0.6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75634765625">
                <text:p>0.75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84912109375">
                <text:p>0.8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63720703125">
                <text:p>0.63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67724609375">
                <text:p>0.6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73828125">
                <text:p>0.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62841796875">
                <text:p>0.62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68505859375">
                <text:p>0.6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53369140625">
                <text:p>0.53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66357421875">
                <text:p>0.66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60693359375">
                <text:p>0.60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67919921875">
                <text:p>0.6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63818359375">
                <text:p>0.63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68017578125">
                <text:p>0.6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62255859375">
                <text:p>0.6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59716796875">
                <text:p>0.59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63330078125">
                <text:p>0.63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51220703125">
                <text:p>0.51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515625">
                <text:p>0.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52294921875">
                <text:p>0.52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5546875">
                <text:p>0.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59130859375">
                <text:p>0.59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53173828125">
                <text:p>0.53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442626953125">
                <text:p>0.442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430908203125">
                <text:p>0.43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50634765625">
                <text:p>0.5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442138671875">
                <text:p>0.442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48291015625">
                <text:p>0.48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4736328125">
                <text:p>0.4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37451171875">
                <text:p>0.3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374267578125">
                <text:p>0.3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40478515625">
                <text:p>0.40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49609375">
                <text:p>0.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4482421875">
                <text:p>0.4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39892578125">
                <text:p>0.39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401611328125">
                <text:p>0.40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427001953125">
                <text:p>0.42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40234375">
                <text:p>0.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430419921875">
                <text:p>0.430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418701171875">
                <text:p>0.41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370361328125">
                <text:p>0.370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4931640625">
                <text:p>0.4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44140625">
                <text:p>0.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3955078125">
                <text:p>0.39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338134765625">
                <text:p>0.3381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383056640625">
                <text:p>0.383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408447265625">
                <text:p>0.408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458251953125">
                <text:p>0.45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365966796875">
                <text:p>0.365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335205078125">
                <text:p>0.3352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34912109375">
                <text:p>0.3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4931640625">
                <text:p>0.4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37744140625">
                <text:p>0.37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302490234375">
                <text:p>0.302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433349609375">
                <text:p>0.433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394287109375">
                <text:p>0.394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323486328125">
                <text:p>0.32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375732421875">
                <text:p>0.37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301513671875">
                <text:p>0.301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27294921875">
                <text:p>0.2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24560546875">
                <text:p>0.2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348876953125">
                <text:p>0.348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287841796875">
                <text:p>0.28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34228515625">
                <text:p>0.34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3525390625">
                <text:p>0.35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30029296875">
                <text:p>0.3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262939453125">
                <text:p>0.262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238037109375">
                <text:p>0.238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329833984375">
                <text:p>0.329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25390625">
                <text:p>0.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281005859375">
                <text:p>0.281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26123046875">
                <text:p>0.2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2431640625">
                <text:p>0.2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227294921875">
                <text:p>0.22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211181640625">
                <text:p>0.211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266357421875">
                <text:p>0.266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282470703125">
                <text:p>0.282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256591796875">
                <text:p>0.256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28515625">
                <text:p>0.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2332763671875">
                <text:p>0.2332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1817626953125">
                <text:p>0.181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235595703125">
                <text:p>0.235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202880859375">
                <text:p>0.202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21875">
                <text:p>0.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2232666015625">
                <text:p>0.2232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2122802734375">
                <text:p>0.212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23681640625">
                <text:p>0.2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2265625">
                <text:p>0.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2100830078125">
                <text:p>0.2100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175537109375">
                <text:p>0.175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2149658203125">
                <text:p>0.2149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2000732421875">
                <text:p>0.2000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197021484375">
                <text:p>0.19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276611328125">
                <text:p>0.276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1871337890625">
                <text:p>0.18713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176025390625">
                <text:p>0.1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193603515625">
                <text:p>0.193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185302734375">
                <text:p>0.185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2032470703125">
                <text:p>0.2032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190673828125">
                <text:p>0.190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195068359375">
                <text:p>0.195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1640625">
                <text:p>0.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21435546875">
                <text:p>0.2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1705322265625">
                <text:p>0.1705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1507568359375">
                <text:p>0.1507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183837890625">
                <text:p>0.18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2158203125">
                <text:p>0.2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20556640625">
                <text:p>0.20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130615234375">
                <text:p>0.13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149169921875">
                <text:p>0.149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1474609375">
                <text:p>0.1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1439208984375">
                <text:p>0.14392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154052734375">
                <text:p>0.154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1484375">
                <text:p>0.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165283203125">
                <text:p>0.165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1485595703125">
                <text:p>0.1485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1553955078125">
                <text:p>0.15539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1387939453125">
                <text:p>0.138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1435546875">
                <text:p>0.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1505126953125">
                <text:p>0.1505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10443115234375">
                <text:p>0.10443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1513671875">
                <text:p>0.1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10833740234375">
                <text:p>0.1083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13671875">
                <text:p>0.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10089111328125">
                <text:p>0.100891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1636962890625">
                <text:p>0.163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1318359375">
                <text:p>0.1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1488037109375">
                <text:p>0.1488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10345458984375">
                <text:p>0.10345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1046142578125">
                <text:p>0.1046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10186767578125">
                <text:p>0.1018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10894775390625">
                <text:p>0.10894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9930419921875">
                <text:p>0.09930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11285400390625">
                <text:p>0.1128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1070556640625">
                <text:p>0.1070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9954833984375">
                <text:p>0.0995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9674072265625">
                <text:p>0.096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933837890625">
                <text:p>0.093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9600830078125">
                <text:p>0.09600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10028076171875">
                <text:p>0.1002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972900390625">
                <text:p>0.09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972900390625">
                <text:p>0.09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11077880859375">
                <text:p>0.1107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8154296875">
                <text:p>0.08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887451171875">
                <text:p>0.088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329345703125">
                <text:p>0.06329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938720703125">
                <text:p>0.0938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9051513671875">
                <text:p>0.09051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77880859375">
                <text:p>0.07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1025390625">
                <text:p>0.1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89111328125">
                <text:p>0.0891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1009521484375">
                <text:p>0.1009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635986328125">
                <text:p>0.0635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6787109375">
                <text:p>0.06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775146484375">
                <text:p>0.07751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5975341796875">
                <text:p>0.059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6475830078125">
                <text:p>0.064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81787109375">
                <text:p>0.081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667724609375">
                <text:p>0.066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6121826171875">
                <text:p>0.061218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67626953125">
                <text:p>0.056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59326171875">
                <text:p>0.059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5633544921875">
                <text:p>0.0563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54107666015625">
                <text:p>0.05410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6097412109375">
                <text:p>0.0609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5438232421875">
                <text:p>0.05438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672607421875">
                <text:p>0.067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61767578125">
                <text:p>0.061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8858642578125">
                <text:p>0.048858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54107666015625">
                <text:p>0.05410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5035400390625">
                <text:p>0.0503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54901123046875">
                <text:p>0.054901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5035400390625">
                <text:p>0.0503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4791259765625">
                <text:p>0.047912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57220458984375">
                <text:p>0.057220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67138671875">
                <text:p>0.06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48065185546875">
                <text:p>0.048065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450439453125">
                <text:p>0.0450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58380126953125">
                <text:p>0.058380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6103515625">
                <text:p>0.06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447998046875">
                <text:p>0.0447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538330078125">
                <text:p>0.0538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53863525390625">
                <text:p>0.0538635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5548095703125">
                <text:p>0.05548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34515380859375">
                <text:p>0.0345153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44281005859375">
                <text:p>0.044281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5035400390625">
                <text:p>0.0503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5633544921875">
                <text:p>0.0563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42388916015625">
                <text:p>0.0423889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5352783203125">
                <text:p>0.05352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4461669921875">
                <text:p>0.04461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56060791015625">
                <text:p>0.056060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42236328125">
                <text:p>0.042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44403076171875">
                <text:p>0.044403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4046630859375">
                <text:p>0.04046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45989990234375">
                <text:p>0.045989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42144775390625">
                <text:p>0.042144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4461669921875">
                <text:p>0.04461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4296875">
                <text:p>0.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37261962890625">
                <text:p>0.037261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33477783203125">
                <text:p>0.0334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38848876953125">
                <text:p>0.038848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42633056640625">
                <text:p>0.042633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3887939453125">
                <text:p>0.0388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270233154296875">
                <text:p>0.0270233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4461669921875">
                <text:p>0.04461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44769287109375">
                <text:p>0.044769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32440185546875">
                <text:p>0.032440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340576171875">
                <text:p>0.03405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265960693359375">
                <text:p>0.0265960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330810546875">
                <text:p>0.03308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2886962890625">
                <text:p>0.0288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33538818359375">
                <text:p>0.033538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5706787109375">
                <text:p>0.05706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26947021484375">
                <text:p>0.02694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2911376953125">
                <text:p>0.029113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32135009765625">
                <text:p>0.032135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34271240234375">
                <text:p>0.0342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292816162109375">
                <text:p>0.02928161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3485107421875">
                <text:p>0.03485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298614501953125">
                <text:p>0.0298614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37933349609375">
                <text:p>0.037933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3076171875">
                <text:p>0.03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220947265625">
                <text:p>0.022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338134765625">
                <text:p>0.03381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292510986328125">
                <text:p>0.0292510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3265380859375">
                <text:p>0.032653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214385986328125">
                <text:p>0.0214385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26702880859375">
                <text:p>0.026702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22491455078125">
                <text:p>0.0224914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279541015625">
                <text:p>0.02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29632568359375">
                <text:p>0.02963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219573974609375">
                <text:p>0.02195739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234832763671875">
                <text:p>0.0234832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249176025390625">
                <text:p>0.02491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191802978515625">
                <text:p>0.0191802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208892822265625">
                <text:p>0.0208892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265960693359375">
                <text:p>0.0265960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244598388671875">
                <text:p>0.0244598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236968994140625">
                <text:p>0.0236968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1898193359375">
                <text:p>0.01898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260772705078125">
                <text:p>0.0260772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188751220703125">
                <text:p>0.0188751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176544189453125">
                <text:p>0.017654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218658447265625">
                <text:p>0.0218658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207672119140625">
                <text:p>0.020767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22705078125">
                <text:p>0.022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19287109375">
                <text:p>0.019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186614990234375">
                <text:p>0.0186614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145416259765625">
                <text:p>0.01454162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174102783203125">
                <text:p>0.0174102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2154541015625">
                <text:p>0.02154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182647705078125">
                <text:p>0.018264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20477294921875">
                <text:p>0.0204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2398681640625">
                <text:p>0.02398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16571044921875">
                <text:p>0.01657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22125244140625">
                <text:p>0.02212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162506103515625">
                <text:p>0.0162506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2020263671875">
                <text:p>0.02020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157928466796875">
                <text:p>0.015792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156707763671875">
                <text:p>0.0156707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14556884765625">
                <text:p>0.01455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235443115234375">
                <text:p>0.0235443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238800048828125">
                <text:p>0.02388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14556884765625">
                <text:p>0.01455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153961181640625">
                <text:p>0.0153961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16571044921875">
                <text:p>0.01657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142059326171875">
                <text:p>0.0142059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201568603515625">
                <text:p>0.0201568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1959228515625">
                <text:p>0.01959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140457153320313">
                <text:p>0.01404571533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203399658203125">
                <text:p>0.0203399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154342651367188">
                <text:p>0.0154342651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145111083984375">
                <text:p>0.0145111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162506103515625">
                <text:p>0.0162506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17730712890625">
                <text:p>0.017730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144805908203125">
                <text:p>0.0144805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157928466796875">
                <text:p>0.015792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154800415039063">
                <text:p>0.01548004150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213165283203125">
                <text:p>0.0213165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1617431640625">
                <text:p>0.01617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14190673828125">
                <text:p>0.014190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160675048828125">
                <text:p>0.0160675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140838623046875">
                <text:p>0.0140838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184173583984375">
                <text:p>0.01841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176849365234375">
                <text:p>0.0176849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17791748046875">
                <text:p>0.017791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142669677734375">
                <text:p>0.014266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152587890625">
                <text:p>0.0152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17181396484375">
                <text:p>0.01718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126495361328125">
                <text:p>0.0126495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15380859375">
                <text:p>0.0153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1324462890625">
                <text:p>0.0132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17852783203125">
                <text:p>0.017852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11993408203125">
                <text:p>0.011993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108489990234375">
                <text:p>0.0108489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109634399414063">
                <text:p>0.010963439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137863159179688">
                <text:p>0.0137863159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1080322265625">
                <text:p>0.0108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13458251953125">
                <text:p>0.01345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0994110107421875">
                <text:p>0.00994110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134658813476563">
                <text:p>0.01346588134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126266479492188">
                <text:p>0.012626647949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128326416015625">
                <text:p>0.012832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120391845703125">
                <text:p>0.0120391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129623413085938">
                <text:p>0.0129623413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125045776367188">
                <text:p>0.0125045776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151214599609375">
                <text:p>0.01512145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130462646484375">
                <text:p>0.0130462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145797729492188">
                <text:p>0.014579772949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125732421875">
                <text:p>0.012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1092529296875">
                <text:p>0.01092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1025390625">
                <text:p>0.01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092315673828125">
                <text:p>0.0092315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121536254882813">
                <text:p>0.01215362548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137786865234375">
                <text:p>0.0137786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106887817382813">
                <text:p>0.01068878173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126495361328125">
                <text:p>0.0126495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1141357421875">
                <text:p>0.01141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13275146484375">
                <text:p>0.0132751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1043701171875">
                <text:p>0.01043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110397338867188">
                <text:p>0.01103973388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116424560546875">
                <text:p>0.011642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128860473632813">
                <text:p>0.01288604736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0905609130859375">
                <text:p>0.00905609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0933837890625">
                <text:p>0.0093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118026733398438">
                <text:p>0.011802673339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0962066650390625">
                <text:p>0.00962066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0948333740234375">
                <text:p>0.0094833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10040283203125">
                <text:p>0.010040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0768280029296875">
                <text:p>0.0076828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109024047851563">
                <text:p>0.01090240478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087738037109375">
                <text:p>0.0087738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117111206054688">
                <text:p>0.01171112060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116424560546875">
                <text:p>0.011642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116729736328125">
                <text:p>0.0116729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148086547851563">
                <text:p>0.01480865478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110015869140625">
                <text:p>0.01100158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00942230224609375">
                <text:p>0.00942230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0114288330078125">
                <text:p>0.0114288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0082855224609375">
                <text:p>0.0082855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079803466796875">
                <text:p>0.0079803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0104217529296875">
                <text:p>0.0104217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0089874267578125">
                <text:p>0.00898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00855255126953125">
                <text:p>0.00855255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0118331909179688">
                <text:p>0.0118331909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0077972412109375">
                <text:p>0.007797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00945281982421875">
                <text:p>0.00945281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00927734375">
                <text:p>0.009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00905609130859375">
                <text:p>0.00905609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0100631713867188">
                <text:p>0.01006317138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101242065429688">
                <text:p>0.0101242065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0104446411132813">
                <text:p>0.01044464111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0111007690429688">
                <text:p>0.0111007690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00936126708984375">
                <text:p>0.0093612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00799560546875">
                <text:p>0.00799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008880615234375">
                <text:p>0.00888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00878143310546875">
                <text:p>0.00878143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0090789794921875">
                <text:p>0.0090789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00838470458984375">
                <text:p>0.00838470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00754165649414063">
                <text:p>0.0075416564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084381103515625">
                <text:p>0.008438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00688552856445313">
                <text:p>0.006885528564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00688934326171875">
                <text:p>0.00688934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0078582763671875">
                <text:p>0.0078582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0134658813476563">
                <text:p>0.01346588134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0511550903320313">
                <text:p>0.005115509033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0080718994140625">
                <text:p>0.0080718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00806427001953125">
                <text:p>0.0080642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00721359252929688">
                <text:p>0.007213592529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008209228515625">
                <text:p>0.008209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08941650390625">
                <text:p>0.008941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007476806640625">
                <text:p>0.00747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0086212158203125">
                <text:p>0.0086212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00676727294921875">
                <text:p>0.0067672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0088958740234375">
                <text:p>0.0088958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00655364990234375">
                <text:p>0.00655364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00701904296875">
                <text:p>0.00701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072021484375">
                <text:p>0.00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00827789306640625">
                <text:p>0.00827789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006927490234375">
                <text:p>0.00692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0661849975585938">
                <text:p>0.006618499755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00968170166015625">
                <text:p>0.0096817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00803375244140625">
                <text:p>0.0080337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0750350952148438">
                <text:p>0.007503509521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00678634643554688">
                <text:p>0.006786346435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00841522216796875">
                <text:p>0.0084152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0066986083984375">
                <text:p>0.006698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00633621215820313">
                <text:p>0.006336212158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00969696044921875">
                <text:p>0.00969696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00780105590820313">
                <text:p>0.007801055908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0551223754882813">
                <text:p>0.005512237548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00723648071289063">
                <text:p>0.0072364807128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00627899169921875">
                <text:p>0.00627899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00656509399414063">
                <text:p>0.0065650939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0745391845703125">
                <text:p>0.00745391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00666046142578125">
                <text:p>0.00666046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00789642333984375">
                <text:p>0.00789642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0078125">
                <text:p>0.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00566482543945313">
                <text:p>0.005664825439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00709915161132813">
                <text:p>0.007099151611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0598907470703125">
                <text:p>0.0059890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00686264038085938">
                <text:p>0.00686264038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00537490844726563">
                <text:p>0.0053749084472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00584793090820313">
                <text:p>0.005847930908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0069580078125">
                <text:p>0.0069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007110595703125">
                <text:p>0.007110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00699615478515625">
                <text:p>0.0069961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00516891479492188">
                <text:p>0.0051689147949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00774765014648438">
                <text:p>0.00774765014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00634765625">
                <text:p>0.0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059814453125">
                <text:p>0.0059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00554275512695313">
                <text:p>0.005542755126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00702285766601563">
                <text:p>0.00702285766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00780868530273438">
                <text:p>0.00780868530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005523681640625">
                <text:p>0.00552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0061492919921875">
                <text:p>0.0061492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00600814819335938">
                <text:p>0.006008148193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00524520874023438">
                <text:p>0.005245208740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00665283203125">
                <text:p>0.00665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00597381591796875">
                <text:p>0.0059738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0836181640625">
                <text:p>0.00836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00664901733398438">
                <text:p>0.0066490173339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00754547119140625">
                <text:p>0.00754547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0056304931640625">
                <text:p>0.0056304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0084991455078125">
                <text:p>0.00849914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00452804565429688">
                <text:p>0.00452804565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00529861450195313">
                <text:p>0.005298614501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00612258911132813">
                <text:p>0.006122589111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00669097900390625">
                <text:p>0.0066909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00634384155273438">
                <text:p>0.00634384155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0567626953125">
                <text:p>0.0056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00577545166015625">
                <text:p>0.00577545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00659942626953125">
                <text:p>0.00659942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00538253784179688">
                <text:p>0.00538253784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00534439086914063">
                <text:p>0.00534439086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0040130615234375">
                <text:p>0.004013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005767822265625">
                <text:p>0.005767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00543594360351563">
                <text:p>0.005435943603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00454330444335938">
                <text:p>0.004543304443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00539016723632813">
                <text:p>0.005390167236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0592041015625">
                <text:p>0.0059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00384902954101562">
                <text:p>0.00384902954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004730224609375">
                <text:p>0.004730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00488662719726563">
                <text:p>0.0048866271972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00513076782226563">
                <text:p>0.0051307678222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00577545166015625">
                <text:p>0.00577545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00519943237304688">
                <text:p>0.00519943237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0054168701171875">
                <text:p>0.005416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0054779052734375">
                <text:p>0.0054779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00695419311523438">
                <text:p>0.006954193115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0630569458007813">
                <text:p>0.006305694580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00605392456054688">
                <text:p>0.006053924560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00504302978515625">
                <text:p>0.00504302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00555801391601563">
                <text:p>0.00555801391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00508880615234375">
                <text:p>0.0050888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00562286376953125">
                <text:p>0.005622863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00466156005859375">
                <text:p>0.00466156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00557327270507813">
                <text:p>0.005573272705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0056304931640625">
                <text:p>0.0056304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00369071960449219">
                <text:p>0.00369071960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0380325317382812">
                <text:p>0.0038032531738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0062408447265625">
                <text:p>0.0062408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00461196899414063">
                <text:p>0.0046119689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00604248046875">
                <text:p>0.00604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0046539306640625">
                <text:p>0.0046539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006927490234375">
                <text:p>0.00692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00490951538085938">
                <text:p>0.00490951538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004180908203125">
                <text:p>0.0041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00560760498046875">
                <text:p>0.005607604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00396728515625">
                <text:p>0.00396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0812530517578125">
                <text:p>0.00812530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00303268432617187">
                <text:p>0.0030326843261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00408935546875">
                <text:p>0.004089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00654220581054688">
                <text:p>0.006542205810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00620269775390625">
                <text:p>0.006202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00381851196289062">
                <text:p>0.0038185119628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00513076782226563">
                <text:p>0.0051307678222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0042877197265625">
                <text:p>0.004287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005889892578125">
                <text:p>0.005889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00431442260742188">
                <text:p>0.004314422607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0446319580078125">
                <text:p>0.00446319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00696563720703125">
                <text:p>0.00696563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00437164306640625">
                <text:p>0.0043716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00401687622070313">
                <text:p>0.004016876220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00405120849609375">
                <text:p>0.0040512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00490570068359375">
                <text:p>0.00490570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00452804565429688">
                <text:p>0.00452804565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0422286987304688">
                <text:p>0.00422286987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00357818603515625">
                <text:p>0.00357818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00346183776855469">
                <text:p>0.0034618377685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490951538085938">
                <text:p>0.00490951538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00388717651367187">
                <text:p>0.0038871765136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0042266845703125">
                <text:p>0.004226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00450515747070313">
                <text:p>0.004505157470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00550079345703125">
                <text:p>0.00550079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00399398803710937">
                <text:p>0.0039939880371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0050811767578125">
                <text:p>0.0050811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00312042236328125">
                <text:p>0.00312042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00341224670410156">
                <text:p>0.003412246704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00409317016601563">
                <text:p>0.00409317016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042572021484375">
                <text:p>0.00425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0037384033203125">
                <text:p>0.00373840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00345802307128906">
                <text:p>0.0034580230712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00413894653320313">
                <text:p>0.004138946533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00405120849609375">
                <text:p>0.0040512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00478363037109375">
                <text:p>0.00478363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00279998779296875">
                <text:p>0.00279998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00389289855957031">
                <text:p>0.003892898559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00481796264648438">
                <text:p>0.00481796264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00455856323242188">
                <text:p>0.004558563232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0442886352539063">
                <text:p>0.004428863525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00366401672363281">
                <text:p>0.003664016723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00376319885253906">
                <text:p>0.00376319885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0036773681640625">
                <text:p>0.00367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00343894958496094">
                <text:p>0.00343894958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00530624389648438">
                <text:p>0.00530624389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00317764282226562">
                <text:p>0.00317764282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00473403930664063">
                <text:p>0.0047340393066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0036163330078125">
                <text:p>0.0036163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00369071960449219">
                <text:p>0.00369071960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349807739257812">
                <text:p>0.0034980773925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00266265869140625">
                <text:p>0.002662658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00503921508789063">
                <text:p>0.0050392150878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00466537475585938">
                <text:p>0.004665374755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0044403076171875">
                <text:p>0.0044403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00318145751953125">
                <text:p>0.00318145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00571060180664063">
                <text:p>0.0057106018066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00379180908203125">
                <text:p>0.003791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00371551513671875">
                <text:p>0.00371551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00616455078125">
                <text:p>0.006164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337982177734375">
                <text:p>0.00337982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00285530090332031">
                <text:p>0.0028553009033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00329780578613281">
                <text:p>0.003297805786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00320053100585937">
                <text:p>0.0032005310058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00296783447265625">
                <text:p>0.00296783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003204345703125">
                <text:p>0.003204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00353813171386719">
                <text:p>0.0035381317138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00362396240234375">
                <text:p>0.00362396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00353622436523437">
                <text:p>0.0035362243652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003326416015625">
                <text:p>0.00332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030975341796875">
                <text:p>0.00309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00374794006347656">
                <text:p>0.0037479400634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00325584411621094">
                <text:p>0.00325584411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0038909912109375">
                <text:p>0.0038909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00276756286621094">
                <text:p>0.00276756286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00365638732910156">
                <text:p>0.003656387329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00262641906738281">
                <text:p>0.002626419067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00421142578125">
                <text:p>0.0042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0023651123046875">
                <text:p>0.0023651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00346183776855469">
                <text:p>0.0034618377685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299263000488281">
                <text:p>0.0029926300048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00385093688964844">
                <text:p>0.003850936889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00285720825195312">
                <text:p>0.0028572082519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00339889526367187">
                <text:p>0.0033988952636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00302314758300781">
                <text:p>0.0030231475830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00292205810546875">
                <text:p>0.002922058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00314712524414062">
                <text:p>0.0031471252441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0306129455566406">
                <text:p>0.0030612945556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0384712219238281">
                <text:p>0.003847122192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0386238098144531">
                <text:p>0.003862380981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296974182128906">
                <text:p>0.0029697418212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297355651855469">
                <text:p>0.0029735565185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0257110595703125">
                <text:p>0.00257110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304794311523437">
                <text:p>0.0030479431152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0286674499511719">
                <text:p>0.002866744995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242424011230469">
                <text:p>0.002424240112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026397705078125">
                <text:p>0.002639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382614135742187">
                <text:p>0.0038261413574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327682495117187">
                <text:p>0.0032768249511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313377380371094">
                <text:p>0.003133773803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382423400878906">
                <text:p>0.003824234008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289535522460937">
                <text:p>0.0028953552246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00259590148925781">
                <text:p>0.0025959014892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00306320190429687">
                <text:p>0.0030632019042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00288200378417969">
                <text:p>0.00288200378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00330924987792969">
                <text:p>0.0033092498779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00450515747070313">
                <text:p>0.004505157470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00250244140625">
                <text:p>0.00250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00221633911132812">
                <text:p>0.0022163391113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00289535522460937">
                <text:p>0.0028953552246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228118896484375">
                <text:p>0.00228118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00339698791503906">
                <text:p>0.003396987915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00287246704101562">
                <text:p>0.00287246704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00279426574707031">
                <text:p>0.002794265747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00391006469726562">
                <text:p>0.003910064697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00377464294433594">
                <text:p>0.003774642944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00371932983398437">
                <text:p>0.0037193298339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00320243835449219">
                <text:p>0.0032024383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00276756286621094">
                <text:p>0.00276756286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00268745422363281">
                <text:p>0.002687454223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0246047973632812">
                <text:p>0.0024604797363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00271034240722656">
                <text:p>0.0027103424072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00285911560058594">
                <text:p>0.00285911560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00245094299316406">
                <text:p>0.002450942993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00228118896484375">
                <text:p>0.00228118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00315666198730469">
                <text:p>0.0031566619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00300407409667969">
                <text:p>0.003004074096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00310325622558594">
                <text:p>0.00310325622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00353050231933594">
                <text:p>0.00353050231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283622741699219">
                <text:p>0.00283622741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0023345947265625">
                <text:p>0.0023345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00385475158691406">
                <text:p>0.0038547515869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00282478332519531">
                <text:p>0.0028247833251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00307273864746094">
                <text:p>0.0030727386474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00266647338867187">
                <text:p>0.0026664733886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00216102600097656">
                <text:p>0.002161026000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00284767150878906">
                <text:p>0.002847671508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243568420410156">
                <text:p>0.002435684204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00261116027832031">
                <text:p>0.0026111602783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0024566650390625">
                <text:p>0.0024566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00378799438476562">
                <text:p>0.0037879943847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00188922882080078">
                <text:p>0.0018892288208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00285911560058594">
                <text:p>0.00285911560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00220870971679687">
                <text:p>0.0022087097167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00229454040527344">
                <text:p>0.0022945404052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00238990783691406">
                <text:p>0.0023899078369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00208091735839844">
                <text:p>0.0020809173583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00269889831542969">
                <text:p>0.0026988983154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00229454040527344">
                <text:p>0.0022945404052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00362586975097656">
                <text:p>0.003625869750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00309181213378906">
                <text:p>0.003091812133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00247764587402344">
                <text:p>0.002477645874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00184059143066406">
                <text:p>0.0018405914306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00287437438964844">
                <text:p>0.002874374389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0019073486328125">
                <text:p>0.00190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00261116027832031">
                <text:p>0.0026111602783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024261474609375">
                <text:p>0.0024261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00174140930175781">
                <text:p>0.0017414093017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00224685668945312">
                <text:p>0.0022468566894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00265884399414062">
                <text:p>0.0026588439941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00288581848144531">
                <text:p>0.002885818481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00229072570800781">
                <text:p>0.0022907257080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0018157958984375">
                <text:p>0.001815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00208854675292969">
                <text:p>0.0020885467529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002410888671875">
                <text:p>0.002410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00176906585693359">
                <text:p>0.0017690658569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183486938476563">
                <text:p>0.001834869384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00240516662597656">
                <text:p>0.002405166625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00172138214111328">
                <text:p>0.0017213821411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001922607421875">
                <text:p>0.00192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0022735595703125">
                <text:p>0.0022735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00191593170166016">
                <text:p>0.0019159317016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00165843963623047">
                <text:p>0.0016584396362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0020751953125">
                <text:p>0.0020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00233078002929687">
                <text:p>0.0023307800292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0272178649902344">
                <text:p>0.00272178649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00194644927978516">
                <text:p>0.0019464492797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00214767456054687">
                <text:p>0.0021476745605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0016632080078125">
                <text:p>0.001663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00218963623046875">
                <text:p>0.00218963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002197265625">
                <text:p>0.002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0018157958984375">
                <text:p>0.001815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00181198120117188">
                <text:p>0.0018119812011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00238609313964844">
                <text:p>0.002386093139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00195884704589844">
                <text:p>0.001958847045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0154781341552734">
                <text:p>0.0015478134155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00163364410400391">
                <text:p>0.0016336441040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00137615203857422">
                <text:p>0.0013761520385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00188350677490234">
                <text:p>0.001883506774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00210952758789062">
                <text:p>0.0021095275878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00201225280761719">
                <text:p>0.002012252807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00212669372558594">
                <text:p>0.00212669372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00146961212158203">
                <text:p>0.0014696121215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0013275146484375">
                <text:p>0.00132751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00135135650634766">
                <text:p>0.00135135650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0152397155761719">
                <text:p>0.001523971557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00162220001220703">
                <text:p>0.001622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.00188446044921875">
                <text:p>0.00188446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.00152397155761719">
                <text:p>0.001523971557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0.0020599365234375">
                <text:p>0.0020599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0.00167083740234375">
                <text:p>0.0016708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.00175666809082031">
                <text:p>0.0017566680908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0.00162601470947266">
                <text:p>0.0016260147094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0.00193500518798828">
                <text:p>0.0019350051879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.00176620483398438">
                <text:p>0.0017662048339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.00170707702636719">
                <text:p>0.0017070770263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0.0012969970703125">
                <text:p>0.001296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0.00217437744140625">
                <text:p>0.00217437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.00187969207763672">
                <text:p>0.0018796920776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0.00142097473144531">
                <text:p>0.001420974731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0.00202751159667969">
                <text:p>0.002027511596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0.00195884704589844">
                <text:p>0.001958847045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.00218963623046875">
                <text:p>0.00218963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0.00158214569091797">
                <text:p>0.00158214569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0.00301551818847656">
                <text:p>0.0030155181884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0.0016326904296875">
                <text:p>0.001632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0.00148582458496094">
                <text:p>0.00148582458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